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Pictures/1000000000000640000004B02C5236E4.png" manifest:media-type="image/png"/>
  <manifest:file-entry manifest:full-path="Pictures/10000000000000200000002000309F1C.png" manifest:media-type="image/png"/>
  <manifest:file-entry manifest:full-path="Pictures/10000201000001F40000008F5F5575FF.png" manifest:media-type="image/png"/>
  <manifest:file-entry manifest:full-path="Pictures/1000000000000064000000373C10483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ole-draw-aspect="1"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fill="none" draw:textarea-horizontal-align="justify" draw:textarea-vertical-align="middle" draw:auto-grow-height="false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stroke="none" svg:stroke-color="#8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svg:stroke-color="#c0c0c0" draw:fill="none"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marker-end-width="0.203cm" draw:fill="solid" draw:fill-color="#e6e6e6" draw:textarea-horizontal-align="justify" draw:textarea-vertical-align="middle" draw:auto-grow-height="false"/>
    </style:style>
    <style:style style:name="gr10" style:family="graphic" style:parent-style-name="standard">
      <style:graphic-properties svg:stroke-width="0.102cm" draw:marker-start-width="0.352cm" draw:marker-end-width="0.355cm" draw:fill="solid" draw:fill-color="#e6e6e6" draw:textarea-horizontal-align="justify" draw:textarea-vertical-align="middle" draw:auto-grow-height="false" fo:padding-top="0.175cm" fo:padding-bottom="0.175cm" fo:padding-left="0.3cm" fo:padding-right="0.3cm"/>
    </style:style>
    <style:style style:name="gr11" style:family="graphic" style:parent-style-name="standard">
      <style:graphic-properties draw:stroke="none" svg:stroke-color="#000000" draw:marker-end-width="0.203cm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>
      <style:graphic-properties svg:stroke-width="0.102cm" draw:marker-start-width="0.352cm" draw:marker-end-width="0.352cm" draw:fill="solid" draw:fill-color="#e6e6e6" draw:textarea-horizontal-align="justify" draw:textarea-vertical-align="middle" draw:auto-grow-height="false" fo:padding-top="0.175cm" fo:padding-bottom="0.175cm" fo:padding-left="0.3cm" fo:padding-right="0.3cm"/>
    </style:style>
    <style:style style:name="gr13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14" style:family="graphic" style:parent-style-name="objectwithoutfill">
      <style:graphic-properties svg:stroke-width="0.152cm" draw:marker-start-width="0.427cm" draw:marker-end="Arrow" draw:marker-end-width="0.43cm" draw:fill="none" draw:textarea-horizontal-align="center" draw:textarea-vertical-align="middle" fo:padding-top="0.2cm" fo:padding-bottom="0.2cm" fo:padding-left="0.325cm" fo:padding-right="0.325cm"/>
    </style:style>
    <style:style style:name="gr15" style:family="graphic" style:parent-style-name="standard">
      <style:graphic-properties draw:stroke="none" svg:stroke-color="#000000" draw:marker-end-width="0.203cm" draw:fill="none" draw:fill-color="#ffffff" draw:textarea-horizontal-align="left" draw:auto-grow-height="true" draw:auto-grow-width="false" fo:min-height="7.606cm" fo:min-width="3.193cm"/>
    </style:style>
    <style:style style:name="gr16" style:family="graphic" style:parent-style-name="objectwithoutfill">
      <style:graphic-properties svg:stroke-color="#800000" draw:marker-end="Arrow" draw:marker-end-width="0.203cm" draw:fill="none" draw:textarea-horizontal-align="center" draw:textarea-vertical-align="middle"/>
    </style:style>
    <style:style style:name="gr17" style:family="graphic" style:parent-style-name="standard">
      <style:graphic-properties svg:stroke-width="0.051cm" svg:stroke-color="#008000" draw:marker-start-width="0.276cm" draw:marker-end-width="0.279cm" draw:fill="solid" draw:fill-color="#e6e6e6" draw:textarea-horizontal-align="justify" draw:textarea-vertical-align="middle" draw:auto-grow-height="false" fo:padding-top="0.15cm" fo:padding-bottom="0.15cm" fo:padding-left="0.275cm" fo:padding-right="0.275cm"/>
    </style:style>
    <style:style style:name="gr18" style:family="graphic" style:parent-style-name="standard">
      <style:graphic-properties draw:stroke="none" svg:stroke-color="#000000" draw:marker-end-width="0.203cm" draw:fill="none" draw:fill-color="#ffffff" draw:textarea-horizontal-align="left" draw:auto-grow-height="true" draw:auto-grow-width="false" fo:min-height="0.784cm" fo:min-width="3.193cm"/>
    </style:style>
    <style:style style:name="gr19" style:family="graphic" style:parent-style-name="standard">
      <style:graphic-properties draw:marker-end-width="0.203cm" draw:fill="solid" draw:fill-color="#666666" draw:textarea-horizontal-align="justify" draw:textarea-vertical-align="middle" draw:auto-grow-height="false"/>
    </style:style>
    <style:style style:name="gr20" style:family="graphic" style:parent-style-name="standard">
      <style:graphic-properties svg:stroke-width="0.051cm" svg:stroke-color="#4c4c4c" draw:marker-start-width="0.276cm" draw:marker-end-width="0.279cm" draw:fill="solid" draw:fill-color="#666666" draw:textarea-horizontal-align="justify" draw:textarea-vertical-align="middle" draw:auto-grow-height="false" fo:padding-top="0.15cm" fo:padding-bottom="0.15cm" fo:padding-left="0.275cm" fo:padding-right="0.275cm"/>
    </style:style>
    <style:style style:name="gr21" style:family="graphic" style:parent-style-name="standard">
      <style:graphic-properties svg:stroke-width="0cm" draw:marker-start-width="0.2cm" draw:marker-end-width="0.203cm" draw:fill="solid" draw:fill-color="#e6e6e6" draw:textarea-horizontal-align="justify" draw:textarea-vertical-align="middle" draw:auto-grow-height="false" fo:padding-top="0.125cm" fo:padding-bottom="0.125cm" fo:padding-left="0.25cm" fo:padding-right="0.25cm"/>
    </style:style>
    <style:style style:name="gr22" style:family="graphic" style:parent-style-name="standard">
      <style:graphic-properties svg:stroke-width="0cm" draw:marker-start-width="0.2cm" draw:marker-end-width="0.2cm" draw:fill="solid" draw:fill-color="#e6e6e6" draw:textarea-horizontal-align="justify" draw:textarea-vertical-align="middle" draw:auto-grow-height="false" fo:padding-top="0.125cm" fo:padding-bottom="0.125cm" fo:padding-left="0.25cm" fo:padding-right="0.25cm"/>
    </style:style>
    <style:style style:name="gr23" style:family="graphic" style:parent-style-name="standard">
      <style:graphic-properties svg:stroke-color="#808080" draw:fill="none" draw:textarea-horizontal-align="justify" draw:textarea-vertical-align="middle" draw:auto-grow-height="false"/>
    </style:style>
    <style:style style:name="gr24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75cm" fo:min-width="0cm"/>
    </style:style>
    <style:style style:name="pr1" style:family="presentation" style:parent-style-name="Kyodai_25_20Presentation-title">
      <style:graphic-properties fo:min-height="3.256cm"/>
    </style:style>
    <style:style style:name="pr2" style:family="presentation" style:parent-style-name="Kyodai_25_20Presentation-subtitle">
      <style:graphic-properties draw:fill-color="#ffffff" draw:auto-grow-height="true" fo:min-height="3.7cm"/>
    </style:style>
    <style:style style:name="pr3" style:family="presentation" style:parent-style-name="Kyodai_25_20Presentation-notes">
      <style:graphic-properties draw:fill-color="#ffffff" draw:auto-grow-height="true" fo:min-height="12.573cm"/>
    </style:style>
    <style:style style:name="pr4" style:family="presentation" style:parent-style-name="Kyodai_25_20Presentation-title">
      <style:graphic-properties fo:min-height="3.237cm"/>
    </style:style>
    <style:style style:name="pr5" style:family="presentation" style:parent-style-name="Kyodai_25_20Presentation-outline1">
      <style:graphic-properties fo:min-height="13.86cm"/>
    </style:style>
    <style:style style:name="pr6" style:family="presentation" style:parent-style-name="Kyodai_25_20Presentation-notes">
      <style:graphic-properties draw:fill-color="#ffffff" fo:min-height="12.572cm"/>
    </style:style>
    <style:style style:name="pr7" style:family="presentation" style:parent-style-name="Kyodai_25_20Presentation-title">
      <style:graphic-properties fo:min-height="2.987cm"/>
    </style:style>
    <style:style style:name="pr8" style:family="presentation" style:parent-style-name="Kyodai_25_20Presentation-outline1">
      <style:graphic-properties fo:min-height="13.61cm"/>
    </style:style>
    <style:style style:name="pr9" style:family="presentation" style:parent-style-name="Kyodai_25_20Presentation-notes">
      <style:graphic-properties draw:fill-color="#ffffff" fo:min-height="12.322cm"/>
    </style:style>
    <style:style style:name="pr10" style:family="presentation" style:parent-style-name="Kyodai_25_20Presentation-outline1">
      <style:graphic-properties fo:min-height="0.635cm"/>
    </style:style>
    <style:style style:name="pr11" style:family="presentation" style:parent-style-name="Kyodai_25_20Presentation-outline1">
      <style:graphic-properties fo:min-height="1.27cm"/>
    </style:style>
    <style:style style:name="pr12" style:family="presentation" style:parent-style-name="Kyodai_25_20Presentation-outline1">
      <style:graphic-properties fo:min-height="0.001cm"/>
    </style:style>
    <style:style style:name="pr13" style:family="presentation" style:parent-style-name="Kyodai_25_20Presentation-outline1">
      <style:graphic-properties fo:min-height="4.445cm"/>
    </style:style>
    <style:style style:name="pr14" style:family="presentation" style:parent-style-name="Kyodai_25_20Presentation-outline1">
      <style:graphic-properties fo:min-height="12.05cm"/>
    </style:style>
    <style:style style:name="P1" style:family="paragraph">
      <style:text-properties fo:font-size="36pt" style:font-size-asian="36pt" style:font-size-complex="36pt"/>
    </style:style>
    <style:style style:name="P2" style:family="paragraph">
      <style:text-properties fo:font-size="28pt" style:font-family-asian="TakaoGothic" style:font-style-name-asian="Regular" style:font-family-generic-asian="swiss" style:font-pitch-asian="variable" style:font-size-asian="28pt" style:font-size-complex="28pt"/>
    </style:style>
    <style:style style:name="P3" style:family="paragraph">
      <style:text-properties style:font-size-asian="20pt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color="#000080" fo:font-family="arial" style:font-family-generic="swiss" fo:font-size="24pt" style:font-family-asian="TakaoGothic" style:font-family-generic-asian="swiss" style:font-pitch-asian="variable" style:font-size-asian="24pt" style:font-size-complex="24pt"/>
    </style:style>
    <style:style style:name="P6" style:family="paragraph">
      <style:paragraph-properties fo:text-align="center"/>
    </style:style>
    <style:style style:name="P7" style:family="paragraph">
      <style:paragraph-properties fo:text-align="center"/>
      <style:text-properties fo:color="#800000" fo:font-size="24pt" style:font-size-asian="24pt" style:font-size-complex="24pt"/>
    </style:style>
    <style:style style:name="P8" style:family="paragraph">
      <style:paragraph-properties fo:text-align="center"/>
      <style:text-properties fo:color="#800000"/>
    </style:style>
    <style:style style:name="P9" style:family="paragraph">
      <style:text-properties fo:color="#800000" fo:font-size="18pt" style:font-size-asian="18pt" style:font-size-complex="18pt"/>
    </style:style>
    <style:style style:name="P10" style:family="paragraph">
      <style:text-properties fo:color="#000080" fo:font-size="18pt" style:font-size-asian="18pt" style:font-size-complex="18pt"/>
    </style:style>
    <style:style style:name="P11" style:family="paragraph">
      <style:text-properties fo:color="#000080" fo:font-size="18pt" style:font-family-asian="Takaoゴシック" style:font-pitch-asian="variable" style:font-size-asian="18pt" style:font-size-complex="18pt"/>
    </style:style>
    <style:style style:name="P12" style:family="paragraph">
      <style:text-properties fo:font-size="18pt"/>
    </style:style>
    <style:style style:name="P13" style:family="paragraph">
      <style:text-properties fo:font-size="20pt"/>
    </style:style>
    <style:style style:name="P14" style:family="paragraph">
      <style:paragraph-properties fo:text-align="center"/>
      <style:text-properties fo:font-size="28pt" style:font-size-asian="28pt" style:font-size-complex="28pt"/>
    </style:style>
    <style:style style:name="P15" style:family="paragraph">
      <style:paragraph-properties fo:text-align="center"/>
      <style:text-properties fo:font-size="24pt" style:font-size-asian="24pt" style:font-size-complex="28pt"/>
    </style:style>
    <style:style style:name="P16" style:family="paragraph">
      <style:text-properties fo:font-size="28pt" style:font-size-asian="28pt" style:font-size-complex="28pt"/>
    </style:style>
    <style:style style:name="P17" style:family="paragraph">
      <style:paragraph-properties fo:text-align="center"/>
      <style:text-properties fo:font-size="25pt" style:font-size-asian="25pt" style:font-size-complex="25pt"/>
    </style:style>
    <style:style style:name="P18" style:family="paragraph">
      <style:paragraph-properties fo:text-align="start"/>
      <style:text-properties fo:font-family="Arial" style:font-style-name="Normal" style:font-family-generic="swiss" style:font-pitch="variable" fo:font-size="24pt" style:font-family-asian="TakaoGothic" style:font-family-generic-asian="swiss" style:font-pitch-asian="variable" style:font-size-asian="24pt" style:font-size-complex="24pt"/>
    </style:style>
    <style:style style:name="P19" style:family="paragraph">
      <style:paragraph-properties fo:text-align="center"/>
      <style:text-properties fo:font-size="24pt" style:font-size-asian="24pt" style:font-size-complex="24pt"/>
    </style:style>
    <style:style style:name="P20" style:family="paragraph">
      <style:text-properties fo:color="#000080" fo:font-size="28pt" style:font-size-asian="28pt" style:font-size-complex="28pt"/>
    </style:style>
    <style:style style:name="P21" style:family="paragraph">
      <style:text-properties fo:font-size="21pt" style:font-size-asian="21pt" style:font-size-complex="22pt"/>
    </style:style>
    <style:style style:name="P22" style:family="paragraph">
      <style:paragraph-properties fo:text-align="center"/>
      <style:text-properties style:use-window-font-color="true" fo:font-size="28pt" style:font-size-asian="28pt" style:font-size-complex="28pt"/>
    </style:style>
    <style:style style:name="P23" style:family="paragraph">
      <style:paragraph-properties fo:text-align="center"/>
      <style:text-properties fo:font-size="24pt" style:font-size-asian="28pt" style:font-size-complex="28pt"/>
    </style:style>
    <style:style style:name="P24" style:family="paragraph">
      <style:text-properties style:use-window-font-color="true" fo:font-size="28pt" style:font-size-asian="28pt" style:font-size-complex="28pt"/>
    </style:style>
    <style:style style:name="P25" style:family="paragraph">
      <style:text-properties style:use-window-font-color="true" fo:font-size="19pt" style:font-size-asian="19pt" style:font-size-complex="19pt"/>
    </style:style>
    <style:style style:name="P26" style:family="paragraph">
      <style:text-properties style:use-window-font-color="true" fo:font-size="20pt" style:font-size-asian="20pt" style:font-size-complex="20pt"/>
    </style:style>
    <style:style style:name="P27" style:family="paragraph">
      <style:text-properties fo:font-size="26pt" style:font-size-asian="26pt" style:font-size-complex="26pt"/>
    </style:style>
    <style:style style:name="P28" style:family="paragraph">
      <style:text-properties fo:color="#008000" fo:font-size="26pt" style:text-underline-style="solid" style:text-underline-width="auto" style:text-underline-color="font-color" style:font-size-asian="26pt" style:font-size-complex="26pt"/>
    </style:style>
    <style:style style:name="P29" style:family="paragraph">
      <style:text-properties fo:color="#008000" fo:font-size="26pt" style:font-size-asian="26pt" style:font-size-complex="26pt"/>
    </style:style>
    <style:style style:name="P30" style:family="paragraph">
      <style:text-properties fo:color="#008000" style:text-line-through-style="solid" fo:font-size="26pt" style:font-size-asian="26pt" style:font-size-complex="26pt"/>
    </style:style>
    <style:style style:name="P31" style:family="paragraph">
      <style:text-properties fo:font-size="22pt" style:font-size-asian="22pt" style:font-size-complex="22pt"/>
    </style:style>
    <style:style style:name="P32" style:family="paragraph">
      <style:text-properties fo:color="#800000" fo:font-size="28pt" style:font-size-asian="28pt" style:font-size-complex="28pt"/>
    </style:style>
    <style:style style:name="P33" style:family="paragraph">
      <style:text-properties fo:font-size="22pt" style:font-size-asian="18pt" style:font-size-complex="18pt"/>
    </style:style>
    <style:style style:name="P34" style:family="paragraph">
      <style:text-properties fo:font-size="22pt" style:text-underline-style="solid" style:text-underline-width="auto" style:text-underline-color="font-color" style:font-size-asian="18pt" style:font-size-complex="18pt"/>
    </style:style>
    <style:style style:name="T1" style:family="text">
      <style:text-properties fo:font-size="28pt" style:font-family-asian="TakaoGothic" style:font-style-name-asian="Regular" style:font-family-generic-asian="swiss" style:font-pitch-asian="variable" style:font-size-asian="28pt" style:font-size-complex="28pt"/>
    </style:style>
    <style:style style:name="T2" style:family="text">
      <style:text-properties fo:color="#000080"/>
    </style:style>
    <style:style style:name="T3" style:family="text">
      <style:text-properties fo:color="#800000"/>
    </style:style>
    <style:style style:name="T4" style:family="text">
      <style:text-properties fo:color="#000080" fo:font-family="arial" style:font-family-generic="swiss" fo:font-size="24pt" style:font-family-asian="TakaoGothic" style:font-family-generic-asian="swiss" style:font-pitch-asian="variable" style:font-size-asian="24pt" style:font-size-complex="24pt"/>
    </style:style>
    <style:style style:name="T5" style:family="text">
      <style:text-properties fo:color="#800000" fo:font-size="24pt" style:font-size-asian="24pt" style:font-size-complex="24pt"/>
    </style:style>
    <style:style style:name="T6" style:family="text">
      <style:text-properties fo:color="#800000" fo:font-size="18pt" style:font-size-asian="18pt" style:font-size-complex="18pt"/>
    </style:style>
    <style:style style:name="T7" style:family="text">
      <style:text-properties fo:color="#800000" style:text-position="sub 58%" fo:font-size="18pt" style:font-size-asian="18pt" style:font-size-complex="18pt"/>
    </style:style>
    <style:style style:name="T8" style:family="text">
      <style:text-properties fo:color="#000080" fo:font-size="18pt" style:font-size-asian="18pt" style:font-size-complex="18pt"/>
    </style:style>
    <style:style style:name="T9" style:family="text">
      <style:text-properties fo:color="#000080" style:text-position="sub 58%" fo:font-size="18pt" style:font-size-asian="18pt" style:font-size-complex="18pt"/>
    </style:style>
    <style:style style:name="T10" style:family="text">
      <style:text-properties fo:color="#000080" fo:font-size="18pt" style:font-family-asian="Takaoゴシック" style:font-style-name-asian="標準" style:font-pitch-asian="variable" style:font-size-asian="18pt" style:font-size-complex="18pt"/>
    </style:style>
    <style:style style:name="T11" style:family="text">
      <style:text-properties fo:color="#000080" fo:font-size="18pt" style:font-family-asian="Takaoゴシック" style:font-pitch-asian="variable" style:font-size-asian="18pt" style:font-size-complex="18pt"/>
    </style:style>
    <style:style style:name="T12" style:family="text">
      <style:text-properties fo:color="#000080" style:text-position="sub 58%" fo:font-size="18pt" style:font-family-asian="Takaoゴシック" style:font-pitch-asian="variable" style:font-size-asian="18pt" style:font-size-complex="18pt"/>
    </style:style>
    <style:style style:name="T13" style:family="text">
      <style:text-properties fo:font-size="18pt"/>
    </style:style>
    <style:style style:name="T14" style:family="text">
      <style:text-properties fo:font-size="28pt" style:font-size-asian="28pt" style:font-size-complex="28pt"/>
    </style:style>
    <style:style style:name="T15" style:family="text">
      <style:text-properties fo:font-size="24pt" style:font-size-asian="24pt" style:font-size-complex="28pt"/>
    </style:style>
    <style:style style:name="T16" style:family="text">
      <style:text-properties fo:font-size="25pt" style:font-size-asian="25pt" style:font-size-complex="25pt"/>
    </style:style>
    <style:style style:name="T17" style:family="text">
      <style:text-properties fo:color="#800000" fo:font-family="Arial" style:font-style-name="Normal" style:font-family-generic="swiss" style:font-pitch="variable" fo:font-size="24pt" style:font-family-asian="TakaoGothic" style:font-family-generic-asian="swiss" style:font-pitch-asian="variable" style:font-size-asian="24pt" style:font-size-complex="24pt"/>
    </style:style>
    <style:style style:name="T18" style:family="text">
      <style:text-properties fo:font-size="24pt" style:font-size-asian="24pt" style:font-size-complex="24pt"/>
    </style:style>
    <style:style style:name="T19" style:family="text">
      <style:text-properties fo:color="#000080" fo:font-size="28pt" style:font-size-asian="28pt" style:font-size-complex="28pt"/>
    </style:style>
    <style:style style:name="T20" style:family="text">
      <style:text-properties fo:font-size="21pt" style:font-size-asian="21pt" style:font-size-complex="22pt"/>
    </style:style>
    <style:style style:name="T21" style:family="text">
      <style:text-properties fo:color="#800000" fo:font-size="21pt" style:font-size-asian="21pt" style:font-size-complex="22pt"/>
    </style:style>
    <style:style style:name="T22" style:family="text">
      <style:text-properties fo:color="#800000" style:text-position="sub 58%" fo:font-size="21pt" style:font-size-asian="21pt" style:font-size-complex="22pt"/>
    </style:style>
    <style:style style:name="T23" style:family="text">
      <style:text-properties fo:color="#000080" fo:font-size="21pt" style:font-size-asian="21pt" style:font-size-complex="22pt"/>
    </style:style>
    <style:style style:name="T24" style:family="text">
      <style:text-properties fo:color="#000080" style:text-position="sub 58%" fo:font-size="21pt" style:font-size-asian="21pt" style:font-size-complex="22pt"/>
    </style:style>
    <style:style style:name="T25" style:family="text">
      <style:text-properties style:use-window-font-color="true" fo:font-size="28pt" style:font-size-asian="28pt" style:font-size-complex="28pt"/>
    </style:style>
    <style:style style:name="T26" style:family="text">
      <style:text-properties fo:font-size="24pt" style:font-size-asian="28pt" style:font-size-complex="28pt"/>
    </style:style>
    <style:style style:name="T27" style:family="text">
      <style:text-properties style:use-window-font-color="true" fo:font-size="19pt" style:font-size-asian="19pt" style:font-size-complex="19pt"/>
    </style:style>
    <style:style style:name="T28" style:family="text">
      <style:text-properties fo:color="#008000" fo:font-size="19pt" style:font-size-asian="19pt" style:font-size-complex="19pt"/>
    </style:style>
    <style:style style:name="T29" style:family="text">
      <style:text-properties fo:color="#800000" fo:font-size="19pt" style:font-size-asian="19pt" style:font-size-complex="19pt"/>
    </style:style>
    <style:style style:name="T30" style:family="text">
      <style:text-properties fo:color="#800000" style:text-position="sub 58%" fo:font-size="19pt" style:font-size-asian="19pt" style:font-size-complex="19pt"/>
    </style:style>
    <style:style style:name="T31" style:family="text">
      <style:text-properties fo:color="#000080" fo:font-size="19pt" style:font-size-asian="19pt" style:font-size-complex="19pt"/>
    </style:style>
    <style:style style:name="T32" style:family="text">
      <style:text-properties fo:color="#000080" style:text-position="sub 58%" fo:font-size="19pt" style:font-size-asian="19pt" style:font-size-complex="19pt"/>
    </style:style>
    <style:style style:name="T33" style:family="text">
      <style:text-properties style:use-window-font-color="true" fo:font-size="28pt" fo:font-style="italic" style:font-size-asian="28pt" style:font-style-asian="italic" style:font-size-complex="28pt" style:font-style-complex="italic"/>
    </style:style>
    <style:style style:name="T34" style:family="text">
      <style:text-properties fo:font-size="28pt" fo:font-style="italic" style:font-size-asian="28pt" style:font-style-asian="italic" style:font-size-complex="28pt" style:font-style-complex="italic"/>
    </style:style>
    <style:style style:name="T35" style:family="text">
      <style:text-properties fo:font-size="24pt" fo:font-style="italic" style:font-size-asian="24pt" style:font-style-asian="italic" style:font-size-complex="24pt" style:font-style-complex="italic"/>
    </style:style>
    <style:style style:name="T36" style:family="text">
      <style:text-properties style:use-window-font-color="true" fo:font-size="20pt" style:font-size-asian="20pt" style:font-size-complex="20pt"/>
    </style:style>
    <style:style style:name="T37" style:family="text">
      <style:text-properties style:use-window-font-color="true" fo:font-size="20pt" fo:font-style="italic" style:font-size-asian="20pt" style:font-style-asian="italic" style:font-size-complex="20pt" style:font-style-complex="italic"/>
    </style:style>
    <style:style style:name="T38" style:family="text">
      <style:text-properties fo:color="#008000" fo:font-size="20pt" style:font-size-asian="20pt" style:font-size-complex="20pt"/>
    </style:style>
    <style:style style:name="T39" style:family="text">
      <style:text-properties fo:color="#008000" fo:font-size="20pt" fo:font-style="italic" style:font-size-asian="20pt" style:font-style-asian="italic" style:font-size-complex="20pt" style:font-style-complex="italic"/>
    </style:style>
    <style:style style:name="T40" style:family="text">
      <style:text-properties fo:color="#800000" fo:font-size="20pt" style:font-size-asian="20pt" style:font-size-complex="20pt"/>
    </style:style>
    <style:style style:name="T41" style:family="text">
      <style:text-properties fo:color="#800000" style:text-position="sub 58%" fo:font-size="20pt" style:font-size-asian="20pt" style:font-size-complex="20pt"/>
    </style:style>
    <style:style style:name="T42" style:family="text">
      <style:text-properties fo:font-size="26pt" style:font-size-asian="26pt" style:font-size-complex="26pt"/>
    </style:style>
    <style:style style:name="T43" style:family="text">
      <style:text-properties style:text-position="super 58%"/>
    </style:style>
    <style:style style:name="T44" style:family="text">
      <style:text-properties fo:color="#008000"/>
    </style:style>
    <style:style style:name="T45" style:family="text">
      <style:text-properties fo:font-style="italic" style:font-style-asian="italic" style:font-style-complex="italic"/>
    </style:style>
    <style:style style:name="T46" style:family="text">
      <style:text-properties style:text-position="sub 58%"/>
    </style:style>
    <style:style style:name="T47" style:family="text">
      <style:text-properties style:text-position="0% 100%"/>
    </style:style>
    <style:style style:name="T48" style:family="text">
      <style:text-properties fo:color="#008000" style:text-line-through-style="solid" fo:font-size="19pt" style:font-size-asian="19pt" style:font-size-complex="19pt"/>
    </style:style>
    <style:style style:name="T49" style:family="text">
      <style:text-properties style:use-window-font-color="true" style:text-line-through-style="solid" fo:font-size="19pt" style:font-size-asian="19pt" style:font-size-complex="19pt"/>
    </style:style>
    <style:style style:name="T50" style:family="text">
      <style:text-properties fo:color="#800000" style:text-line-through-style="solid" fo:font-size="19pt" style:font-size-asian="19pt" style:font-size-complex="19pt"/>
    </style:style>
    <style:style style:name="T51" style:family="text">
      <style:text-properties fo:color="#800000" style:text-line-through-style="solid" style:text-position="sub 58%" fo:font-size="19pt" style:font-size-asian="19pt" style:font-size-complex="19pt"/>
    </style:style>
    <style:style style:name="T52" style:family="text">
      <style:text-properties fo:color="#000080" style:text-line-through-style="solid" fo:font-size="19pt" style:font-size-asian="19pt" style:font-size-complex="19pt"/>
    </style:style>
    <style:style style:name="T53" style:family="text">
      <style:text-properties fo:color="#000080" style:text-line-through-style="solid" style:text-position="sub 58%" fo:font-size="19pt" style:font-size-asian="19pt" style:font-size-complex="19pt"/>
    </style:style>
    <style:style style:name="T54" style:family="text">
      <style:text-properties fo:font-size="26pt" fo:font-style="italic" fo:font-weight="normal" style:font-size-asian="26pt" style:font-style-asian="italic" style:font-weight-asian="normal" style:font-size-complex="26pt" style:font-style-complex="italic" style:font-weight-complex="normal"/>
    </style:style>
    <style:style style:name="T55" style:family="text">
      <style:text-properties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56" style:family="text">
      <style:text-properties fo:color="#000080"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57" style:family="text">
      <style:text-properties style:use-window-font-color="true" fo:font-size="26pt" fo:font-style="italic" fo:font-weight="normal" style:font-size-asian="26pt" style:font-style-asian="italic" style:font-weight-asian="normal" style:font-size-complex="26pt" style:font-style-complex="italic" style:font-weight-complex="normal"/>
    </style:style>
    <style:style style:name="T58" style:family="text">
      <style:text-properties style:use-window-font-color="true"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59" style:family="text">
      <style:text-properties style:use-window-font-color="true" fo:font-size="26pt" fo:font-style="italic" style:text-underline-style="solid" style:text-underline-width="auto" style:text-underline-color="font-color" fo:font-weight="normal" style:font-size-asian="26pt" style:font-style-asian="italic" style:font-weight-asian="normal" style:font-size-complex="26pt" style:font-style-complex="italic" style:font-weight-complex="normal"/>
    </style:style>
    <style:style style:name="T60" style:family="text">
      <style:text-properties style:use-window-font-color="true" fo:font-size="26pt" fo:font-style="normal" style:text-underline-style="solid" style:text-underline-width="auto" style:text-underline-color="font-color" fo:font-weight="normal" style:font-size-asian="26pt" style:font-style-asian="normal" style:font-weight-asian="normal" style:font-size-complex="26pt" style:font-style-complex="normal" style:font-weight-complex="normal"/>
    </style:style>
    <style:style style:name="T61" style:family="text">
      <style:text-properties fo:font-size="26pt" fo:font-weight="normal" style:font-size-asian="26pt" style:font-weight-asian="normal" style:font-size-complex="26pt" style:font-weight-complex="normal"/>
    </style:style>
    <style:style style:name="T62" style:family="text">
      <style:text-properties fo:font-size="26pt" fo:font-weight="bold" style:font-size-asian="26pt" style:font-weight-asian="bold" style:font-size-complex="26pt" style:font-weight-complex="bold"/>
    </style:style>
    <style:style style:name="T63" style:family="text">
      <style:text-properties fo:font-size="26pt" fo:font-style="normal" style:text-underline-style="solid" style:text-underline-width="auto" style:text-underline-color="font-color" fo:font-weight="bold" style:font-size-asian="26pt" style:font-style-asian="normal" style:font-weight-asian="bold" style:font-size-complex="26pt" style:font-style-complex="normal" style:font-weight-complex="bold"/>
    </style:style>
    <style:style style:name="T64" style:family="text">
      <style:text-properties fo:font-size="26pt" fo:font-style="normal" style:text-underline-style="solid" style:text-underline-width="auto" style:text-underline-color="font-color" fo:font-weight="normal" style:font-size-asian="26pt" style:font-style-asian="normal" style:font-weight-asian="normal" style:font-size-complex="26pt" style:font-style-complex="normal" style:font-weight-complex="normal"/>
    </style:style>
    <style:style style:name="T65" style:family="text">
      <style:text-properties fo:font-size="26pt" fo:font-style="italic" style:text-underline-style="solid" style:text-underline-width="auto" style:text-underline-color="font-color" fo:font-weight="normal" style:font-size-asian="26pt" style:font-style-asian="italic" style:font-weight-asian="normal" style:font-size-complex="26pt" style:font-style-complex="italic" style:font-weight-complex="normal"/>
    </style:style>
    <style:style style:name="T66" style:family="text">
      <style:text-properties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T67" style:family="text">
      <style:text-properties fo:color="#008000"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68" style:family="text">
      <style:text-properties fo:color="#800000"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69" style:family="text">
      <style:text-properties fo:color="#800000" style:text-position="sub 58%"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70" style:family="text">
      <style:text-properties fo:color="#000080" style:text-position="sub 58%"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71" style:family="text">
      <style:text-properties fo:color="#008000" fo:font-size="26pt" style:text-underline-style="solid" style:text-underline-width="auto" style:text-underline-color="font-color" style:font-size-asian="26pt" style:font-size-complex="26pt"/>
    </style:style>
    <style:style style:name="T72" style:family="text">
      <style:text-properties fo:color="#008000" fo:font-size="26pt" style:font-size-asian="26pt" style:font-size-complex="26pt"/>
    </style:style>
    <style:style style:name="T73" style:family="text">
      <style:text-properties fo:color="#008000" style:text-line-through-style="solid" fo:font-size="26pt" style:font-size-asian="26pt" style:font-size-complex="26pt"/>
    </style:style>
    <style:style style:name="T74" style:family="text">
      <style:text-properties fo:font-size="22pt" style:font-size-asian="22pt" style:font-size-complex="22pt"/>
    </style:style>
    <style:style style:name="T75" style:family="text">
      <style:text-properties fo:color="#008000" fo:font-size="22pt" style:font-size-asian="22pt" style:font-size-complex="22pt"/>
    </style:style>
    <style:style style:name="T76" style:family="text">
      <style:text-properties fo:color="#800000" fo:font-size="28pt" style:font-size-asian="28pt" style:font-size-complex="28pt"/>
    </style:style>
    <style:style style:name="T77" style:family="text">
      <style:text-properties style:text-underline-style="solid" style:text-underline-width="auto" style:text-underline-color="font-color"/>
    </style:style>
    <style:style style:name="T78" style:family="text">
      <style:text-properties fo:font-size="22pt" style:font-size-asian="18pt" style:font-size-complex="18pt"/>
    </style:style>
    <style:style style:name="T79" style:family="text">
      <style:text-properties fo:color="#000080" fo:font-size="22pt" style:font-size-asian="18pt" style:font-size-complex="18pt"/>
    </style:style>
    <style:style style:name="T80" style:family="text">
      <style:text-properties fo:color="#800000" fo:font-size="22pt" style:font-size-asian="18pt" style:font-size-complex="18pt"/>
    </style:style>
    <style:style style:name="T81" style:family="text">
      <style:text-properties fo:font-size="22pt" style:text-underline-style="solid" style:text-underline-width="auto" style:text-underline-color="font-color" style:font-size-asian="18pt" style:font-size-complex="18pt"/>
    </style:style>
    <style:style style:name="T82" style:family="text">
      <style:text-properties fo:color="#000080" fo:font-size="22pt" style:text-underline-style="solid" style:text-underline-width="auto" style:text-underline-color="font-color" style:font-size-asian="18pt" style:font-size-complex="18pt"/>
    </style:style>
    <style:style style:name="T83" style:family="text">
      <style:text-properties fo:color="#800000" fo:font-size="22pt" style:text-underline-style="solid" style:text-underline-width="auto" style:text-underline-color="font-color" style:font-size-asian="18pt" style:font-size-complex="18pt"/>
    </style:style>
    <style:style style:name="T84" style:family="text">
      <style:text-properties fo:font-size="22pt" style:text-underline-style="solid" style:text-underline-width="auto" style:text-underline-color="font-color" fo:font-weight="normal" style:font-size-asian="18pt" style:font-weight-asian="normal" style:font-size-complex="18pt" style:font-weight-complex="normal"/>
    </style:style>
    <style:style style:name="T85" style:family="text">
      <style:text-properties style:use-window-font-color="true"/>
    </style:style>
    <style:style style:name="T86" style:family="text">
      <style:text-properties style:use-window-font-color="true" fo:font-family="'Courier 10 Pitch'" style:font-pitch="fixed"/>
    </style:style>
    <style:style style:name="T87" style:family="text">
      <style:text-properties fo:color="#000080" fo:font-size="26pt" style:font-size-asian="26pt" style:font-size-complex="26pt"/>
    </style:style>
    <style:style style:name="T88" style:family="text">
      <style:text-properties style:use-window-font-color="true" fo:font-size="26pt" style:font-size-asian="26pt" style:font-size-complex="26pt"/>
    </style:style>
    <style:style style:name="T89" style:family="text">
      <style:text-properties style:use-window-font-color="true" fo:font-family="'Courier 10 Pitch'" style:font-pitch="fixed" fo:font-size="26pt" style:font-size-asian="26pt" style:font-size-complex="26pt"/>
    </style:style>
    <style:style style:name="T90" style:family="text">
      <style:text-properties style:use-window-font-color="true" fo:font-family="'Courier 10 Pitch'" style:font-pitch="fixed" fo:font-size="21pt" style:font-size-asian="21pt" style:font-size-complex="21pt"/>
    </style:style>
    <style:style style:name="T91" style:family="text">
      <style:text-properties fo:color="#000080" fo:font-family="Arial" style:font-family-generic="swiss" fo:font-size="28pt" style:font-size-asian="28pt" style:font-size-complex="28pt"/>
    </style:style>
    <style:style style:name="T92" style:family="text">
      <style:text-properties style:use-window-font-color="true" fo:font-family="Arial" style:font-family-generic="swiss"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Kyodai_25_20Presentation" presentation:presentation-page-layout-name="AL1T0">
        <office:forms form:automatic-focus="false" form:apply-design-mode="false"/>
        <draw:frame presentation:style-name="pr1" draw:text-style-name="P1" draw:layer="layout" svg:width="25.199cm" svg:height="3.256cm" svg:x="1.471cm" svg:y="5.755cm" presentation:class="title" presentation:user-transformed="true">
          <draw:text-box>
            <text:p>NLP Programming Tutorial 13 -<text:line-break/>Beam and A* Search</text:p>
          </draw:text-box>
        </draw:frame>
        <draw:frame presentation:style-name="pr2" draw:text-style-name="P2" draw:layer="layout" svg:width="25.199cm" svg:height="3.7cm" svg:x="1.27cm" svg:y="13.215cm" presentation:class="subtitle" presentation:user-transformed="true">
          <draw:text-box>
            <text:p><text:span text:style-name="T1">Graham Neubig</text:span></text:p>
            <text:p><text:span text:style-name="T1">Nara Institute of Science and Technology (NAIST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Kyodai_25_20Presentation" presentation:presentation-page-layout-name="AL2T1">
        <office:forms form:automatic-focus="false" form:apply-design-mode="false"/>
        <draw:frame presentation:style-name="pr4" draw:layer="layout" svg:width="25.199cm" svg:height="3.237cm" svg:x="1.27cm" svg:y="1.574cm" presentation:class="title">
          <draw:text-box>
            <text:p>Prediction Problems</text:p>
          </draw:text-box>
        </draw:frame>
        <draw:frame presentation:style-name="pr5" draw:layer="layout" svg:width="25.199cm" svg:height="13.86cm" svg:x="1.471cm" svg:y="5.08cm" presentation:class="outline">
          <draw:text-box>
            <text:list text:style-name="L2">
              <text:list-item>
                <text:p>Given observable information <text:span text:style-name="T2">X</text:span>, find hidden <text:span text:style-name="T3">Y</text:span><text:line-break/><text:line-break/><text:line-break/><text:line-break/><text:line-break/><text:line-break/></text:p>
              </text:list-item>
              <text:list-item>
                <text:p>Used in POS tagging, word segmentation, parsing</text:p>
              </text:list-item>
              <text:list-item>
                <text:p><text:span text:style-name="T2">Solving this argmax is “search”</text:span></text:p>
              </text:list-item>
              <text:list-item>
                <text:p>Until now, we mainly used the <text:span text:style-name="T2">Viterbi algorithm</text:span></text:p>
              </text:list-item>
            </text:list>
          </draw:text-box>
        </draw:frame>
        <draw:frame draw:style-name="gr2" draw:layer="layout" svg:width="14.107cm" svg:height="3.685cm" svg:x="7.383cm" svg:y="7.62cm"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Kyodai_25_20Presentation" presentation:presentation-page-layout-name="AL2T1">
        <office:forms form:automatic-focus="false" form:apply-design-mode="false"/>
        <draw:frame presentation:style-name="pr7" draw:layer="layout" svg:width="25.199cm" svg:height="3.151cm" svg:x="1.27cm" svg:y="1.617cm" presentation:class="title" presentation:user-transformed="true">
          <draw:text-box>
            <text:p>Hidden Markov Models (HMMs) for POS Tagging</text:p>
          </draw:text-box>
        </draw:frame>
        <draw:frame presentation:style-name="pr8" draw:layer="layout" svg:width="25.199cm" svg:height="13.61cm" svg:x="1.905cm" svg:y="5.44cm" presentation:class="outline" presentation:user-transformed="true">
          <draw:text-box>
            <text:list text:style-name="L2">
              <text:list-item>
                <text:p>POS→POS <text:span text:style-name="T2">transition</text:span> probabilities</text:p>
                <text:list>
                  <text:list-item>
                    <text:p>Like a bigram model!</text:p>
                  </text:list-item>
                </text:list>
              </text:list-item>
              <text:list-item>
                <text:p>POS→Word <text:span text:style-name="T2">emission</text:span> probabilities</text:p>
              </text:list-item>
            </text:list>
          </draw:text-box>
        </draw:frame>
        <draw:frame draw:style-name="gr3" draw:text-style-name="P5" draw:layer="layout" svg:width="23.755cm" svg:height="1.195cm" svg:x="2.54cm" svg:y="17.42cm">
          <draw:text-box>
            <text:list text:style-name="L1">
              <text:list-header>
                <text:p text:style-name="P4"><text:span text:style-name="T4">natural language processing ( <text:s text:c="8"/>nlp <text:s text:c="10"/>) <text:s text:c="9"/>...</text:span></text:p>
              </text:list-header>
            </text:list>
          </draw:text-box>
        </draw:frame>
        <draw:custom-shape draw:style-name="gr4" draw:text-style-name="P7" xml:id="id1" draw:id="id1" draw:layer="layout" svg:width="1.905cm" svg:height="1.905cm" svg:x="1.215cm" svg:y="13.62cm">
          <text:p text:style-name="P6"><text:span text:style-name="T5">&lt;s&gt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xml:id="id2" draw:id="id2" draw:layer="layout" svg:width="1.905cm" svg:height="1.905cm" svg:x="4.216cm" svg:y="13.621cm">
          <text:p text:style-name="P6"><text:span text:style-name="T5">JJ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xml:id="id3" draw:id="id3" draw:layer="layout" svg:width="1.905cm" svg:height="1.905cm" svg:x="7.216cm" svg:y="13.621cm">
          <text:p text:style-name="P6"><text:span text:style-name="T5">N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xml:id="id4" draw:id="id4" draw:layer="layout" svg:width="1.905cm" svg:height="1.905cm" svg:x="10.216cm" svg:y="13.621cm">
          <text:p text:style-name="P6"><text:span text:style-name="T5">N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xml:id="id5" draw:id="id5" draw:layer="layout" svg:width="1.905cm" svg:height="1.905cm" svg:x="13.215cm" svg:y="13.62cm">
          <text:p text:style-name="P6"><text:span text:style-name="T5">LR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xml:id="id6" draw:id="id6" draw:layer="layout" svg:width="1.905cm" svg:height="1.905cm" svg:x="16.216cm" svg:y="13.621cm">
          <text:p text:style-name="P6"><text:span text:style-name="T5">N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xml:id="id7" draw:id="id7" draw:layer="layout" svg:width="1.905cm" svg:height="1.905cm" svg:x="19.216cm" svg:y="13.621cm">
          <text:p text:style-name="P6"><text:span text:style-name="T5">RR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xml:id="id8" draw:id="id8" draw:layer="layout" svg:width="1.905cm" svg:height="1.905cm" svg:x="22.216cm" svg:y="13.621cm">
          <text:p text:style-name="P6"><text:span text:style-name="T5">..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xml:id="id9" draw:id="id9" draw:layer="layout" svg:width="1.905cm" svg:height="1.905cm" svg:x="25.217cm" svg:y="13.622cm">
          <text:p text:style-name="P6"><text:span text:style-name="T5">&lt;/s&gt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8" draw:layer="layout" draw:type="line" svg:x1="3.12cm" svg:y1="14.573cm" svg:x2="4.216cm" svg:y2="14.574cm" draw:start-shape="id1" draw:start-glue-point="10" draw:end-shape="id2" draw:end-glue-point="6" svg:d="m3120 14573 1096 1">
          <text:p/>
        </draw:connector>
        <draw:connector draw:style-name="gr5" draw:text-style-name="P8" draw:layer="layout" draw:type="line" svg:x1="6.121cm" svg:y1="14.574cm" svg:x2="7.216cm" svg:y2="14.574cm" draw:start-shape="id2" draw:start-glue-point="10" draw:end-shape="id3" draw:end-glue-point="6" svg:d="m6121 14574h1095">
          <text:p/>
        </draw:connector>
        <draw:connector draw:style-name="gr5" draw:text-style-name="P8" draw:layer="layout" draw:type="line" svg:x1="9.121cm" svg:y1="14.574cm" svg:x2="10.216cm" svg:y2="14.574cm" draw:start-shape="id3" draw:start-glue-point="10" draw:end-shape="id4" draw:end-glue-point="6" svg:d="m9121 14574h1095">
          <text:p/>
        </draw:connector>
        <draw:connector draw:style-name="gr5" draw:text-style-name="P8" draw:layer="layout" draw:type="line" svg:x1="12.121cm" svg:y1="14.574cm" svg:x2="13.215cm" svg:y2="14.573cm" draw:start-shape="id4" draw:start-glue-point="10" draw:end-shape="id5" draw:end-glue-point="6" svg:d="m12121 14574 1094-1">
          <text:p/>
        </draw:connector>
        <draw:connector draw:style-name="gr5" draw:text-style-name="P8" draw:layer="layout" draw:type="line" svg:x1="15.12cm" svg:y1="14.573cm" svg:x2="16.216cm" svg:y2="14.574cm" draw:start-shape="id5" draw:start-glue-point="10" draw:end-shape="id6" draw:end-glue-point="6" svg:d="m15120 14573 1096 1">
          <text:p/>
        </draw:connector>
        <draw:connector draw:style-name="gr5" draw:text-style-name="P8" draw:layer="layout" draw:type="line" svg:x1="18.121cm" svg:y1="14.574cm" svg:x2="19.216cm" svg:y2="14.574cm" draw:start-shape="id6" draw:start-glue-point="10" draw:end-shape="id7" draw:end-glue-point="6" svg:d="m18121 14574h1095">
          <text:p/>
        </draw:connector>
        <draw:connector draw:style-name="gr5" draw:text-style-name="P8" draw:layer="layout" draw:type="line" svg:x1="21.121cm" svg:y1="14.574cm" svg:x2="22.216cm" svg:y2="14.574cm" draw:start-shape="id7" draw:start-glue-point="10" draw:end-shape="id8" draw:end-glue-point="6" svg:d="m21121 14574h1095">
          <text:p/>
        </draw:connector>
        <draw:connector draw:style-name="gr5" draw:text-style-name="P8" draw:layer="layout" draw:type="line" svg:x1="24.121cm" svg:y1="14.574cm" svg:x2="25.217cm" svg:y2="14.575cm" draw:start-shape="id8" draw:start-glue-point="10" draw:end-shape="id9" draw:end-glue-point="6" svg:d="m24121 14574 1096 1">
          <text:p/>
        </draw:connector>
        <draw:line draw:style-name="gr5" draw:text-style-name="P6" draw:layer="layout" svg:x1="5.08cm" svg:y1="15.44cm" svg:x2="5.08cm" svg:y2="17.345cm">
          <text:p/>
        </draw:line>
        <draw:line draw:style-name="gr5" draw:text-style-name="P6" draw:layer="layout" svg:x1="8.08cm" svg:y1="15.441cm" svg:x2="8.08cm" svg:y2="17.346cm">
          <text:p/>
        </draw:line>
        <draw:line draw:style-name="gr5" draw:text-style-name="P6" draw:layer="layout" svg:x1="11.08cm" svg:y1="15.441cm" svg:x2="11.08cm" svg:y2="17.346cm">
          <text:p/>
        </draw:line>
        <draw:line draw:style-name="gr5" draw:text-style-name="P6" draw:layer="layout" svg:x1="14.08cm" svg:y1="15.441cm" svg:x2="14.08cm" svg:y2="17.346cm">
          <text:p/>
        </draw:line>
        <draw:line draw:style-name="gr5" draw:text-style-name="P6" draw:layer="layout" svg:x1="17.08cm" svg:y1="15.44cm" svg:x2="17.08cm" svg:y2="17.345cm">
          <text:p/>
        </draw:line>
        <draw:line draw:style-name="gr5" draw:text-style-name="P6" draw:layer="layout" svg:x1="20.08cm" svg:y1="15.441cm" svg:x2="20.08cm" svg:y2="17.346cm">
          <text:p/>
        </draw:line>
        <draw:line draw:style-name="gr5" draw:text-style-name="P6" draw:layer="layout" svg:x1="23.08cm" svg:y1="15.441cm" svg:x2="23.08cm" svg:y2="17.346cm">
          <text:p/>
        </draw:line>
        <draw:frame draw:style-name="gr6" draw:text-style-name="P9" draw:layer="layout" svg:width="3.435cm" svg:height="1.171cm" svg:x="1.27cm" svg:y="12.265cm">
          <draw:text-box>
            <text:p><text:span text:style-name="T6">P</text:span><text:span text:style-name="T7">T</text:span><text:span text:style-name="T6">(JJ|&lt;s&gt;)</text:span></text:p>
          </draw:text-box>
        </draw:frame>
        <draw:frame draw:style-name="gr6" draw:text-style-name="P9" draw:layer="layout" svg:width="3.287cm" svg:height="1.171cm" svg:x="4.975cm" svg:y="12.266cm">
          <draw:text-box>
            <text:p><text:span text:style-name="T6">P</text:span><text:span text:style-name="T7">T</text:span><text:span text:style-name="T6">(NN|JJ)</text:span></text:p>
          </draw:text-box>
        </draw:frame>
        <draw:frame draw:style-name="gr6" draw:text-style-name="P9" draw:layer="layout" svg:width="3.566cm" svg:height="1.171cm" svg:x="8.175cm" svg:y="12.266cm">
          <draw:text-box>
            <text:p><text:span text:style-name="T6">P</text:span><text:span text:style-name="T7">T</text:span><text:span text:style-name="T6">(NN|NN)</text:span></text:p>
          </draw:text-box>
        </draw:frame>
        <draw:frame draw:style-name="gr6" draw:text-style-name="P10" draw:layer="layout" svg:width="1.137cm" svg:height="0.962cm" svg:x="12.065cm" svg:y="12.3cm">
          <draw:text-box>
            <text:p><text:span text:style-name="T8">…</text:span></text:p>
          </draw:text-box>
        </draw:frame>
        <draw:frame draw:style-name="gr6" draw:text-style-name="P10" draw:layer="layout" svg:width="4.329cm" svg:height="1.171cm" svg:x="0.975cm" svg:y="18.866cm">
          <draw:text-box>
            <text:p><text:span text:style-name="T8">P</text:span><text:span text:style-name="T9">E</text:span><text:span text:style-name="T8">(natural</text:span><text:span text:style-name="T10">|JJ</text:span><text:span text:style-name="T8">)</text:span></text:p>
          </draw:text-box>
        </draw:frame>
        <draw:frame draw:style-name="gr6" draw:text-style-name="P11" draw:layer="layout" svg:width="5.273cm" svg:height="1.171cm" svg:x="5.275cm" svg:y="18.867cm">
          <draw:text-box>
            <text:p><text:span text:style-name="T11">P</text:span><text:span text:style-name="T12">E</text:span><text:span text:style-name="T11">(language|NN)</text:span></text:p>
          </draw:text-box>
        </draw:frame>
        <draw:frame draw:style-name="gr6" draw:text-style-name="P10" draw:layer="layout" svg:width="5.735cm" svg:height="1.171cm" svg:x="10.475cm" svg:y="18.867cm">
          <draw:text-box>
            <text:p><text:span text:style-name="T8">P</text:span><text:span text:style-name="T9">E</text:span><text:span text:style-name="T8">(processing</text:span><text:span text:style-name="T10">|NN</text:span><text:span text:style-name="T8">)</text:span></text:p>
          </draw:text-box>
        </draw:frame>
        <draw:frame draw:style-name="gr6" draw:text-style-name="P9" draw:layer="layout" svg:width="1.137cm" svg:height="0.962cm" svg:x="16.566cm" svg:y="19cm">
          <draw:text-box>
            <text:p><text:span text:style-name="T6">…</text:span></text:p>
          </draw:text-box>
        </draw:frame>
        <draw:frame draw:style-name="gr2" draw:layer="layout" svg:width="10.466cm" svg:height="1.79cm" svg:x="16.854cm" svg:y="6.465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2" draw:layer="layout" svg:width="9.943cm" svg:height="1.79cm" svg:x="16.691cm" svg:y="9.773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custom-shape draw:style-name="gr7" draw:text-style-name="P6" draw:layer="layout" svg:width="27.305cm" svg:height="8.89cm" svg:x="0.3cm" svg:y="11.725cm">
          <text:p/>
          <draw:enhanced-geometry svg:viewBox="0 0 21600 21600" draw:type="rectangle" draw:enhanced-path="M 0 0 L 21600 0 21600 21600 0 21600 0 0 Z N"/>
        </draw:custom-shape>
        <draw:frame draw:style-name="gr8" draw:text-style-name="P12" draw:layer="layout" svg:width="0.748cm" svg:height="0.962cm" svg:x="4.445cm" svg:y="12.4cm">
          <draw:text-box>
            <text:p><text:span text:style-name="T13">*</text:span></text:p>
          </draw:text-box>
        </draw:frame>
        <draw:frame draw:style-name="gr8" draw:text-style-name="P12" draw:layer="layout" svg:width="0.748cm" svg:height="0.962cm" svg:x="7.845cm" svg:y="12.4cm">
          <draw:text-box>
            <text:p><text:span text:style-name="T13">*</text:span></text:p>
          </draw:text-box>
        </draw:frame>
        <draw:frame draw:style-name="gr8" draw:text-style-name="P12" draw:layer="layout" svg:width="0.748cm" svg:height="0.962cm" svg:x="4.945cm" svg:y="19cm">
          <draw:text-box>
            <text:p><text:span text:style-name="T13">*</text:span></text:p>
          </draw:text-box>
        </draw:frame>
        <draw:frame draw:style-name="gr8" draw:text-style-name="P12" draw:layer="layout" svg:width="0.748cm" svg:height="0.962cm" svg:x="10.145cm" svg:y="19cm">
          <draw:text-box>
            <text:p><text:span text:style-name="T13">*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9" draw:text-style-name="P1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Kyodai_25_20Presentation" presentation:presentation-page-layout-name="AL2T1">
        <office:forms form:automatic-focus="false" form:apply-design-mode="false"/>
        <draw:frame presentation:style-name="pr4" draw:layer="layout" svg:width="25.199cm" svg:height="3.237cm" svg:x="1.27cm" svg:y="1.574cm" presentation:class="title" presentation:user-transformed="true">
          <draw:text-box>
            <text:p>Finding POS Tags with Markov Models</text:p>
          </draw:text-box>
        </draw:frame>
        <draw:frame presentation:style-name="pr10" draw:layer="layout" svg:width="25.199cm" svg:height="1.102cm" svg:x="1.471cm" svg:y="5.08cm" presentation:class="outline" presentation:user-transformed="true">
          <draw:text-box>
            <text:list text:style-name="L2">
              <text:list-item>
                <text:p>The best path is our POS sequence</text:p>
              </text:list-item>
            </text:list>
          </draw:text-box>
        </draw:frame>
        <draw:frame draw:style-name="gr3" draw:text-style-name="P5" draw:layer="layout" svg:width="23.755cm" svg:height="1.195cm" svg:x="3.405cm" svg:y="6.465cm">
          <draw:text-box>
            <text:list text:style-name="L1">
              <text:list-header>
                <text:p text:style-name="P4"><text:span text:style-name="T4">natural <text:s text:c="3"/>language <text:s/>processing <text:s text:c="3"/>( <text:s text:c="13"/>nlp <text:s text:c="13"/>)</text:span></text:p>
              </text:list-header>
            </text:list>
          </draw:text-box>
        </draw:frame>
        <draw:custom-shape draw:style-name="gr9" draw:text-style-name="P14" draw:layer="layout" svg:width="2.54cm" svg:height="1.27cm" svg:x="3.91cm" svg:y="8.095cm">
          <text:p text:style-name="P6"><text:span text:style-name="T14">1:N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4" draw:layer="layout" svg:width="2.54cm" svg:height="1.27cm" svg:x="3.91cm" svg:y="10.195cm">
          <text:p text:style-name="P6"><text:span text:style-name="T14">1:JJ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4" draw:layer="layout" svg:width="2.54cm" svg:height="1.27cm" svg:x="3.91cm" svg:y="12.195cm">
          <text:p text:style-name="P6"><text:span text:style-name="T14">1:V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5" draw:layer="layout" svg:width="2.54cm" svg:height="1.27cm" svg:x="3.91cm" svg:y="14.195cm">
          <text:p text:style-name="P6"><text:span text:style-name="T15">1:LR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5" draw:layer="layout" svg:width="2.54cm" svg:height="1.27cm" svg:x="3.91cm" svg:y="16.195cm">
          <text:p text:style-name="P6"><text:span text:style-name="T15">1:RR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16" draw:layer="layout" svg:width="1.488cm" svg:height="1.352cm" svg:x="4.445cm" svg:y="17.35cm">
          <draw:text-box>
            <text:p><text:span text:style-name="T14">…</text:span></text:p>
          </draw:text-box>
        </draw:frame>
        <draw:custom-shape draw:style-name="gr12" draw:text-style-name="P14" draw:layer="layout" svg:width="2.54cm" svg:height="1.27cm" svg:x="7.91cm" svg:y="8.096cm">
          <text:p text:style-name="P6"><text:span text:style-name="T14">2:N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4" draw:layer="layout" svg:width="2.54cm" svg:height="1.27cm" svg:x="7.91cm" svg:y="10.196cm">
          <text:p text:style-name="P6"><text:span text:style-name="T14">2:JJ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4" draw:layer="layout" svg:width="2.54cm" svg:height="1.27cm" svg:x="7.91cm" svg:y="12.196cm">
          <text:p text:style-name="P6"><text:span text:style-name="T14">2:V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5" draw:layer="layout" svg:width="2.54cm" svg:height="1.27cm" svg:x="7.91cm" svg:y="14.196cm">
          <text:p text:style-name="P6"><text:span text:style-name="T15">2:LR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5" draw:layer="layout" svg:width="2.54cm" svg:height="1.27cm" svg:x="7.91cm" svg:y="16.196cm">
          <text:p text:style-name="P6"><text:span text:style-name="T15">2:RR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16" draw:layer="layout" svg:width="1.488cm" svg:height="1.352cm" svg:x="8.445cm" svg:y="17.351cm">
          <draw:text-box>
            <text:p><text:span text:style-name="T14">…</text:span></text:p>
          </draw:text-box>
        </draw:frame>
        <draw:custom-shape draw:style-name="gr12" draw:text-style-name="P14" draw:layer="layout" svg:width="2.54cm" svg:height="1.27cm" svg:x="11.81cm" svg:y="8.096cm">
          <text:p text:style-name="P6"><text:span text:style-name="T14">3:N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4" draw:layer="layout" svg:width="2.54cm" svg:height="1.27cm" svg:x="11.81cm" svg:y="10.196cm">
          <text:p text:style-name="P6"><text:span text:style-name="T14">3:JJ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4" draw:layer="layout" svg:width="2.54cm" svg:height="1.27cm" svg:x="11.81cm" svg:y="12.196cm">
          <text:p text:style-name="P6"><text:span text:style-name="T14">3:V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5" draw:layer="layout" svg:width="2.54cm" svg:height="1.27cm" svg:x="11.81cm" svg:y="14.196cm">
          <text:p text:style-name="P6"><text:span text:style-name="T15">3:LR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5" draw:layer="layout" svg:width="2.54cm" svg:height="1.27cm" svg:x="11.81cm" svg:y="16.196cm">
          <text:p text:style-name="P6"><text:span text:style-name="T15">3:RR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16" draw:layer="layout" svg:width="1.488cm" svg:height="1.352cm" svg:x="12.345cm" svg:y="17.351cm">
          <draw:text-box>
            <text:p><text:span text:style-name="T14">…</text:span></text:p>
          </draw:text-box>
        </draw:frame>
        <draw:custom-shape draw:style-name="gr13" draw:text-style-name="P14" draw:layer="layout" svg:width="2.54cm" svg:height="1.27cm" svg:x="15.71cm" svg:y="8.096cm">
          <text:p text:style-name="P6"><text:span text:style-name="T14">4:N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4" draw:layer="layout" svg:width="2.54cm" svg:height="1.27cm" svg:x="15.71cm" svg:y="10.196cm">
          <text:p text:style-name="P6"><text:span text:style-name="T14">4:JJ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4" draw:layer="layout" svg:width="2.54cm" svg:height="1.27cm" svg:x="15.71cm" svg:y="12.196cm">
          <text:p text:style-name="P6"><text:span text:style-name="T14">4:V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5" draw:layer="layout" svg:width="2.54cm" svg:height="1.27cm" svg:x="15.71cm" svg:y="14.196cm">
          <text:p text:style-name="P6"><text:span text:style-name="T15">4:LR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5" draw:layer="layout" svg:width="2.54cm" svg:height="1.27cm" svg:x="15.71cm" svg:y="16.196cm">
          <text:p text:style-name="P6"><text:span text:style-name="T15">4:RR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16" draw:layer="layout" svg:width="1.488cm" svg:height="1.352cm" svg:x="16.245cm" svg:y="17.351cm">
          <draw:text-box>
            <text:p><text:span text:style-name="T14">…</text:span></text:p>
          </draw:text-box>
        </draw:frame>
        <draw:custom-shape draw:style-name="gr12" draw:text-style-name="P14" draw:layer="layout" svg:width="2.54cm" svg:height="1.27cm" svg:x="19.51cm" svg:y="8.096cm">
          <text:p text:style-name="P6"><text:span text:style-name="T14">5:N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4" draw:layer="layout" svg:width="2.54cm" svg:height="1.27cm" svg:x="19.51cm" svg:y="10.196cm">
          <text:p text:style-name="P6"><text:span text:style-name="T14">5:JJ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4" draw:layer="layout" svg:width="2.54cm" svg:height="1.27cm" svg:x="19.51cm" svg:y="12.196cm">
          <text:p text:style-name="P6"><text:span text:style-name="T14">5:V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5" draw:layer="layout" svg:width="2.54cm" svg:height="1.27cm" svg:x="19.51cm" svg:y="14.196cm">
          <text:p text:style-name="P6"><text:span text:style-name="T15">5:LR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5" draw:layer="layout" svg:width="2.54cm" svg:height="1.27cm" svg:x="19.51cm" svg:y="16.196cm">
          <text:p text:style-name="P6"><text:span text:style-name="T15">5:RR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16" draw:layer="layout" svg:width="1.488cm" svg:height="1.352cm" svg:x="20.045cm" svg:y="17.351cm">
          <draw:text-box>
            <text:p><text:span text:style-name="T14">…</text:span></text:p>
          </draw:text-box>
        </draw:frame>
        <draw:custom-shape draw:style-name="gr13" draw:text-style-name="P14" draw:layer="layout" svg:width="2.54cm" svg:height="1.27cm" svg:x="23.31cm" svg:y="8.096cm">
          <text:p text:style-name="P6"><text:span text:style-name="T14">6:N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4" draw:layer="layout" svg:width="2.54cm" svg:height="1.27cm" svg:x="23.31cm" svg:y="10.196cm">
          <text:p text:style-name="P6"><text:span text:style-name="T14">6:JJ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4" draw:layer="layout" svg:width="2.54cm" svg:height="1.27cm" svg:x="23.31cm" svg:y="12.196cm">
          <text:p text:style-name="P6"><text:span text:style-name="T14">6:V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5" draw:layer="layout" svg:width="2.54cm" svg:height="1.27cm" svg:x="23.31cm" svg:y="14.196cm">
          <text:p text:style-name="P6"><text:span text:style-name="T15">6:LR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5" draw:layer="layout" svg:width="2.54cm" svg:height="1.27cm" svg:x="23.31cm" svg:y="16.196cm">
          <text:p text:style-name="P6"><text:span text:style-name="T15">6:RR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16" draw:layer="layout" svg:width="1.488cm" svg:height="1.352cm" svg:x="23.845cm" svg:y="17.351cm">
          <draw:text-box>
            <text:p><text:span text:style-name="T14">…</text:span></text:p>
          </draw:text-box>
        </draw:frame>
        <draw:custom-shape draw:style-name="gr12" draw:text-style-name="P17" draw:layer="layout" svg:width="2.54cm" svg:height="1.27cm" svg:x="0.31cm" svg:y="8.095cm">
          <text:p text:style-name="P6"><text:span text:style-name="T16">0:&lt;S&gt;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16" draw:layer="layout" svg:width="1.488cm" svg:height="1.352cm" svg:x="26.445cm" svg:y="12.251cm">
          <draw:text-box>
            <text:p><text:span text:style-name="T14">…</text:span></text:p>
          </draw:text-box>
        </draw:frame>
        <draw:line draw:style-name="gr14" draw:text-style-name="P6" draw:layer="layout" svg:x1="2.875cm" svg:y1="8.89cm" svg:x2="3.81cm" svg:y2="10.795cm">
          <text:p/>
        </draw:line>
        <draw:line draw:style-name="gr14" draw:text-style-name="P6" draw:layer="layout" svg:x1="6.676cm" svg:y1="10.791cm" svg:x2="7.82cm" svg:y2="8.89cm">
          <text:p/>
        </draw:line>
        <draw:line draw:style-name="gr14" draw:text-style-name="P6" draw:layer="layout" svg:x1="10.695cm" svg:y1="8.79cm" svg:x2="11.72cm" svg:y2="8.791cm">
          <text:p/>
        </draw:line>
        <draw:line draw:style-name="gr14" draw:text-style-name="P6" draw:layer="layout" svg:x1="14.396cm" svg:y1="8.591cm" svg:x2="15.775cm" svg:y2="14.405cm">
          <text:p/>
        </draw:line>
        <draw:line draw:style-name="gr14" draw:text-style-name="P6" draw:layer="layout" svg:x1="18.097cm" svg:y1="14.291cm" svg:x2="19.685cm" svg:y2="9.425cm">
          <text:p/>
        </draw:line>
        <draw:line draw:style-name="gr14" draw:text-style-name="P6" draw:layer="layout" svg:x1="22.107cm" svg:y1="8.89cm" svg:x2="23.495cm" svg:y2="16.21cm">
          <text:p/>
        </draw:line>
        <draw:frame draw:style-name="gr3" draw:text-style-name="P18" draw:layer="layout" svg:width="26.475cm" svg:height="1.195cm" svg:x="0.195cm" svg:y="19.05cm">
          <draw:text-box>
            <text:list text:style-name="L1">
              <text:list-header>
                <text:p text:style-name="P4"><text:span text:style-name="T17">&lt;s&gt; <text:s text:c="10"/>JJ <text:s text:c="11"/>NN <text:s text:c="10"/>NN <text:s text:c="10"/>LRB <text:s text:c="9"/>NN <text:s text:c="9"/>RRB</text:span></text:p>
              </text:list-header>
            </text:list>
          </draw:text-box>
        </draw:frame>
        <draw:custom-shape draw:style-name="gr7" draw:text-style-name="P6" draw:layer="layout" svg:width="27.74cm" svg:height="13.868cm" svg:x="0.1cm" svg:y="6.45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Kyodai_25_20Presentation" presentation:presentation-page-layout-name="AL2T1">
        <office:forms form:automatic-focus="false" form:apply-design-mode="false"/>
        <draw:frame presentation:style-name="pr4" draw:layer="layout" svg:width="25.199cm" svg:height="3.237cm" svg:x="1.27cm" svg:y="1.574cm" presentation:class="title" presentation:user-transformed="true">
          <draw:text-box>
            <text:p>Remember: Viterbi Algorithm Steps</text:p>
          </draw:text-box>
        </draw:frame>
        <draw:frame presentation:style-name="pr5" draw:layer="layout" svg:width="25.199cm" svg:height="13.86cm" svg:x="1.471cm" svg:y="5.08cm" presentation:class="outline" presentation:user-transformed="true">
          <draw:text-box>
            <text:list text:style-name="L2">
              <text:list-item>
                <text:p><text:span text:style-name="T2">Forward step</text:span>, calculate the best path to a node</text:p>
                <text:list>
                  <text:list-item>
                    <text:p>Find the path to each node with the <text:span text:style-name="T3">lowest negative log probability</text:span></text:p>
                  </text:list-item>
                </text:list>
              </text:list-item>
              <text:list-item>
                <text:p><text:span text:style-name="T2">Backward step</text:span>, reproduce the path</text:p>
                <text:list>
                  <text:list-item>
                    <text:p>This is easy, almost the same as word segment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Kyodai_25_20Presentation" presentation:presentation-page-layout-name="AL2T1">
        <office:forms form:automatic-focus="false" form:apply-design-mode="false"/>
        <draw:frame presentation:style-name="pr4" draw:layer="layout" svg:width="25.199cm" svg:height="3.237cm" svg:x="1.27cm" svg:y="1.574cm" presentation:class="title" presentation:user-transformed="true">
          <draw:text-box>
            <text:p>Forward Step: Part 1</text:p>
          </draw:text-box>
        </draw:frame>
        <draw:frame presentation:style-name="pr11" draw:layer="layout" svg:width="25.199cm" svg:height="2.203cm" svg:x="1.471cm" svg:y="5.08cm" presentation:class="outline" presentation:user-transformed="true">
          <draw:text-box>
            <text:list text:style-name="L2">
              <text:list-item>
                <text:p>First, calculate transition from &lt;S&gt; and emission of the first word for every POS</text:p>
              </text:list-item>
            </text:list>
          </draw:text-box>
        </draw:frame>
        <draw:custom-shape draw:style-name="gr9" draw:text-style-name="P14" draw:layer="layout" svg:width="2.54cm" svg:height="1.27cm" svg:x="3.81cm" svg:y="9.396cm">
          <text:p text:style-name="P6"><text:span text:style-name="T14">1:N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4" draw:layer="layout" svg:width="2.54cm" svg:height="1.27cm" svg:x="3.81cm" svg:y="11.496cm">
          <text:p text:style-name="P6"><text:span text:style-name="T14">1:JJ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4" draw:layer="layout" svg:width="2.54cm" svg:height="1.27cm" svg:x="3.81cm" svg:y="13.496cm">
          <text:p text:style-name="P6"><text:span text:style-name="T14">1:V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9" draw:layer="layout" svg:width="2.54cm" svg:height="1.27cm" svg:x="3.81cm" svg:y="15.496cm">
          <text:p text:style-name="P6"><text:span text:style-name="T18">1:LR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9" draw:layer="layout" svg:width="2.54cm" svg:height="1.27cm" svg:x="3.81cm" svg:y="17.496cm">
          <text:p text:style-name="P6"><text:span text:style-name="T18">1:RR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16" draw:layer="layout" svg:width="1.488cm" svg:height="7.856cm" svg:x="4.345cm" svg:y="18.651cm">
          <draw:text-box>
            <text:p><text:span text:style-name="T14">…</text:span></text:p>
          </draw:text-box>
        </draw:frame>
        <draw:custom-shape draw:style-name="gr13" draw:text-style-name="P19" draw:layer="layout" svg:width="2.54cm" svg:height="1.27cm" svg:x="0.21cm" svg:y="9.396cm">
          <text:p text:style-name="P6"><text:span text:style-name="T18">0:&lt;S&gt;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line draw:style-name="gr16" draw:text-style-name="P6" draw:layer="layout" svg:x1="2.775cm" svg:y1="10.061cm" svg:x2="3.81cm" svg:y2="10.061cm">
            <text:p/>
          </draw:line>
          <draw:line draw:style-name="gr16" draw:text-style-name="P6" draw:layer="layout" svg:x1="2.775cm" svg:y1="10.061cm" svg:x2="3.81cm" svg:y2="12.301cm">
            <text:p/>
          </draw:line>
          <draw:line draw:style-name="gr16" draw:text-style-name="P6" draw:layer="layout" svg:x1="2.775cm" svg:y1="10.061cm" svg:x2="3.81cm" svg:y2="14.206cm">
            <text:p/>
          </draw:line>
          <draw:line draw:style-name="gr16" draw:text-style-name="P6" draw:layer="layout" svg:x1="2.775cm" svg:y1="10.061cm" svg:x2="3.81cm" svg:y2="16.111cm">
            <text:p/>
          </draw:line>
          <draw:line draw:style-name="gr16" draw:text-style-name="P6" draw:layer="layout" svg:x1="2.775cm" svg:y1="10.061cm" svg:x2="3.81cm" svg:y2="18.651cm">
            <text:p/>
          </draw:line>
        </draw:g>
        <draw:frame draw:style-name="gr8" draw:text-style-name="P20" draw:layer="layout" svg:width="3.529cm" svg:height="1.352cm" svg:x="3.215cm" svg:y="7.85cm">
          <draw:text-box>
            <text:p><text:span text:style-name="T19">natural</text:span></text:p>
          </draw:text-box>
        </draw:frame>
        <draw:frame draw:style-name="gr8" draw:text-style-name="P21" draw:layer="layout" svg:width="20.357cm" svg:height="1.322cm" svg:x="6.346cm" svg:y="9.49cm">
          <draw:text-box>
            <text:p><text:span text:style-name="T20">best_score[“1 NN”] = -log </text:span><text:span text:style-name="T21">P</text:span><text:span text:style-name="T22">T</text:span><text:span text:style-name="T21">(NN|&lt;S&gt;)</text:span><text:span text:style-name="T20"> + -log</text:span><text:span text:style-name="T23"> P</text:span><text:span text:style-name="T24">E</text:span><text:span text:style-name="T23">(natural | NN)</text:span></text:p>
          </draw:text-box>
        </draw:frame>
        <draw:frame draw:style-name="gr8" draw:text-style-name="P21" draw:layer="layout" svg:width="19.392cm" svg:height="1.322cm" svg:x="6.347cm" svg:y="11.49cm">
          <draw:text-box>
            <text:p><text:span text:style-name="T20">best_score[“1 JJ”] = -log </text:span><text:span text:style-name="T21">P</text:span><text:span text:style-name="T22">T</text:span><text:span text:style-name="T21">(JJ|&lt;S&gt;)</text:span><text:span text:style-name="T20"> + -log</text:span><text:span text:style-name="T23"> P</text:span><text:span text:style-name="T24">E</text:span><text:span text:style-name="T23">(natural | JJ)</text:span></text:p>
          </draw:text-box>
        </draw:frame>
        <draw:frame draw:style-name="gr8" draw:text-style-name="P21" draw:layer="layout" svg:width="20.128cm" svg:height="1.322cm" svg:x="6.348cm" svg:y="13.49cm">
          <draw:text-box>
            <text:p><text:span text:style-name="T20">best_score[“1 VB”] = -log </text:span><text:span text:style-name="T21">P</text:span><text:span text:style-name="T22">T</text:span><text:span text:style-name="T21">(VB|&lt;S&gt;)</text:span><text:span text:style-name="T20"> + -log</text:span><text:span text:style-name="T23"> P</text:span><text:span text:style-name="T24">E</text:span><text:span text:style-name="T23">(natural | VB)</text:span></text:p>
          </draw:text-box>
        </draw:frame>
        <draw:frame draw:style-name="gr8" draw:text-style-name="P21" draw:layer="layout" svg:width="21.474cm" svg:height="1.322cm" svg:x="6.349cm" svg:y="15.59cm">
          <draw:text-box>
            <text:p><text:span text:style-name="T20">best_score[“1 LRB”] = -log </text:span><text:span text:style-name="T21">P</text:span><text:span text:style-name="T22">T</text:span><text:span text:style-name="T21">(LRB|&lt;S&gt;)</text:span><text:span text:style-name="T20"> + -log</text:span><text:span text:style-name="T23"> P</text:span><text:span text:style-name="T24">E</text:span><text:span text:style-name="T23">(natural | LRB)</text:span></text:p>
          </draw:text-box>
        </draw:frame>
        <draw:frame draw:style-name="gr8" draw:text-style-name="P21" draw:layer="layout" svg:width="21.843cm" svg:height="1.322cm" svg:x="6.349cm" svg:y="17.591cm">
          <draw:text-box>
            <text:p><text:span text:style-name="T20">best_score[“1 RRB”] = -log </text:span><text:span text:style-name="T21">P</text:span><text:span text:style-name="T22">T</text:span><text:span text:style-name="T21">(RRB|&lt;S&gt;)</text:span><text:span text:style-name="T20"> + -log</text:span><text:span text:style-name="T23"> P</text:span><text:span text:style-name="T24">E</text:span><text:span text:style-name="T23">(natural | RRB)</text:span></text:p>
          </draw:text-box>
        </draw:frame>
        <draw:custom-shape draw:style-name="gr7" draw:text-style-name="P6" draw:layer="layout" svg:width="27.74cm" svg:height="12.599cm" svg:x="0.1cm" svg:y="7.72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Kyodai_25_20Presentation" presentation:presentation-page-layout-name="AL2T1">
        <office:forms form:automatic-focus="false" form:apply-design-mode="false"/>
        <draw:frame presentation:style-name="pr4" draw:layer="layout" svg:width="25.199cm" svg:height="3.237cm" svg:x="1.27cm" svg:y="1.574cm" presentation:class="title" presentation:user-transformed="true">
          <draw:text-box>
            <text:p>Forward Step: Middle Parts</text:p>
          </draw:text-box>
        </draw:frame>
        <draw:frame presentation:style-name="pr5" draw:layer="layout" svg:width="25.199cm" svg:height="13.86cm" svg:x="1.471cm" svg:y="5.08cm" presentation:class="outline" presentation:user-transformed="true">
          <draw:text-box>
            <text:list text:style-name="L2">
              <text:list-item>
                <text:p>For middle words, calculate the minimum score for all possible previous POS tags</text:p>
              </text:list-item>
            </text:list>
          </draw:text-box>
        </draw:frame>
        <draw:custom-shape draw:style-name="gr17" draw:text-style-name="P22" draw:layer="layout" svg:width="2.54cm" svg:height="1.27cm" svg:x="0.41cm" svg:y="9.396cm">
          <text:p text:style-name="P6"><text:span text:style-name="T25">1:N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4" draw:layer="layout" svg:width="2.54cm" svg:height="1.27cm" svg:x="0.41cm" svg:y="11.496cm">
          <text:p text:style-name="P6"><text:span text:style-name="T14">1:JJ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4" draw:layer="layout" svg:width="2.54cm" svg:height="1.27cm" svg:x="0.41cm" svg:y="13.496cm">
          <text:p text:style-name="P6"><text:span text:style-name="T14">1:V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3" draw:layer="layout" svg:width="2.54cm" svg:height="1.27cm" svg:x="0.41cm" svg:y="15.496cm">
          <text:p text:style-name="P6"><text:span text:style-name="T26">1:LR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3" draw:layer="layout" svg:width="2.54cm" svg:height="1.27cm" svg:x="0.41cm" svg:y="17.496cm">
          <text:p text:style-name="P6"><text:span text:style-name="T26">1:RR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" draw:text-style-name="P16" draw:layer="layout" svg:width="1.488cm" svg:height="1.352cm" svg:x="0.845cm" svg:y="18.651cm">
          <draw:text-box>
            <text:p><text:span text:style-name="T14">…</text:span></text:p>
          </draw:text-box>
        </draw:frame>
        <draw:frame draw:style-name="gr8" draw:text-style-name="P24" draw:layer="layout" svg:width="3.529cm" svg:height="1.352cm" svg:x="-0.085cm" svg:y="7.85cm">
          <draw:text-box>
            <text:p><text:span text:style-name="T25">natural</text:span></text:p>
          </draw:text-box>
        </draw:frame>
        <draw:frame draw:style-name="gr8" draw:text-style-name="P25" draw:layer="layout" svg:width="20.17cm" svg:height="7.321cm" svg:x="7.385cm" svg:y="9.025cm">
          <draw:text-box>
            <text:p><text:span text:style-name="T27">best_score[“2 NN”] = min( </text:span><text:span text:style-name="T27"><text:line-break/></text:span><text:span text:style-name="T27"> </text:span><text:span text:style-name="T28">best_score[“1 NN”]</text:span><text:span text:style-name="T27"> + -log </text:span><text:span text:style-name="T29">P</text:span><text:span text:style-name="T30">T</text:span><text:span text:style-name="T29">(NN|NN)</text:span><text:span text:style-name="T27"> + -log </text:span><text:span text:style-name="T31">P</text:span><text:span text:style-name="T32">E</text:span><text:span text:style-name="T31">(language | NN)</text:span><text:span text:style-name="T27">,</text:span><text:span text:style-name="T27"><text:line-break/></text:span><text:span text:style-name="T27"> </text:span><text:span text:style-name="T28">best_score[“1 JJ”]</text:span><text:span text:style-name="T27"> + -log </text:span><text:span text:style-name="T29">P</text:span><text:span text:style-name="T30">T</text:span><text:span text:style-name="T29">(NN|JJ)</text:span><text:span text:style-name="T27"> + -log </text:span><text:span text:style-name="T31">P</text:span><text:span text:style-name="T32">E</text:span><text:span text:style-name="T31">(language | NN)</text:span><text:span text:style-name="T27">,</text:span><text:span text:style-name="T27"><text:line-break/></text:span><text:span text:style-name="T27"> </text:span><text:span text:style-name="T28">best_score[“1 VB”]</text:span><text:span text:style-name="T27"> + -log </text:span><text:span text:style-name="T29">P</text:span><text:span text:style-name="T30">T</text:span><text:span text:style-name="T29">(NN|VB)</text:span><text:span text:style-name="T27"> + -log </text:span><text:span text:style-name="T31">P</text:span><text:span text:style-name="T32">E</text:span><text:span text:style-name="T31">(language | NN)</text:span><text:span text:style-name="T27">,</text:span><text:span text:style-name="T27"><text:line-break/></text:span><text:span text:style-name="T27"> </text:span><text:span text:style-name="T28">best_score[“1 LRB”]</text:span><text:span text:style-name="T27"> + -log </text:span><text:span text:style-name="T29">P</text:span><text:span text:style-name="T30">T</text:span><text:span text:style-name="T29">(NN|LRB)</text:span><text:span text:style-name="T27"> + -log </text:span><text:span text:style-name="T31">P</text:span><text:span text:style-name="T32">E</text:span><text:span text:style-name="T31">(language | NN)</text:span><text:span text:style-name="T27">,</text:span><text:span text:style-name="T27"><text:line-break/></text:span><text:span text:style-name="T27"> </text:span><text:span text:style-name="T28">best_score[“1 RRB”]</text:span><text:span text:style-name="T27"> + -log </text:span><text:span text:style-name="T29">P</text:span><text:span text:style-name="T30">T</text:span><text:span text:style-name="T29">(NN|RRB)</text:span><text:span text:style-name="T27"> + -log </text:span><text:span text:style-name="T31">P</text:span><text:span text:style-name="T32">E</text:span><text:span text:style-name="T31">(language | NN)</text:span><text:span text:style-name="T27">,</text:span></text:p>
            <text:p><text:span text:style-name="T27"><text:s/></text:span><text:span text:style-name="T27">...</text:span><text:span text:style-name="T27"><text:line-break/></text:span><text:span text:style-name="T27">)</text:span></text:p>
          </draw:text-box>
        </draw:frame>
        <draw:custom-shape draw:style-name="gr13" draw:text-style-name="P14" draw:layer="layout" svg:width="2.54cm" svg:height="1.27cm" svg:x="4.38cm" svg:y="9.425cm">
          <text:p text:style-name="P6"><text:span text:style-name="T14">2:N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4" draw:layer="layout" svg:width="2.54cm" svg:height="1.27cm" svg:x="4.38cm" svg:y="11.525cm">
          <text:p text:style-name="P6"><text:span text:style-name="T14">2:JJ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4" draw:layer="layout" svg:width="2.54cm" svg:height="1.27cm" svg:x="4.38cm" svg:y="13.525cm">
          <text:p text:style-name="P6"><text:span text:style-name="T14">2:V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3" draw:layer="layout" svg:width="2.54cm" svg:height="1.27cm" svg:x="4.38cm" svg:y="15.525cm">
          <text:p text:style-name="P6"><text:span text:style-name="T26">2:LR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3" draw:layer="layout" svg:width="2.54cm" svg:height="1.27cm" svg:x="4.38cm" svg:y="17.525cm">
          <text:p text:style-name="P6"><text:span text:style-name="T26">2:RR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16" draw:layer="layout" svg:width="1.488cm" svg:height="1.352cm" svg:x="4.915cm" svg:y="18.68cm">
          <draw:text-box>
            <text:p><text:span text:style-name="T14">…</text:span></text:p>
          </draw:text-box>
        </draw:frame>
        <draw:line draw:style-name="gr16" draw:text-style-name="P6" draw:layer="layout" svg:x1="3.01cm" svg:y1="10.089cm" svg:x2="4.28cm" svg:y2="10.089cm">
          <text:p/>
        </draw:line>
        <draw:line draw:style-name="gr16" draw:text-style-name="P6" draw:layer="layout" svg:x1="3.01cm" svg:y1="12.089cm" svg:x2="4.19cm" svg:y2="10.424cm">
          <text:p/>
        </draw:line>
        <draw:line draw:style-name="gr16" draw:text-style-name="P6" draw:layer="layout" svg:x1="3.01cm" svg:y1="13.989cm" svg:x2="4.19cm" svg:y2="10.424cm">
          <text:p/>
        </draw:line>
        <draw:line draw:style-name="gr16" draw:text-style-name="P6" draw:layer="layout" svg:x1="3.01cm" svg:y1="15.989cm" svg:x2="4.19cm" svg:y2="10.424cm">
          <text:p/>
        </draw:line>
        <draw:line draw:style-name="gr16" draw:text-style-name="P6" draw:layer="layout" svg:x1="3.01cm" svg:y1="18.19cm" svg:x2="4.19cm" svg:y2="10.424cm">
          <text:p/>
        </draw:line>
        <draw:frame draw:style-name="gr8" draw:text-style-name="P20" draw:layer="layout" svg:width="4.574cm" svg:height="1.352cm" svg:x="3.716cm" svg:y="7.85cm">
          <draw:text-box>
            <text:p><text:span text:style-name="T19">language</text:span></text:p>
          </draw:text-box>
        </draw:frame>
        <draw:custom-shape draw:style-name="gr7" draw:text-style-name="P6" draw:layer="layout" svg:width="27.74cm" svg:height="13.233cm" svg:x="0.1cm" svg:y="7.622cm">
          <text:p/>
          <draw:enhanced-geometry svg:viewBox="0 0 21600 21600" draw:type="rectangle" draw:enhanced-path="M 0 0 L 21600 0 21600 21600 0 21600 0 0 Z N"/>
        </draw:custom-shape>
        <draw:frame draw:style-name="gr8" draw:text-style-name="P25" draw:layer="layout" svg:width="18.689cm" svg:height="4.642cm" svg:x="7.385cm" svg:y="16.225cm">
          <draw:text-box>
            <text:p><text:span text:style-name="T27">best_score[“2 JJ”] = min( </text:span><text:span text:style-name="T27"><text:line-break/></text:span><text:span text:style-name="T27"> </text:span><text:span text:style-name="T28">best_score[“1 NN”]</text:span><text:span text:style-name="T27"> + -log </text:span><text:span text:style-name="T29">P</text:span><text:span text:style-name="T30">T</text:span><text:span text:style-name="T29">(JJ|NN)</text:span><text:span text:style-name="T27"> + -log </text:span><text:span text:style-name="T31">P</text:span><text:span text:style-name="T32">E</text:span><text:span text:style-name="T31">(language | JJ)</text:span><text:span text:style-name="T27">,</text:span><text:span text:style-name="T27"><text:line-break/></text:span><text:span text:style-name="T27"> </text:span><text:span text:style-name="T28">best_score[“1 JJ”]</text:span><text:span text:style-name="T27"> + -log </text:span><text:span text:style-name="T29">P</text:span><text:span text:style-name="T30">T</text:span><text:span text:style-name="T29">(JJ|JJ)</text:span><text:span text:style-name="T27"> + -log </text:span><text:span text:style-name="T31">P</text:span><text:span text:style-name="T32">E</text:span><text:span text:style-name="T31">(language | JJ)</text:span><text:span text:style-name="T27">,</text:span><text:span text:style-name="T27"><text:line-break/></text:span><text:span text:style-name="T27"> </text:span><text:span text:style-name="T28">best_score[“1 VB”]</text:span><text:span text:style-name="T27"> + -log </text:span><text:span text:style-name="T29">P</text:span><text:span text:style-name="T30">T</text:span><text:span text:style-name="T29">(JJ|VB)</text:span><text:span text:style-name="T27"> + -log </text:span><text:span text:style-name="T31">P</text:span><text:span text:style-name="T32">E</text:span><text:span text:style-name="T31">(language | JJ)</text:span><text:span text:style-name="T27">,</text:span><text:span text:style-name="T27"><text:line-break/></text:span><text:span text:style-name="T27"> <text:s text:c="40"/>..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Kyodai_25_20Presentation" presentation:presentation-page-layout-name="AL2T1">
        <office:forms form:automatic-focus="false" form:apply-design-mode="false"/>
        <draw:frame presentation:style-name="pr4" draw:layer="layout" svg:width="25.199cm" svg:height="3.237cm" svg:x="1.27cm" svg:y="1.574cm" presentation:class="title" presentation:user-transformed="true">
          <draw:text-box>
            <text:p>Forward Step: Final Part</text:p>
          </draw:text-box>
        </draw:frame>
        <draw:frame presentation:style-name="pr10" draw:layer="layout" svg:width="25.199cm" svg:height="1.102cm" svg:x="1.471cm" svg:y="5.08cm" presentation:class="outline" presentation:user-transformed="true">
          <draw:text-box>
            <text:list text:style-name="L2">
              <text:list-item>
                <text:p>Finish up the sentence with the sentence final symbol</text:p>
              </text:list-item>
            </text:list>
          </draw:text-box>
        </draw:frame>
        <draw:custom-shape draw:style-name="gr17" draw:text-style-name="P22" draw:layer="layout" svg:width="2.54cm" svg:height="1.27cm" svg:x="0.41cm" svg:y="9.396cm">
          <text:p text:style-name="P6"><text:span text:style-name="T33">I</text:span><text:span text:style-name="T25">:N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4" draw:layer="layout" svg:width="2.54cm" svg:height="1.27cm" svg:x="0.41cm" svg:y="11.496cm">
          <text:p text:style-name="P6"><text:span text:style-name="T34">I</text:span><text:span text:style-name="T14">:JJ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4" draw:layer="layout" svg:width="2.54cm" svg:height="1.27cm" svg:x="0.41cm" svg:y="13.496cm">
          <text:p text:style-name="P6"><text:span text:style-name="T34">I</text:span><text:span text:style-name="T14">:V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9" draw:layer="layout" svg:width="2.54cm" svg:height="1.27cm" svg:x="0.41cm" svg:y="15.496cm">
          <text:p text:style-name="P6"><text:span text:style-name="T35">I</text:span><text:span text:style-name="T18">:LR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9" draw:layer="layout" svg:width="2.54cm" svg:height="1.27cm" svg:x="0.41cm" svg:y="17.496cm">
          <text:p text:style-name="P6"><text:span text:style-name="T35">I</text:span><text:span text:style-name="T18">:RR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" draw:text-style-name="P16" draw:layer="layout" svg:width="1.488cm" svg:height="1.352cm" svg:x="0.845cm" svg:y="18.651cm">
          <draw:text-box>
            <text:p><text:span text:style-name="T14">…</text:span></text:p>
          </draw:text-box>
        </draw:frame>
        <draw:frame draw:style-name="gr8" draw:text-style-name="P24" draw:layer="layout" svg:width="3.859cm" svg:height="1.352cm" svg:x="-0.085cm" svg:y="7.85cm">
          <draw:text-box>
            <text:p><text:span text:style-name="T25">science</text:span></text:p>
          </draw:text-box>
        </draw:frame>
        <draw:frame draw:style-name="gr8" draw:text-style-name="P26" draw:layer="layout" svg:width="13.803cm" svg:height="7.712cm" svg:x="9.785cm" svg:y="9.125cm">
          <draw:text-box>
            <text:p><text:span text:style-name="T36">best_score[“</text:span><text:span text:style-name="T37">I+1</text:span><text:span text:style-name="T36"> &lt;/S&gt;”] = min(</text:span><text:span text:style-name="T36"><text:line-break/></text:span><text:span text:style-name="T36"> <text:s text:c="2"/></text:span><text:span text:style-name="T38">best_score[“</text:span><text:span text:style-name="T39">I</text:span><text:span text:style-name="T38"> NN”]</text:span><text:span text:style-name="T36"> + -log </text:span><text:span text:style-name="T40">P</text:span><text:span text:style-name="T41">T</text:span><text:span text:style-name="T40">(&lt;/S&gt;|NN)</text:span><text:span text:style-name="T36">,</text:span><text:span text:style-name="T36"><text:line-break/></text:span><text:span text:style-name="T36"> <text:s text:c="2"/></text:span><text:span text:style-name="T38">best_score[“</text:span><text:span text:style-name="T39">I</text:span><text:span text:style-name="T38"> JJ”]</text:span><text:span text:style-name="T36"> + -log </text:span><text:span text:style-name="T40">P</text:span><text:span text:style-name="T41">T</text:span><text:span text:style-name="T40">(&lt;/S&gt;|JJ)</text:span><text:span text:style-name="T36">,</text:span><text:span text:style-name="T36"><text:line-break/></text:span><text:span text:style-name="T36"> <text:s text:c="2"/></text:span><text:span text:style-name="T38">best_score[“</text:span><text:span text:style-name="T39">I</text:span><text:span text:style-name="T38"> VB”]</text:span><text:span text:style-name="T36"> + -log </text:span><text:span text:style-name="T40">P</text:span><text:span text:style-name="T41">T</text:span><text:span text:style-name="T40">(&lt;/S&gt;|VB)</text:span><text:span text:style-name="T36">,</text:span><text:span text:style-name="T36"><text:line-break/></text:span><text:span text:style-name="T36"> <text:s text:c="2"/></text:span><text:span text:style-name="T38">best_score[“</text:span><text:span text:style-name="T39">I</text:span><text:span text:style-name="T38"> LRB”]</text:span><text:span text:style-name="T36"> + -log </text:span><text:span text:style-name="T40">P</text:span><text:span text:style-name="T41">T</text:span><text:span text:style-name="T40">(&lt;/S&gt;|LRB)</text:span><text:span text:style-name="T36">,</text:span><text:span text:style-name="T36"><text:line-break/></text:span><text:span text:style-name="T36"> <text:s text:c="2"/></text:span><text:span text:style-name="T38">best_score[“</text:span><text:span text:style-name="T39">I</text:span><text:span text:style-name="T38"> NN”]</text:span><text:span text:style-name="T36"> + -log </text:span><text:span text:style-name="T40">P</text:span><text:span text:style-name="T41">T</text:span><text:span text:style-name="T40">(&lt;/S&gt;|RRB)</text:span><text:span text:style-name="T36">,</text:span></text:p>
            <text:p><text:span text:style-name="T36"><text:s text:c="3"/></text:span><text:span text:style-name="T36">...</text:span><text:span text:style-name="T36"><text:line-break/></text:span><text:span text:style-name="T36">)</text:span></text:p>
          </draw:text-box>
        </draw:frame>
        <draw:custom-shape draw:style-name="gr13" draw:text-style-name="P14" draw:layer="layout" svg:width="4.51cm" svg:height="1.27cm" svg:x="4.38cm" svg:y="9.425cm">
          <text:p text:style-name="P6"><text:span text:style-name="T34">I+1</text:span><text:span text:style-name="T14">:&lt;/S&gt;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6" draw:text-style-name="P6" draw:layer="layout" svg:x1="3.01cm" svg:y1="10.089cm" svg:x2="4.28cm" svg:y2="10.089cm">
          <text:p/>
        </draw:line>
        <draw:line draw:style-name="gr16" draw:text-style-name="P6" draw:layer="layout" svg:x1="3.01cm" svg:y1="12.089cm" svg:x2="4.19cm" svg:y2="10.424cm">
          <text:p/>
        </draw:line>
        <draw:line draw:style-name="gr16" draw:text-style-name="P6" draw:layer="layout" svg:x1="3.01cm" svg:y1="13.989cm" svg:x2="4.19cm" svg:y2="10.424cm">
          <text:p/>
        </draw:line>
        <draw:line draw:style-name="gr16" draw:text-style-name="P6" draw:layer="layout" svg:x1="3.01cm" svg:y1="15.989cm" svg:x2="4.19cm" svg:y2="10.424cm">
          <text:p/>
        </draw:line>
        <draw:line draw:style-name="gr16" draw:text-style-name="P6" draw:layer="layout" svg:x1="3.01cm" svg:y1="18.19cm" svg:x2="4.19cm" svg:y2="10.424cm">
          <text:p/>
        </draw:line>
        <draw:custom-shape draw:style-name="gr7" draw:text-style-name="P6" draw:layer="layout" svg:width="27.74cm" svg:height="12.599cm" svg:x="0.1cm" svg:y="7.72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Kyodai_25_20Presentation" presentation:presentation-page-layout-name="AL2T1">
        <office:forms form:automatic-focus="false" form:apply-design-mode="false"/>
        <draw:frame presentation:style-name="pr4" draw:layer="layout" svg:width="25.199cm" svg:height="3.237cm" svg:x="1.27cm" svg:y="1.574cm" presentation:class="title">
          <draw:text-box>
            <text:p>Viterbi Algorithm and Time</text:p>
          </draw:text-box>
        </draw:frame>
        <draw:frame presentation:style-name="pr5" draw:layer="layout" svg:width="25.199cm" svg:height="13.86cm" svg:x="1.471cm" svg:y="5.08cm" presentation:class="outline" presentation:user-transformed="true">
          <draw:text-box>
            <text:list text:style-name="L2">
              <text:list-item>
                <text:p>The time of the Viterbi algorithm depends on:</text:p>
                <text:list>
                  <text:list-item>
                    <text:p><text:span text:style-name="T2">type of problem</text:span>: POS? Word Segmentation? Parsing?</text:p>
                  </text:list-item>
                  <text:list-item>
                    <text:p><text:span text:style-name="T2">length of sentence</text:span>: Longer Sentence=More Time</text:p>
                  </text:list-item>
                  <text:list-item>
                    <text:p><text:span text:style-name="T2">number of tags</text:span>: More Tags=More Time</text:p>
                  </text:list-item>
                </text:list>
              </text:list-item>
              <text:list-item>
                <text:p>What is time complexity of HMM POS tagging?</text:p>
                <text:list>
                  <text:list-item>
                    <text:p>T = Number of tags</text:p>
                  </text:list-item>
                  <text:list-item>
                    <text:p>N = length of sentenc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Kyodai_25_20Presentation" presentation:presentation-page-layout-name="AL2T1">
        <office:forms form:automatic-focus="false" form:apply-design-mode="false"/>
        <draw:frame presentation:style-name="pr4" draw:layer="layout" svg:width="25.199cm" svg:height="3.237cm" svg:x="1.27cm" svg:y="1.574cm" presentation:class="title">
          <draw:text-box>
            <text:p>Simple Viterbi Doesn't Scale</text:p>
          </draw:text-box>
        </draw:frame>
        <draw:frame presentation:style-name="pr5" draw:layer="layout" svg:width="25.199cm" svg:height="13.86cm" svg:x="1.471cm" svg:y="5.08cm" presentation:class="outline" presentation:user-transformed="true">
          <draw:text-box>
            <text:list text:style-name="L2">
              <text:list-item>
                <text:p><text:span text:style-name="T2">Tagging:</text:span></text:p>
                <text:list>
                  <text:list-item>
                    <text:p><text:span text:style-name="T42">Named Entity Recognition:</text:span><text:line-break/>T = types of named entities (100s to 1000s)</text:p>
                  </text:list-item>
                  <text:list-item>
                    <text:p>Supertagging:<text:line-break/>T = grammar rules (100s)</text:p>
                  </text:list-item>
                </text:list>
              </text:list-item>
              <text:list-item>
                <text:p><text:span text:style-name="T2">Other difficult search problems:</text:span></text:p>
                <text:list>
                  <text:list-item>
                    <text:p>Parsing: T * N<text:span text:style-name="T43">3</text:span></text:p>
                  </text:list-item>
                  <text:list-item>
                    <text:p>Speech Recognition: (frames)*(WFST states, millions)</text:p>
                  </text:list-item>
                  <text:list-item>
                    <text:p>Machine Translation: NP complet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Kyodai_25_20Presentation" presentation:presentation-page-layout-name="AL2T1">
        <office:forms form:automatic-focus="false" form:apply-design-mode="false"/>
        <draw:frame presentation:style-name="pr4" draw:layer="layout" svg:width="25.199cm" svg:height="3.237cm" svg:x="1.27cm" svg:y="1.574cm" presentation:class="title">
          <draw:text-box>
            <text:p>Two Popular Solutions</text:p>
          </draw:text-box>
        </draw:frame>
        <draw:frame presentation:style-name="pr5" draw:layer="layout" svg:width="25.199cm" svg:height="13.86cm" svg:x="1.471cm" svg:y="5.08cm" presentation:class="outline" presentation:user-transformed="true">
          <draw:text-box>
            <text:list text:style-name="L2">
              <text:list-item>
                <text:p><text:span text:style-name="T2">Beam Search:</text:span></text:p>
                <text:list>
                  <text:list-item>
                    <text:p>Remove low probability partial hypotheses</text:p>
                  </text:list-item>
                  <text:list-item>
                    <text:p><text:span text:style-name="T44">+ Simple, search time is stable</text:span></text:p>
                  </text:list-item>
                  <text:list-item>
                    <text:p><text:span text:style-name="T3">- Might not find the best answer</text:span></text:p>
                  </text:list-item>
                </text:list>
              </text:list-item>
              <text:list-item>
                <text:p><text:span text:style-name="T2">A* Search:</text:span></text:p>
                <text:list>
                  <text:list-item>
                    <text:p>Depth-first search, create a heuristic function of cost to process the remaining hypotheses</text:p>
                  </text:list-item>
                  <text:list-item>
                    <text:p><text:span text:style-name="T44">+ Faster than Viterbi, exact</text:span></text:p>
                  </text:list-item>
                  <text:list-item>
                    <text:p><text:span text:style-name="T3">- Must be able to create heuristic, search time is not stabl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Kyodai_25_20Presentation" presentation:presentation-page-layout-name="AL2T1">
        <office:forms form:automatic-focus="false" form:apply-design-mode="false"/>
        <draw:frame presentation:style-name="pr4" draw:layer="layout" svg:width="25.199cm" svg:height="3.237cm" svg:x="1.27cm" svg:y="7.974cm" presentation:class="title" presentation:user-transformed="true">
          <draw:text-box>
            <text:p>Beam Search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Kyodai_25_20Presentation" presentation:presentation-page-layout-name="AL2T1">
        <office:forms form:automatic-focus="false" form:apply-design-mode="false"/>
        <draw:frame presentation:style-name="pr4" draw:layer="layout" svg:width="25.199cm" svg:height="3.237cm" svg:x="1.27cm" svg:y="1.574cm" presentation:class="title">
          <draw:text-box>
            <text:p>Beam Search</text:p>
          </draw:text-box>
        </draw:frame>
        <draw:frame presentation:style-name="pr5" draw:layer="layout" svg:width="25.199cm" svg:height="13.86cm" svg:x="1.471cm" svg:y="5.08cm" presentation:class="outline">
          <draw:text-box>
            <text:list text:style-name="L2">
              <text:list-item>
                <text:p>Choose <text:span text:style-name="T2">beam</text:span> of <text:span text:style-name="T45">B</text:span> hypotheses</text:p>
              </text:list-item>
              <text:list-item>
                <text:p>Do Viterbi algorithm, but keep only best <text:span text:style-name="T45">B</text:span> hypotheses at each step</text:p>
              </text:list-item>
              <text:list-item>
                <text:p>Definition of “step” depends on task:</text:p>
                <text:list>
                  <text:list-item>
                    <text:p><text:span text:style-name="T2">Tagging:</text:span> Same number of words tagged</text:p>
                  </text:list-item>
                  <text:list-item>
                    <text:p><text:span text:style-name="T2">Machine Translation:</text:span> Same number of words translated</text:p>
                  </text:list-item>
                  <text:list-item>
                    <text:p><text:span text:style-name="T2">Speech Recognition:</text:span> Same number of frames process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Kyodai_25_20Presentation" presentation:presentation-page-layout-name="AL2T1">
        <office:forms form:automatic-focus="false" form:apply-design-mode="false"/>
        <draw:frame presentation:style-name="pr4" draw:layer="layout" svg:width="25.199cm" svg:height="3.237cm" svg:x="1.27cm" svg:y="1.574cm" presentation:class="title" presentation:user-transformed="true">
          <draw:text-box>
            <text:p>Calculate Best Scores (First Word)</text:p>
          </draw:text-box>
        </draw:frame>
        <draw:frame presentation:style-name="pr11" draw:layer="layout" svg:width="25.199cm" svg:height="1.27cm" svg:x="1.471cm" svg:y="5.08cm" presentation:class="outline" presentation:user-transformed="true">
          <draw:text-box>
            <text:list text:style-name="L2">
              <text:list-item>
                <text:p>Calculate best scores for first word</text:p>
              </text:list-item>
            </text:list>
          </draw:text-box>
        </draw:frame>
        <draw:custom-shape draw:style-name="gr9" draw:text-style-name="P14" draw:layer="layout" svg:width="2.54cm" svg:height="1.27cm" svg:x="3.81cm" svg:y="9.396cm">
          <text:p text:style-name="P6"><text:span text:style-name="T14">1:N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4" draw:layer="layout" svg:width="2.54cm" svg:height="1.27cm" svg:x="3.81cm" svg:y="11.496cm">
          <text:p text:style-name="P6"><text:span text:style-name="T14">1:JJ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4" draw:layer="layout" svg:width="2.54cm" svg:height="1.27cm" svg:x="3.81cm" svg:y="13.496cm">
          <text:p text:style-name="P6"><text:span text:style-name="T14">1:V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9" draw:layer="layout" svg:width="2.54cm" svg:height="1.27cm" svg:x="3.81cm" svg:y="15.496cm">
          <text:p text:style-name="P6"><text:span text:style-name="T18">1:LR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9" draw:layer="layout" svg:width="2.54cm" svg:height="1.27cm" svg:x="3.81cm" svg:y="17.496cm">
          <text:p text:style-name="P6"><text:span text:style-name="T18">1:RR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16" draw:layer="layout" svg:width="1.488cm" svg:height="7.856cm" svg:x="4.345cm" svg:y="18.651cm">
          <draw:text-box>
            <text:p><text:span text:style-name="T14">…</text:span></text:p>
          </draw:text-box>
        </draw:frame>
        <draw:custom-shape draw:style-name="gr13" draw:text-style-name="P19" draw:layer="layout" svg:width="2.54cm" svg:height="1.27cm" svg:x="0.21cm" svg:y="9.396cm">
          <text:p text:style-name="P6"><text:span text:style-name="T18">0:&lt;S&gt;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line draw:style-name="gr16" draw:text-style-name="P6" draw:layer="layout" svg:x1="2.775cm" svg:y1="10.061cm" svg:x2="3.81cm" svg:y2="10.061cm">
            <text:p/>
          </draw:line>
          <draw:line draw:style-name="gr16" draw:text-style-name="P6" draw:layer="layout" svg:x1="2.775cm" svg:y1="10.061cm" svg:x2="3.81cm" svg:y2="12.301cm">
            <text:p/>
          </draw:line>
          <draw:line draw:style-name="gr16" draw:text-style-name="P6" draw:layer="layout" svg:x1="2.775cm" svg:y1="10.061cm" svg:x2="3.81cm" svg:y2="14.206cm">
            <text:p/>
          </draw:line>
          <draw:line draw:style-name="gr16" draw:text-style-name="P6" draw:layer="layout" svg:x1="2.775cm" svg:y1="10.061cm" svg:x2="3.81cm" svg:y2="16.111cm">
            <text:p/>
          </draw:line>
          <draw:line draw:style-name="gr16" draw:text-style-name="P6" draw:layer="layout" svg:x1="2.775cm" svg:y1="10.061cm" svg:x2="3.81cm" svg:y2="18.651cm">
            <text:p/>
          </draw:line>
        </draw:g>
        <draw:frame draw:style-name="gr8" draw:text-style-name="P20" draw:layer="layout" svg:width="3.529cm" svg:height="1.352cm" svg:x="3.215cm" svg:y="7.85cm">
          <draw:text-box>
            <text:p><text:span text:style-name="T19">natural</text:span></text:p>
          </draw:text-box>
        </draw:frame>
        <draw:frame draw:style-name="gr8" draw:text-style-name="P21" draw:layer="layout" svg:width="8.837cm" svg:height="1.077cm" svg:x="6.346cm" svg:y="9.49cm">
          <draw:text-box>
            <text:p><text:span text:style-name="T20">best_score[“1 NN”] = -3.1</text:span></text:p>
          </draw:text-box>
        </draw:frame>
        <draw:frame draw:style-name="gr8" draw:text-style-name="P21" draw:layer="layout" svg:width="8.516cm" svg:height="1.077cm" svg:x="6.347cm" svg:y="11.49cm">
          <draw:text-box>
            <text:p><text:span text:style-name="T20">best_score[“1 JJ”] = -4.2</text:span></text:p>
          </draw:text-box>
        </draw:frame>
        <draw:frame draw:style-name="gr8" draw:text-style-name="P21" draw:layer="layout" svg:width="8.761cm" svg:height="1.077cm" svg:x="6.348cm" svg:y="13.49cm">
          <draw:text-box>
            <text:p><text:span text:style-name="T20">best_score[“1 VB”] = -5.4</text:span></text:p>
          </draw:text-box>
        </draw:frame>
        <draw:frame draw:style-name="gr8" draw:text-style-name="P21" draw:layer="layout" svg:width="9.21cm" svg:height="1.077cm" svg:x="6.349cm" svg:y="15.59cm">
          <draw:text-box>
            <text:p><text:span text:style-name="T20">best_score[“1 LRB”] = -8.2</text:span></text:p>
          </draw:text-box>
        </draw:frame>
        <draw:frame draw:style-name="gr8" draw:text-style-name="P21" draw:layer="layout" svg:width="9.333cm" svg:height="1.077cm" svg:x="6.349cm" svg:y="17.591cm">
          <draw:text-box>
            <text:p><text:span text:style-name="T20">best_score[“1 RRB”] = -8.1</text:span></text:p>
          </draw:text-box>
        </draw:frame>
        <draw:custom-shape draw:style-name="gr7" draw:text-style-name="P6" draw:layer="layout" svg:width="27.74cm" svg:height="12.599cm" svg:x="0.1cm" svg:y="7.72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6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Kyodai_25_20Presentation" presentation:presentation-page-layout-name="AL2T1">
        <office:forms form:automatic-focus="false" form:apply-design-mode="false"/>
        <draw:frame presentation:style-name="pr4" draw:layer="layout" svg:width="25.199cm" svg:height="3.237cm" svg:x="1.27cm" svg:y="1.574cm" presentation:class="title" presentation:user-transformed="true">
          <draw:text-box>
            <text:p>Keep Best B Hypotheses (w<text:span text:style-name="T46">1</text:span>)</text:p>
          </draw:text-box>
        </draw:frame>
        <draw:frame presentation:style-name="pr11" draw:layer="layout" svg:width="25.199cm" svg:height="2.703cm" svg:x="1.471cm" svg:y="4.78cm" presentation:class="outline" presentation:user-transformed="true">
          <draw:text-box>
            <text:list text:style-name="L2">
              <text:list-item>
                <text:p>Remove hypotheses with low scores</text:p>
              </text:list-item>
              <text:list-item>
                <text:p>For example, B=3</text:p>
              </text:list-item>
            </text:list>
          </draw:text-box>
        </draw:frame>
        <draw:custom-shape draw:style-name="gr9" draw:text-style-name="P14" draw:layer="layout" svg:width="2.54cm" svg:height="1.27cm" svg:x="3.81cm" svg:y="9.396cm">
          <text:p text:style-name="P6"><text:span text:style-name="T14">1:N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4" draw:layer="layout" svg:width="2.54cm" svg:height="1.27cm" svg:x="3.81cm" svg:y="11.496cm">
          <text:p text:style-name="P6"><text:span text:style-name="T14">1:JJ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4" draw:layer="layout" svg:width="2.54cm" svg:height="1.27cm" svg:x="3.81cm" svg:y="13.496cm">
          <text:p text:style-name="P6"><text:span text:style-name="T14">1:V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9" draw:layer="layout" svg:width="2.54cm" svg:height="1.27cm" svg:x="3.81cm" svg:y="15.496cm">
          <text:p text:style-name="P6"><text:span text:style-name="T18">1:LR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9" draw:layer="layout" svg:width="2.54cm" svg:height="1.27cm" svg:x="3.81cm" svg:y="17.496cm">
          <text:p text:style-name="P6"><text:span text:style-name="T18">1:RR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16" draw:layer="layout" svg:width="1.488cm" svg:height="7.856cm" svg:x="4.345cm" svg:y="18.651cm">
          <draw:text-box>
            <text:p><text:span text:style-name="T14">…</text:span></text:p>
          </draw:text-box>
        </draw:frame>
        <draw:custom-shape draw:style-name="gr13" draw:text-style-name="P19" draw:layer="layout" svg:width="2.54cm" svg:height="1.27cm" svg:x="0.21cm" svg:y="9.396cm">
          <text:p text:style-name="P6"><text:span text:style-name="T18">0:&lt;S&gt;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line draw:style-name="gr16" draw:text-style-name="P6" draw:layer="layout" svg:x1="2.775cm" svg:y1="10.061cm" svg:x2="3.81cm" svg:y2="10.061cm">
            <text:p/>
          </draw:line>
          <draw:line draw:style-name="gr16" draw:text-style-name="P6" draw:layer="layout" svg:x1="2.775cm" svg:y1="10.061cm" svg:x2="3.81cm" svg:y2="12.301cm">
            <text:p/>
          </draw:line>
          <draw:line draw:style-name="gr16" draw:text-style-name="P6" draw:layer="layout" svg:x1="2.775cm" svg:y1="10.061cm" svg:x2="3.81cm" svg:y2="14.206cm">
            <text:p/>
          </draw:line>
          <draw:line draw:style-name="gr16" draw:text-style-name="P6" draw:layer="layout" svg:x1="2.775cm" svg:y1="10.061cm" svg:x2="3.81cm" svg:y2="16.111cm">
            <text:p/>
          </draw:line>
          <draw:line draw:style-name="gr16" draw:text-style-name="P6" draw:layer="layout" svg:x1="2.775cm" svg:y1="10.061cm" svg:x2="3.81cm" svg:y2="18.651cm">
            <text:p/>
          </draw:line>
        </draw:g>
        <draw:frame draw:style-name="gr8" draw:text-style-name="P20" draw:layer="layout" svg:width="3.529cm" svg:height="1.352cm" svg:x="3.215cm" svg:y="7.85cm">
          <draw:text-box>
            <text:p><text:span text:style-name="T19">natural</text:span></text:p>
          </draw:text-box>
        </draw:frame>
        <draw:frame draw:style-name="gr8" draw:text-style-name="P21" draw:layer="layout" svg:width="8.837cm" svg:height="1.077cm" svg:x="6.346cm" svg:y="9.49cm">
          <draw:text-box>
            <text:p><text:span text:style-name="T20">best_score[“1 NN”] = -3.1</text:span></text:p>
          </draw:text-box>
        </draw:frame>
        <draw:frame draw:style-name="gr8" draw:text-style-name="P21" draw:layer="layout" svg:width="8.516cm" svg:height="1.077cm" svg:x="6.347cm" svg:y="11.49cm">
          <draw:text-box>
            <text:p><text:span text:style-name="T20">best_score[“1 JJ”] = -4.2</text:span></text:p>
          </draw:text-box>
        </draw:frame>
        <draw:frame draw:style-name="gr8" draw:text-style-name="P21" draw:layer="layout" svg:width="8.761cm" svg:height="1.077cm" svg:x="6.348cm" svg:y="13.49cm">
          <draw:text-box>
            <text:p><text:span text:style-name="T20">best_score[“1 VB”] = -5.4</text:span></text:p>
          </draw:text-box>
        </draw:frame>
        <draw:frame draw:style-name="gr8" draw:text-style-name="P21" draw:layer="layout" svg:width="9.21cm" svg:height="1.077cm" svg:x="6.349cm" svg:y="15.59cm">
          <draw:text-box>
            <text:p><text:span text:style-name="T20">best_score[“1 LRB”] = -8.2</text:span></text:p>
          </draw:text-box>
        </draw:frame>
        <draw:frame draw:style-name="gr8" draw:text-style-name="P21" draw:layer="layout" svg:width="9.333cm" svg:height="1.077cm" svg:x="6.349cm" svg:y="17.591cm">
          <draw:text-box>
            <text:p><text:span text:style-name="T20">best_score[“1 RRB”] = -8.1</text:span></text:p>
          </draw:text-box>
        </draw:frame>
        <draw:custom-shape draw:style-name="gr7" draw:text-style-name="P6" draw:layer="layout" svg:width="27.74cm" svg:height="12.599cm" svg:x="0.1cm" svg:y="7.72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6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Kyodai_25_20Presentation" presentation:presentation-page-layout-name="AL2T1">
        <office:forms form:automatic-focus="false" form:apply-design-mode="false"/>
        <draw:frame presentation:style-name="pr4" draw:layer="layout" svg:width="25.199cm" svg:height="3.237cm" svg:x="1.27cm" svg:y="1.574cm" presentation:class="title" presentation:user-transformed="true">
          <draw:text-box>
            <text:p>Calculate Probabilities (w<text:span text:style-name="T46">2</text:span><text:span text:style-name="T47">)</text:span></text:p>
          </draw:text-box>
        </draw:frame>
        <draw:frame presentation:style-name="pr5" draw:layer="layout" svg:width="25.199cm" svg:height="13.86cm" svg:x="1.471cm" svg:y="5.08cm" presentation:class="outline" presentation:user-transformed="true">
          <draw:text-box>
            <text:list text:style-name="L2">
              <text:list-item>
                <text:p>Calculate score, but ignore removed hypotheses</text:p>
              </text:list-item>
            </text:list>
          </draw:text-box>
        </draw:frame>
        <draw:custom-shape draw:style-name="gr17" draw:text-style-name="P22" draw:layer="layout" svg:width="2.54cm" svg:height="1.27cm" svg:x="0.41cm" svg:y="9.396cm">
          <text:p text:style-name="P6"><text:span text:style-name="T25">1:N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4" draw:layer="layout" svg:width="2.54cm" svg:height="1.27cm" svg:x="0.41cm" svg:y="11.496cm">
          <text:p text:style-name="P6"><text:span text:style-name="T14">1:JJ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4" draw:layer="layout" svg:width="2.54cm" svg:height="1.27cm" svg:x="0.41cm" svg:y="13.496cm">
          <text:p text:style-name="P6"><text:span text:style-name="T14">1:V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23" draw:layer="layout" svg:width="2.54cm" svg:height="1.27cm" svg:x="0.41cm" svg:y="15.496cm">
          <text:p text:style-name="P6"><text:span text:style-name="T26">1:LR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23" draw:layer="layout" svg:width="2.54cm" svg:height="1.27cm" svg:x="0.41cm" svg:y="17.496cm">
          <text:p text:style-name="P6"><text:span text:style-name="T26">1:RR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" draw:text-style-name="P16" draw:layer="layout" svg:width="1.488cm" svg:height="1.352cm" svg:x="0.845cm" svg:y="18.651cm">
          <draw:text-box>
            <text:p><text:span text:style-name="T14">…</text:span></text:p>
          </draw:text-box>
        </draw:frame>
        <draw:frame draw:style-name="gr8" draw:text-style-name="P24" draw:layer="layout" svg:width="3.529cm" svg:height="1.352cm" svg:x="-0.085cm" svg:y="7.85cm">
          <draw:text-box>
            <text:p><text:span text:style-name="T25">natural</text:span></text:p>
          </draw:text-box>
        </draw:frame>
        <draw:frame draw:style-name="gr8" draw:text-style-name="P25" draw:layer="layout" svg:width="20.17cm" svg:height="7.321cm" svg:x="7.385cm" svg:y="9.025cm">
          <draw:text-box>
            <text:p><text:span text:style-name="T27">best_score[“2 NN”] = min( </text:span><text:span text:style-name="T27"><text:line-break/></text:span><text:span text:style-name="T27"> </text:span><text:span text:style-name="T28">best_score[“1 NN”]</text:span><text:span text:style-name="T27"> + -log </text:span><text:span text:style-name="T29">P</text:span><text:span text:style-name="T30">T</text:span><text:span text:style-name="T29">(NN|NN)</text:span><text:span text:style-name="T27"> + -log </text:span><text:span text:style-name="T31">P</text:span><text:span text:style-name="T32">E</text:span><text:span text:style-name="T31">(language | NN)</text:span><text:span text:style-name="T27">,</text:span><text:span text:style-name="T27"><text:line-break/></text:span><text:span text:style-name="T27"> </text:span><text:span text:style-name="T28">best_score[“1 JJ”]</text:span><text:span text:style-name="T27"> + -log </text:span><text:span text:style-name="T29">P</text:span><text:span text:style-name="T30">T</text:span><text:span text:style-name="T29">(NN|JJ)</text:span><text:span text:style-name="T27"> + -log </text:span><text:span text:style-name="T31">P</text:span><text:span text:style-name="T32">E</text:span><text:span text:style-name="T31">(language | NN)</text:span><text:span text:style-name="T27">,</text:span><text:span text:style-name="T27"><text:line-break/></text:span><text:span text:style-name="T27"> </text:span><text:span text:style-name="T28">best_score[“1 VB”]</text:span><text:span text:style-name="T27"> + -log </text:span><text:span text:style-name="T29">P</text:span><text:span text:style-name="T30">T</text:span><text:span text:style-name="T29">(NN|VB)</text:span><text:span text:style-name="T27"> + -log </text:span><text:span text:style-name="T31">P</text:span><text:span text:style-name="T32">E</text:span><text:span text:style-name="T31">(language | NN)</text:span><text:span text:style-name="T27">,</text:span><text:span text:style-name="T27"><text:line-break/></text:span><text:span text:style-name="T27"> </text:span><text:span text:style-name="T48">best_score[“1 LRB”]</text:span><text:span text:style-name="T49"> + -log </text:span><text:span text:style-name="T50">P</text:span><text:span text:style-name="T51">T</text:span><text:span text:style-name="T50">(NN|LRB)</text:span><text:span text:style-name="T49"> + -log </text:span><text:span text:style-name="T52">P</text:span><text:span text:style-name="T53">E</text:span><text:span text:style-name="T52">(language | NN)</text:span><text:span text:style-name="T49">,</text:span><text:span text:style-name="T27"><text:line-break/></text:span><text:span text:style-name="T49"> </text:span><text:span text:style-name="T48">best_score[“1 RRB”]</text:span><text:span text:style-name="T49"> + -log </text:span><text:span text:style-name="T50">P</text:span><text:span text:style-name="T51">T</text:span><text:span text:style-name="T50">(NN|RRB)</text:span><text:span text:style-name="T49"> + -log </text:span><text:span text:style-name="T52">P</text:span><text:span text:style-name="T53">E</text:span><text:span text:style-name="T52">(language | NN)</text:span><text:span text:style-name="T49">,</text:span></text:p>
            <text:p><text:span text:style-name="T27"><text:s/></text:span><text:span text:style-name="T27">...</text:span><text:span text:style-name="T27"><text:line-break/></text:span><text:span text:style-name="T27">)</text:span></text:p>
          </draw:text-box>
        </draw:frame>
        <draw:custom-shape draw:style-name="gr13" draw:text-style-name="P14" draw:layer="layout" svg:width="2.54cm" svg:height="1.27cm" svg:x="4.38cm" svg:y="9.425cm">
          <text:p text:style-name="P6"><text:span text:style-name="T14">2:N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4" draw:layer="layout" svg:width="2.54cm" svg:height="1.27cm" svg:x="4.38cm" svg:y="11.525cm">
          <text:p text:style-name="P6"><text:span text:style-name="T14">2:JJ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4" draw:layer="layout" svg:width="2.54cm" svg:height="1.27cm" svg:x="4.38cm" svg:y="13.525cm">
          <text:p text:style-name="P6"><text:span text:style-name="T14">2:V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3" draw:layer="layout" svg:width="2.54cm" svg:height="1.27cm" svg:x="4.38cm" svg:y="15.525cm">
          <text:p text:style-name="P6"><text:span text:style-name="T26">2:LR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3" draw:layer="layout" svg:width="2.54cm" svg:height="1.27cm" svg:x="4.38cm" svg:y="17.525cm">
          <text:p text:style-name="P6"><text:span text:style-name="T26">2:RR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16" draw:layer="layout" svg:width="1.488cm" svg:height="1.352cm" svg:x="4.915cm" svg:y="18.68cm">
          <draw:text-box>
            <text:p><text:span text:style-name="T14">…</text:span></text:p>
          </draw:text-box>
        </draw:frame>
        <draw:line draw:style-name="gr16" draw:text-style-name="P6" draw:layer="layout" svg:x1="3.01cm" svg:y1="10.089cm" svg:x2="4.28cm" svg:y2="10.089cm">
          <text:p/>
        </draw:line>
        <draw:line draw:style-name="gr16" draw:text-style-name="P6" draw:layer="layout" svg:x1="3.01cm" svg:y1="12.089cm" svg:x2="4.19cm" svg:y2="10.424cm">
          <text:p/>
        </draw:line>
        <draw:line draw:style-name="gr16" draw:text-style-name="P6" draw:layer="layout" svg:x1="3.01cm" svg:y1="13.989cm" svg:x2="4.19cm" svg:y2="10.424cm">
          <text:p/>
        </draw:line>
        <draw:frame draw:style-name="gr8" draw:text-style-name="P20" draw:layer="layout" svg:width="4.574cm" svg:height="1.352cm" svg:x="3.716cm" svg:y="7.85cm">
          <draw:text-box>
            <text:p><text:span text:style-name="T19">language</text:span></text:p>
          </draw:text-box>
        </draw:frame>
        <draw:custom-shape draw:style-name="gr7" draw:text-style-name="P6" draw:layer="layout" svg:width="27.74cm" svg:height="13.233cm" svg:x="0.1cm" svg:y="7.622cm">
          <text:p/>
          <draw:enhanced-geometry svg:viewBox="0 0 21600 21600" draw:type="rectangle" draw:enhanced-path="M 0 0 L 21600 0 21600 21600 0 21600 0 0 Z N"/>
        </draw:custom-shape>
        <draw:frame draw:style-name="gr8" draw:text-style-name="P25" draw:layer="layout" svg:width="18.689cm" svg:height="4.642cm" svg:x="7.385cm" svg:y="16.225cm">
          <draw:text-box>
            <text:p><text:span text:style-name="T27">best_score[“2 JJ”] = min( </text:span><text:span text:style-name="T27"><text:line-break/></text:span><text:span text:style-name="T27"> </text:span><text:span text:style-name="T28">best_score[“1 NN”]</text:span><text:span text:style-name="T27"> + -log </text:span><text:span text:style-name="T29">P</text:span><text:span text:style-name="T30">T</text:span><text:span text:style-name="T29">(JJ|NN)</text:span><text:span text:style-name="T27"> + -log </text:span><text:span text:style-name="T31">P</text:span><text:span text:style-name="T32">E</text:span><text:span text:style-name="T31">(language | JJ)</text:span><text:span text:style-name="T27">,</text:span><text:span text:style-name="T27"><text:line-break/></text:span><text:span text:style-name="T27"> </text:span><text:span text:style-name="T28">best_score[“1 JJ”]</text:span><text:span text:style-name="T27"> + -log </text:span><text:span text:style-name="T29">P</text:span><text:span text:style-name="T30">T</text:span><text:span text:style-name="T29">(JJ|JJ)</text:span><text:span text:style-name="T27"> + -log </text:span><text:span text:style-name="T31">P</text:span><text:span text:style-name="T32">E</text:span><text:span text:style-name="T31">(language | JJ)</text:span><text:span text:style-name="T27">,</text:span><text:span text:style-name="T27"><text:line-break/></text:span><text:span text:style-name="T27"> </text:span><text:span text:style-name="T28">best_score[“1 VB”]</text:span><text:span text:style-name="T27"> + -log </text:span><text:span text:style-name="T29">P</text:span><text:span text:style-name="T30">T</text:span><text:span text:style-name="T29">(JJ|VB)</text:span><text:span text:style-name="T27"> + -log </text:span><text:span text:style-name="T31">P</text:span><text:span text:style-name="T32">E</text:span><text:span text:style-name="T31">(language | JJ)</text:span><text:span text:style-name="T27">,</text:span><text:span text:style-name="T27"><text:line-break/></text:span><text:span text:style-name="T27"> <text:s text:c="40"/>..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6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Kyodai_25_20Presentation" presentation:presentation-page-layout-name="AL2T1">
        <office:forms form:automatic-focus="false" form:apply-design-mode="false"/>
        <draw:frame presentation:style-name="pr4" draw:layer="layout" svg:width="25.199cm" svg:height="3.237cm" svg:x="1.27cm" svg:y="1.574cm" presentation:class="title">
          <draw:text-box>
            <text:p>Beam Search is Faster</text:p>
          </draw:text-box>
        </draw:frame>
        <draw:frame presentation:style-name="pr5" draw:layer="layout" svg:width="25.199cm" svg:height="13.86cm" svg:x="1.471cm" svg:y="5.08cm" presentation:class="outline">
          <draw:text-box>
            <text:list text:style-name="L2">
              <text:list-item>
                <text:p>Remove some candidates from consideration<text:line-break/>→ faster speed!</text:p>
              </text:list-item>
              <text:list-item>
                <text:p>What is the time complexity?</text:p>
                <text:list>
                  <text:list-item>
                    <text:p>T = Number of tags</text:p>
                  </text:list-item>
                  <text:list-item>
                    <text:p>N = length of sentence</text:p>
                  </text:list-item>
                  <text:list-item>
                    <text:p><text:span text:style-name="T2">B = beam width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Kyodai_25_20Presentation" presentation:presentation-page-layout-name="AL2T1">
        <office:forms form:automatic-focus="false" form:apply-design-mode="false"/>
        <draw:frame presentation:style-name="pr4" draw:layer="layout" svg:width="25.199cm" svg:height="3.237cm" svg:x="1.27cm" svg:y="0.874cm" presentation:class="title" presentation:user-transformed="true">
          <draw:text-box>
            <text:p>Implementation: Forward Step </text:p>
          </draw:text-box>
        </draw:frame>
        <draw:frame presentation:style-name="pr5" draw:text-style-name="P27" draw:layer="layout" svg:width="27.904cm" svg:height="17.729cm" svg:x="-0.599cm" svg:y="3.78cm" presentation:class="outline" presentation:user-transformed="true">
          <draw:text-box>
            <text:list text:style-name="L2">
              <text:list-header>
                <text:p><text:span text:style-name="T54">best_score</text:span><text:span text:style-name="T55">[“0 &lt;s&gt;”]</text:span><text:span text:style-name="T54"> = </text:span><text:span text:style-name="T55">0 <text:s text:c="2"/></text:span><text:span text:style-name="T56"># Start with &lt;s&gt;</text:span><text:span text:style-name="T56"><text:line-break/></text:span><text:span text:style-name="T57">best_edge</text:span><text:span text:style-name="T58">[“0 &lt;s&gt;”]</text:span><text:span text:style-name="T57"> =</text:span><text:span text:style-name="T58"> NULL</text:span><text:span text:style-name="T58"><text:line-break/></text:span><text:span text:style-name="T59">active_tags</text:span><text:span text:style-name="T60">[0] = [ “&lt;s&gt;” ]</text:span><text:span text:style-name="T61"><text:line-break/></text:span><text:span text:style-name="T62">for</text:span><text:span text:style-name="T61"> </text:span><text:span text:style-name="T54">i</text:span><text:span text:style-name="T61"> </text:span><text:span text:style-name="T62">in</text:span><text:span text:style-name="T61"> 0 … </text:span><text:span text:style-name="T54">I</text:span><text:span text:style-name="T55">-1</text:span><text:span text:style-name="T61">:</text:span><text:span text:style-name="T61"><text:line-break/></text:span><text:span text:style-name="T61"><text:tab/></text:span><text:span text:style-name="T63">make</text:span><text:span text:style-name="T64"> map </text:span><text:span text:style-name="T65">my_best</text:span><text:span text:style-name="T61"><text:line-break/></text:span><text:span text:style-name="T61"><text:tab/></text:span><text:span text:style-name="T62">for each</text:span><text:span text:style-name="T61"> </text:span><text:span text:style-name="T54">prev</text:span><text:span text:style-name="T61"> </text:span><text:span text:style-name="T62">in</text:span><text:span text:style-name="T61"> keys of </text:span><text:span text:style-name="T65">active_tags</text:span><text:span text:style-name="T64">[</text:span><text:span text:style-name="T65">i</text:span><text:span text:style-name="T64">]</text:span><text:span text:style-name="T61"><text:line-break/></text:span><text:span text:style-name="T61"><text:tab/></text:span><text:span text:style-name="T61"><text:tab/></text:span><text:span text:style-name="T62">for each</text:span><text:span text:style-name="T61"> </text:span><text:span text:style-name="T54">next</text:span><text:span text:style-name="T61"> </text:span><text:span text:style-name="T62">in</text:span><text:span text:style-name="T61"> keys of </text:span><text:span text:style-name="T54">possible_tags</text:span><text:span text:style-name="T61"><text:line-break/></text:span><text:span text:style-name="T61"><text:tab/></text:span><text:span text:style-name="T61"><text:tab/></text:span><text:span text:style-name="T61"><text:tab/></text:span><text:span text:style-name="T62">if</text:span><text:span text:style-name="T61"> best_score[“</text:span><text:span text:style-name="T54">i prev</text:span><text:span text:style-name="T55">”] </text:span><text:span text:style-name="T66">and</text:span><text:span text:style-name="T55"> transition[“prev next”] </text:span><text:span text:style-name="T66">exist</text:span><text:span text:style-name="T66"><text:line-break/></text:span><text:span text:style-name="T66"><text:tab/></text:span><text:span text:style-name="T66"><text:tab/></text:span><text:span text:style-name="T66"><text:tab/></text:span><text:span text:style-name="T66"><text:tab/></text:span><text:span text:style-name="T55">score = </text:span><text:span text:style-name="T67">best_score[“i prev”]</text:span><text:span text:style-name="T55"> + </text:span><text:span text:style-name="T55"><text:line-break/></text:span><text:span text:style-name="T55"><text:tab/></text:span><text:span text:style-name="T55"><text:tab/></text:span><text:span text:style-name="T55"><text:tab/></text:span><text:span text:style-name="T55"><text:tab/></text:span><text:span text:style-name="T55"><text:tab/></text:span><text:span text:style-name="T55"><text:tab/></text:span><text:span text:style-name="T55"><text:tab/></text:span><text:span text:style-name="T55"><text:tab/></text:span><text:span text:style-name="T55">-log </text:span><text:span text:style-name="T68">P</text:span><text:span text:style-name="T69">T</text:span><text:span text:style-name="T68">(next|prev)</text:span><text:span text:style-name="T55"> + -log </text:span><text:span text:style-name="T56">P</text:span><text:span text:style-name="T70">E</text:span><text:span text:style-name="T56">(word[i]|next)</text:span><text:span text:style-name="T55"><text:line-break/></text:span><text:span text:style-name="T55"><text:tab/></text:span><text:span text:style-name="T55"><text:tab/></text:span><text:span text:style-name="T55"><text:tab/></text:span><text:span text:style-name="T55"><text:tab/></text:span><text:span text:style-name="T66">if</text:span><text:span text:style-name="T55"> </text:span><text:span text:style-name="T54">best_score</text:span><text:span text:style-name="T55">[“</text:span><text:span text:style-name="T54">i+1 next</text:span><text:span text:style-name="T55">”] </text:span><text:span text:style-name="T66">is</text:span><text:span text:style-name="T55"> </text:span><text:span text:style-name="T54">new</text:span><text:span text:style-name="T55"> </text:span><text:span text:style-name="T66">or</text:span><text:span text:style-name="T55"> &gt; </text:span><text:span text:style-name="T54">score</text:span><text:span text:style-name="T55"><text:line-break/></text:span><text:span text:style-name="T55"><text:tab/></text:span><text:span text:style-name="T55"><text:tab/></text:span><text:span text:style-name="T55"><text:tab/></text:span><text:span text:style-name="T55"><text:tab/></text:span><text:span text:style-name="T55"><text:tab/></text:span><text:span text:style-name="T54">best_score</text:span><text:span text:style-name="T55">[“</text:span><text:span text:style-name="T54">i+1 next</text:span><text:span text:style-name="T55">”] = </text:span><text:span text:style-name="T54">score</text:span><text:span text:style-name="T55"><text:line-break/></text:span><text:span text:style-name="T55"><text:tab/></text:span><text:span text:style-name="T55"><text:tab/></text:span><text:span text:style-name="T55"><text:tab/></text:span><text:span text:style-name="T55"><text:tab/></text:span><text:span text:style-name="T55"><text:tab/></text:span><text:span text:style-name="T54">best_edge</text:span><text:span text:style-name="T55">[“</text:span><text:span text:style-name="T54">i+1 next</text:span><text:span text:style-name="T55">”] = “</text:span><text:span text:style-name="T54">i prev</text:span><text:span text:style-name="T55">”</text:span><text:span text:style-name="T55"><text:line-break/></text:span><text:span text:style-name="T55"><text:tab/></text:span><text:span text:style-name="T55"><text:tab/></text:span><text:span text:style-name="T55"><text:tab/></text:span><text:span text:style-name="T55"><text:tab/></text:span><text:span text:style-name="T55"><text:tab/></text:span><text:span text:style-name="T65">my_best</text:span><text:span text:style-name="T64">[</text:span><text:span text:style-name="T65">next</text:span><text:span text:style-name="T64">] = </text:span><text:span text:style-name="T65">score</text:span><text:span text:style-name="T55"><text:line-break/></text:span><text:span text:style-name="T55"><text:tab/></text:span><text:span text:style-name="T65">active_tags</text:span><text:span text:style-name="T64">[</text:span><text:span text:style-name="T65">i+1</text:span><text:span text:style-name="T64">] = best </text:span><text:span text:style-name="T65">B</text:span><text:span text:style-name="T64"> elements of </text:span><text:span text:style-name="T65">my_best</text:span><text:span text:style-name="T55"><text:line-break/></text:span><text:span text:style-name="T56"># Finally, do the same for &lt;/s&gt;</text:span><text:span text:style-name="T61"><text:line-break/></text:span><text:span text:style-name="T61"><text:tab/>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6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Kyodai_25_20Presentation" presentation:presentation-page-layout-name="AL2T1">
        <office:forms form:automatic-focus="false" form:apply-design-mode="false"/>
        <draw:frame presentation:style-name="pr4" draw:layer="layout" svg:width="25.199cm" svg:height="3.237cm" svg:x="1.27cm" svg:y="8.574cm" presentation:class="title" presentation:user-transformed="true">
          <draw:text-box>
            <text:p>A* Search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Kyodai_25_20Presentation" presentation:presentation-page-layout-name="AL2T1">
        <office:forms form:automatic-focus="false" form:apply-design-mode="false"/>
        <draw:frame presentation:style-name="pr4" draw:layer="layout" svg:width="25.199cm" svg:height="3.237cm" svg:x="1.27cm" svg:y="1.574cm" presentation:class="title">
          <draw:text-box>
            <text:p>Depth-First Search</text:p>
          </draw:text-box>
        </draw:frame>
        <draw:frame presentation:style-name="pr5" draw:layer="layout" svg:width="25.199cm" svg:height="13.86cm" svg:x="1.457cm" svg:y="5.08cm" presentation:class="outline" presentation:user-transformed="true">
          <draw:text-box>
            <text:list text:style-name="L2">
              <text:list-item>
                <text:p>Always <text:span text:style-name="T2">expand the state with the highest score</text:span></text:p>
              </text:list-item>
              <text:list-item>
                <text:p>Use a <text:span text:style-name="T2">heap</text:span> (priority queue) to keep track of states</text:p>
                <text:list>
                  <text:list-item>
                    <text:p><text:span text:style-name="T2">heap:</text:span> a data structure that can add elements in O(1) and find the highest scoring element in time O(log n)</text:p>
                  </text:list-item>
                  <text:list-item>
                    <text:p>Start with only the initial state on the heap</text:p>
                  </text:list-item>
                  <text:list-item>
                    <text:p>Expand the best state on the heap until search finishes</text:p>
                  </text:list-item>
                </text:list>
              </text:list-item>
              <text:list-item>
                <text:p>Compare with <text:span text:style-name="T3">breadth-first search</text:span>, which expands states at the same step (Viterbi, beam search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Kyodai_25_20Presentation" presentation:presentation-page-layout-name="AL2T1">
        <office:forms form:automatic-focus="false" form:apply-design-mode="false"/>
        <draw:frame presentation:style-name="pr4" draw:layer="layout" svg:width="25.199cm" svg:height="3.237cm" svg:x="1.27cm" svg:y="1.574cm" presentation:class="title">
          <draw:text-box>
            <text:p>Depth-First Search</text:p>
          </draw:text-box>
        </draw:frame>
        <draw:frame draw:style-name="gr3" draw:text-style-name="P5" draw:layer="layout" svg:width="16.914cm" svg:height="1.195cm" svg:x="3.406cm" svg:y="6.465cm">
          <draw:text-box>
            <text:list text:style-name="L1">
              <text:list-item>
                <text:list>
                  <text:list-header>
                    <text:p text:style-name="P4"><text:span text:style-name="T4">natural <text:s text:c="3"/></text:span><text:span text:style-name="T4"><text:tab/></text:span><text:span text:style-name="T4"><text:tab/></text:span><text:span text:style-name="T4"> <text:s/>language <text:s/></text:span><text:span text:style-name="T4"><text:tab/></text:span><text:span text:style-name="T4"> <text:s text:c="3"/>processing</text:span></text:p>
                  </text:list-header>
                </text:list>
              </text:list-item>
            </text:list>
          </draw:text-box>
        </draw:frame>
        <draw:custom-shape draw:style-name="gr21" draw:text-style-name="P14" draw:layer="layout" svg:width="2.54cm" svg:height="1.27cm" svg:x="5.011cm" svg:y="7.895cm">
          <text:p text:style-name="P6"><text:span text:style-name="T14">1:N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4" draw:layer="layout" svg:width="2.54cm" svg:height="1.27cm" svg:x="5.011cm" svg:y="10.295cm">
          <text:p text:style-name="P6"><text:span text:style-name="T14">1:JJ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4" draw:layer="layout" svg:width="2.54cm" svg:height="1.27cm" svg:x="5.011cm" svg:y="12.995cm">
          <text:p text:style-name="P6"><text:span text:style-name="T14">1:V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5" draw:layer="layout" svg:width="2.54cm" svg:height="1.27cm" svg:x="5.011cm" svg:y="15.595cm">
          <text:p text:style-name="P6"><text:span text:style-name="T15">1:LR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5" draw:layer="layout" svg:width="2.54cm" svg:height="1.27cm" svg:x="5.011cm" svg:y="18.195cm">
          <text:p text:style-name="P6"><text:span text:style-name="T15">1:RR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4" draw:layer="layout" svg:width="2.54cm" svg:height="1.27cm" svg:x="10.711cm" svg:y="7.896cm">
          <text:p text:style-name="P6"><text:span text:style-name="T14">2:N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4" draw:layer="layout" svg:width="2.54cm" svg:height="1.27cm" svg:x="10.711cm" svg:y="10.296cm">
          <text:p text:style-name="P6"><text:span text:style-name="T14">2:JJ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4" draw:layer="layout" svg:width="2.54cm" svg:height="1.27cm" svg:x="10.711cm" svg:y="12.996cm">
          <text:p text:style-name="P6"><text:span text:style-name="T14">2:V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5" draw:layer="layout" svg:width="2.54cm" svg:height="1.27cm" svg:x="10.711cm" svg:y="15.596cm">
          <text:p text:style-name="P6"><text:span text:style-name="T15">2:LR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5" draw:layer="layout" svg:width="2.54cm" svg:height="1.27cm" svg:x="10.711cm" svg:y="18.196cm">
          <text:p text:style-name="P6"><text:span text:style-name="T15">2:RR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4" draw:layer="layout" svg:width="2.54cm" svg:height="1.27cm" svg:x="16.897cm" svg:y="7.896cm">
          <text:p text:style-name="P6"><text:span text:style-name="T14">3:N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4" draw:layer="layout" svg:width="2.54cm" svg:height="1.27cm" svg:x="16.897cm" svg:y="10.296cm">
          <text:p text:style-name="P6"><text:span text:style-name="T14">3:JJ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4" draw:layer="layout" svg:width="2.54cm" svg:height="1.27cm" svg:x="16.897cm" svg:y="12.996cm">
          <text:p text:style-name="P6"><text:span text:style-name="T14">3:V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5" draw:layer="layout" svg:width="2.54cm" svg:height="1.27cm" svg:x="16.897cm" svg:y="15.596cm">
          <text:p text:style-name="P6"><text:span text:style-name="T15">3:LR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5" draw:layer="layout" svg:width="2.54cm" svg:height="1.27cm" svg:x="16.897cm" svg:y="18.196cm">
          <text:p text:style-name="P6"><text:span text:style-name="T15">3:RR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7" draw:layer="layout" svg:width="2.54cm" svg:height="1.27cm" svg:x="0.311cm" svg:y="7.895cm">
          <text:p text:style-name="P6"><text:span text:style-name="T16">0:&lt;S&gt;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6" draw:layer="layout" svg:width="20.22cm" svg:height="13.97cm" svg:x="0.1cm" svg:y="6.25cm">
          <text:p/>
          <draw:enhanced-geometry svg:viewBox="0 0 21600 21600" draw:type="rectangle" draw:enhanced-path="M 0 0 L 21600 0 21600 21600 0 21600 0 0 Z N"/>
        </draw:custom-shape>
        <draw:frame draw:style-name="gr8" draw:text-style-name="P28" draw:layer="layout" svg:width="2.703cm" svg:height="1.276cm" svg:x="22.69cm" svg:y="6.38cm">
          <draw:text-box>
            <text:p><text:span text:style-name="T71">Heap</text:span></text:p>
          </draw:text-box>
        </draw:frame>
        <draw:custom-shape draw:style-name="gr23" draw:text-style-name="P6" draw:layer="layout" svg:width="7.44cm" svg:height="13.97cm" svg:x="20.4cm" svg:y="6.25cm">
          <text:p/>
          <draw:enhanced-geometry svg:viewBox="0 0 21600 21600" draw:type="rectangle" draw:enhanced-path="M 0 0 L 21600 0 21600 21600 0 21600 0 0 Z N"/>
        </draw:custom-shape>
        <draw:frame presentation:style-name="pr12" draw:layer="layout" svg:width="25.199cm" svg:height="1.102cm" svg:x="1.458cm" svg:y="4.68cm" presentation:class="outline" presentation:user-transformed="true">
          <draw:text-box>
            <text:list text:style-name="L2">
              <text:list-item>
                <text:p>Initial state:</text:p>
              </text:list-item>
            </text:list>
          </draw:text-box>
        </draw:frame>
        <draw:frame draw:style-name="gr8" draw:text-style-name="P16" draw:layer="layout" svg:width="4.862cm" svg:height="1.352cm" svg:x="21.355cm" svg:y="7.755cm">
          <draw:text-box>
            <text:p><text:span text:style-name="T14">0:&lt;S&gt;</text:span><text:span text:style-name="T14"><text:tab/></text:span><text:span text:style-name="T14">0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6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Kyodai_25_20Presentation" presentation:presentation-page-layout-name="AL2T1">
        <office:forms form:automatic-focus="false" form:apply-design-mode="false"/>
        <draw:frame presentation:style-name="pr4" draw:layer="layout" svg:width="25.199cm" svg:height="3.237cm" svg:x="1.27cm" svg:y="1.574cm" presentation:class="title">
          <draw:text-box>
            <text:p>Depth-First Search</text:p>
          </draw:text-box>
        </draw:frame>
        <draw:frame draw:style-name="gr3" draw:text-style-name="P5" draw:layer="layout" svg:width="16.914cm" svg:height="1.195cm" svg:x="3.406cm" svg:y="6.465cm">
          <draw:text-box>
            <text:list text:style-name="L1">
              <text:list-item>
                <text:list>
                  <text:list-header>
                    <text:p text:style-name="P4"><text:span text:style-name="T4">natural <text:s text:c="3"/></text:span><text:span text:style-name="T4"><text:tab/></text:span><text:span text:style-name="T4"><text:tab/></text:span><text:span text:style-name="T4"> <text:s/>language <text:s/></text:span><text:span text:style-name="T4"><text:tab/></text:span><text:span text:style-name="T4"> <text:s text:c="3"/>processing</text:span></text:p>
                  </text:list-header>
                </text:list>
              </text:list-item>
            </text:list>
          </draw:text-box>
        </draw:frame>
        <draw:custom-shape draw:style-name="gr21" draw:text-style-name="P14" xml:id="id11" draw:id="id11" draw:layer="layout" svg:width="2.54cm" svg:height="1.27cm" svg:x="5.011cm" svg:y="7.895cm">
          <text:p text:style-name="P6"><text:span text:style-name="T14">1:N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4" xml:id="id12" draw:id="id12" draw:layer="layout" svg:width="2.54cm" svg:height="1.27cm" svg:x="5.011cm" svg:y="10.295cm">
          <text:p text:style-name="P6"><text:span text:style-name="T14">1:JJ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4" xml:id="id13" draw:id="id13" draw:layer="layout" svg:width="2.54cm" svg:height="1.27cm" svg:x="5.011cm" svg:y="12.995cm">
          <text:p text:style-name="P6"><text:span text:style-name="T14">1:V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5" xml:id="id14" draw:id="id14" draw:layer="layout" svg:width="2.54cm" svg:height="1.27cm" svg:x="5.011cm" svg:y="15.595cm">
          <text:p text:style-name="P6"><text:span text:style-name="T15">1:LR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5" xml:id="id15" draw:id="id15" draw:layer="layout" svg:width="2.54cm" svg:height="1.27cm" svg:x="5.011cm" svg:y="18.195cm">
          <text:p text:style-name="P6"><text:span text:style-name="T15">1:RR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4" draw:layer="layout" svg:width="2.54cm" svg:height="1.27cm" svg:x="10.711cm" svg:y="7.896cm">
          <text:p text:style-name="P6"><text:span text:style-name="T14">2:N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4" draw:layer="layout" svg:width="2.54cm" svg:height="1.27cm" svg:x="10.711cm" svg:y="10.296cm">
          <text:p text:style-name="P6"><text:span text:style-name="T14">2:JJ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4" draw:layer="layout" svg:width="2.54cm" svg:height="1.27cm" svg:x="10.711cm" svg:y="12.996cm">
          <text:p text:style-name="P6"><text:span text:style-name="T14">2:V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5" draw:layer="layout" svg:width="2.54cm" svg:height="1.27cm" svg:x="10.711cm" svg:y="15.596cm">
          <text:p text:style-name="P6"><text:span text:style-name="T15">2:LR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5" draw:layer="layout" svg:width="2.54cm" svg:height="1.27cm" svg:x="10.711cm" svg:y="18.196cm">
          <text:p text:style-name="P6"><text:span text:style-name="T15">2:RR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4" draw:layer="layout" svg:width="2.54cm" svg:height="1.27cm" svg:x="16.897cm" svg:y="7.896cm">
          <text:p text:style-name="P6"><text:span text:style-name="T14">3:N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4" draw:layer="layout" svg:width="2.54cm" svg:height="1.27cm" svg:x="16.897cm" svg:y="10.296cm">
          <text:p text:style-name="P6"><text:span text:style-name="T14">3:JJ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4" draw:layer="layout" svg:width="2.54cm" svg:height="1.27cm" svg:x="16.897cm" svg:y="12.996cm">
          <text:p text:style-name="P6"><text:span text:style-name="T14">3:V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5" draw:layer="layout" svg:width="2.54cm" svg:height="1.27cm" svg:x="16.897cm" svg:y="15.596cm">
          <text:p text:style-name="P6"><text:span text:style-name="T15">3:LR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5" draw:layer="layout" svg:width="2.54cm" svg:height="1.27cm" svg:x="16.897cm" svg:y="18.196cm">
          <text:p text:style-name="P6"><text:span text:style-name="T15">3:RR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7" xml:id="id10" draw:id="id10" draw:layer="layout" svg:width="2.54cm" svg:height="1.27cm" svg:x="0.311cm" svg:y="7.895cm">
          <text:p text:style-name="P6"><text:span text:style-name="T16">0:&lt;S&gt;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6" draw:layer="layout" svg:width="20.22cm" svg:height="14.65cm" svg:x="0.1cm" svg:y="6.25cm">
          <text:p/>
          <draw:enhanced-geometry svg:viewBox="0 0 21600 21600" draw:type="rectangle" draw:enhanced-path="M 0 0 L 21600 0 21600 21600 0 21600 0 0 Z N"/>
        </draw:custom-shape>
        <draw:frame draw:style-name="gr8" draw:text-style-name="P28" draw:layer="layout" svg:width="2.703cm" svg:height="1.276cm" svg:x="22.69cm" svg:y="6.38cm">
          <draw:text-box>
            <text:p><text:span text:style-name="T71">Heap</text:span></text:p>
          </draw:text-box>
        </draw:frame>
        <draw:custom-shape draw:style-name="gr23" draw:text-style-name="P6" draw:layer="layout" svg:width="7.44cm" svg:height="14.65cm" svg:x="20.4cm" svg:y="6.25cm">
          <text:p/>
          <draw:enhanced-geometry svg:viewBox="0 0 21600 21600" draw:type="rectangle" draw:enhanced-path="M 0 0 L 21600 0 21600 21600 0 21600 0 0 Z N"/>
        </draw:custom-shape>
        <draw:frame presentation:style-name="pr12" draw:layer="layout" svg:width="25.199cm" svg:height="1.102cm" svg:x="1.458cm" svg:y="4.68cm" presentation:class="outline" presentation:user-transformed="true">
          <draw:text-box>
            <text:list text:style-name="L2">
              <text:list-item>
                <text:p>Process 0:&lt;S&gt;</text:p>
              </text:list-item>
            </text:list>
          </draw:text-box>
        </draw:frame>
        <draw:frame draw:style-name="gr8" draw:text-style-name="P16" draw:layer="layout" svg:width="4.748cm" svg:height="1.352cm" svg:x="21.355cm" svg:y="7.755cm">
          <draw:text-box>
            <text:p><text:span text:style-name="T14">1:NN</text:span><text:span text:style-name="T14"><text:tab/></text:span><text:span text:style-name="T14">-3.1</text:span></text:p>
          </draw:text-box>
        </draw:frame>
        <draw:connector draw:style-name="gr24" draw:text-style-name="P6" draw:layer="layout" draw:type="line" svg:x1="2.851cm" svg:y1="8.53cm" svg:x2="5.011cm" svg:y2="8.53cm" draw:start-shape="id10" draw:start-glue-point="1" draw:end-shape="id11" draw:end-glue-point="3" svg:d="m2851 8530h2160">
          <text:p/>
        </draw:connector>
        <draw:connector draw:style-name="gr24" draw:text-style-name="P6" draw:layer="layout" draw:type="line" svg:x1="2.851cm" svg:y1="8.53cm" svg:x2="5.011cm" svg:y2="10.93cm" draw:start-shape="id10" draw:start-glue-point="1" draw:end-shape="id12" draw:end-glue-point="3" svg:d="m2851 8530 2160 2400">
          <text:p/>
        </draw:connector>
        <draw:connector draw:style-name="gr24" draw:text-style-name="P6" draw:layer="layout" draw:type="line" svg:x1="2.851cm" svg:y1="8.53cm" svg:x2="5.011cm" svg:y2="13.63cm" draw:start-shape="id10" draw:start-glue-point="1" draw:end-shape="id13" draw:end-glue-point="3" svg:d="m2851 8530 2160 5100">
          <text:p/>
        </draw:connector>
        <draw:connector draw:style-name="gr24" draw:text-style-name="P6" draw:layer="layout" draw:type="line" svg:x1="2.851cm" svg:y1="8.53cm" svg:x2="5.011cm" svg:y2="16.23cm" draw:start-shape="id10" draw:start-glue-point="1" draw:end-shape="id14" draw:end-glue-point="3" svg:d="m2851 8530 2160 7700">
          <text:p/>
        </draw:connector>
        <draw:connector draw:style-name="gr24" draw:text-style-name="P6" draw:layer="layout" draw:type="line" svg:x1="2.851cm" svg:y1="8.53cm" svg:x2="5.011cm" svg:y2="18.83cm" draw:start-shape="id10" draw:start-glue-point="1" draw:end-shape="id15" draw:end-glue-point="3" svg:d="m2851 8530 2160 10300">
          <text:p/>
        </draw:connector>
        <draw:frame draw:style-name="gr8" draw:text-style-name="P29" draw:layer="layout" svg:width="2.085cm" svg:height="1.276cm" svg:x="5.215cm" svg:y="9.125cm">
          <draw:text-box>
            <text:p><text:span text:style-name="T72">-3.1</text:span></text:p>
          </draw:text-box>
        </draw:frame>
        <draw:frame draw:style-name="gr8" draw:text-style-name="P29" draw:layer="layout" svg:width="2.085cm" svg:height="1.276cm" svg:x="5.216cm" svg:y="11.725cm">
          <draw:text-box>
            <text:p><text:span text:style-name="T72">-4.2</text:span></text:p>
          </draw:text-box>
        </draw:frame>
        <draw:frame draw:style-name="gr8" draw:text-style-name="P29" draw:layer="layout" svg:width="2.085cm" svg:height="1.276cm" svg:x="5.217cm" svg:y="14.425cm">
          <draw:text-box>
            <text:p><text:span text:style-name="T72">-5.4</text:span></text:p>
          </draw:text-box>
        </draw:frame>
        <draw:frame draw:style-name="gr8" draw:text-style-name="P29" draw:layer="layout" svg:width="2.085cm" svg:height="1.276cm" svg:x="5.218cm" svg:y="16.825cm">
          <draw:text-box>
            <text:p><text:span text:style-name="T72">-8.2</text:span></text:p>
          </draw:text-box>
        </draw:frame>
        <draw:frame draw:style-name="gr8" draw:text-style-name="P29" draw:layer="layout" svg:width="2.085cm" svg:height="1.276cm" svg:x="5.219cm" svg:y="19.525cm">
          <draw:text-box>
            <text:p><text:span text:style-name="T72">-8.1</text:span></text:p>
          </draw:text-box>
        </draw:frame>
        <draw:frame draw:style-name="gr8" draw:text-style-name="P16" draw:layer="layout" svg:width="4.748cm" svg:height="1.352cm" svg:x="21.355cm" svg:y="9.03cm">
          <draw:text-box>
            <text:p><text:span text:style-name="T14">1:JJ</text:span><text:span text:style-name="T14"><text:tab/></text:span><text:span text:style-name="T14">-4.2</text:span></text:p>
          </draw:text-box>
        </draw:frame>
        <draw:frame draw:style-name="gr8" draw:text-style-name="P16" draw:layer="layout" svg:width="4.748cm" svg:height="1.352cm" svg:x="21.355cm" svg:y="10.305cm">
          <draw:text-box>
            <text:p><text:span text:style-name="T14">1:VB</text:span><text:span text:style-name="T14"><text:tab/></text:span><text:span text:style-name="T14">-5.4</text:span></text:p>
          </draw:text-box>
        </draw:frame>
        <draw:frame draw:style-name="gr8" draw:text-style-name="P16" draw:layer="layout" svg:width="5.226cm" svg:height="1.352cm" svg:x="21.355cm" svg:y="12.855cm">
          <draw:text-box>
            <text:p><text:span text:style-name="T14">1:LRB -8.2</text:span></text:p>
          </draw:text-box>
        </draw:frame>
        <draw:frame draw:style-name="gr8" draw:text-style-name="P16" draw:layer="layout" svg:width="5.387cm" svg:height="1.352cm" svg:x="21.355cm" svg:y="11.58cm">
          <draw:text-box>
            <text:p><text:span text:style-name="T14">1:RRB -8.1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6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Kyodai_25_20Presentation" presentation:presentation-page-layout-name="AL2T1">
        <office:forms form:automatic-focus="false" form:apply-design-mode="false"/>
        <draw:frame presentation:style-name="pr4" draw:layer="layout" svg:width="25.199cm" svg:height="3.237cm" svg:x="1.27cm" svg:y="1.574cm" presentation:class="title">
          <draw:text-box>
            <text:p>Depth-First Search</text:p>
          </draw:text-box>
        </draw:frame>
        <draw:frame draw:style-name="gr3" draw:text-style-name="P5" draw:layer="layout" svg:width="16.914cm" svg:height="1.195cm" svg:x="3.406cm" svg:y="6.465cm">
          <draw:text-box>
            <text:list text:style-name="L1">
              <text:list-item>
                <text:list>
                  <text:list-header>
                    <text:p text:style-name="P4"><text:span text:style-name="T4">natural <text:s text:c="3"/></text:span><text:span text:style-name="T4"><text:tab/></text:span><text:span text:style-name="T4"><text:tab/></text:span><text:span text:style-name="T4"> <text:s/>language <text:s/></text:span><text:span text:style-name="T4"><text:tab/></text:span><text:span text:style-name="T4"> <text:s text:c="3"/>processing</text:span></text:p>
                  </text:list-header>
                </text:list>
              </text:list-item>
            </text:list>
          </draw:text-box>
        </draw:frame>
        <draw:custom-shape draw:style-name="gr21" draw:text-style-name="P14" xml:id="id17" draw:id="id17" draw:layer="layout" svg:width="2.54cm" svg:height="1.27cm" svg:x="5.011cm" svg:y="7.895cm">
          <text:p text:style-name="P6"><text:span text:style-name="T14">1:N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4" xml:id="id18" draw:id="id18" draw:layer="layout" svg:width="2.54cm" svg:height="1.27cm" svg:x="5.011cm" svg:y="10.295cm">
          <text:p text:style-name="P6"><text:span text:style-name="T14">1:JJ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4" xml:id="id19" draw:id="id19" draw:layer="layout" svg:width="2.54cm" svg:height="1.27cm" svg:x="5.011cm" svg:y="12.995cm">
          <text:p text:style-name="P6"><text:span text:style-name="T14">1:V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5" xml:id="id20" draw:id="id20" draw:layer="layout" svg:width="2.54cm" svg:height="1.27cm" svg:x="5.011cm" svg:y="15.595cm">
          <text:p text:style-name="P6"><text:span text:style-name="T15">1:LR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5" xml:id="id21" draw:id="id21" draw:layer="layout" svg:width="2.54cm" svg:height="1.27cm" svg:x="5.011cm" svg:y="18.195cm">
          <text:p text:style-name="P6"><text:span text:style-name="T15">1:RR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4" xml:id="id22" draw:id="id22" draw:layer="layout" svg:width="2.54cm" svg:height="1.27cm" svg:x="10.711cm" svg:y="7.896cm">
          <text:p text:style-name="P6"><text:span text:style-name="T14">2:N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4" xml:id="id23" draw:id="id23" draw:layer="layout" svg:width="2.54cm" svg:height="1.27cm" svg:x="10.711cm" svg:y="10.296cm">
          <text:p text:style-name="P6"><text:span text:style-name="T14">2:JJ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4" xml:id="id24" draw:id="id24" draw:layer="layout" svg:width="2.54cm" svg:height="1.27cm" svg:x="10.711cm" svg:y="12.996cm">
          <text:p text:style-name="P6"><text:span text:style-name="T14">2:V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5" xml:id="id25" draw:id="id25" draw:layer="layout" svg:width="2.54cm" svg:height="1.27cm" svg:x="10.711cm" svg:y="15.596cm">
          <text:p text:style-name="P6"><text:span text:style-name="T15">2:LR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5" xml:id="id26" draw:id="id26" draw:layer="layout" svg:width="2.54cm" svg:height="1.27cm" svg:x="10.711cm" svg:y="18.196cm">
          <text:p text:style-name="P6"><text:span text:style-name="T15">2:RR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4" draw:layer="layout" svg:width="2.54cm" svg:height="1.27cm" svg:x="16.897cm" svg:y="7.896cm">
          <text:p text:style-name="P6"><text:span text:style-name="T14">3:N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4" draw:layer="layout" svg:width="2.54cm" svg:height="1.27cm" svg:x="16.897cm" svg:y="10.296cm">
          <text:p text:style-name="P6"><text:span text:style-name="T14">3:JJ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4" draw:layer="layout" svg:width="2.54cm" svg:height="1.27cm" svg:x="16.897cm" svg:y="12.996cm">
          <text:p text:style-name="P6"><text:span text:style-name="T14">3:V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5" draw:layer="layout" svg:width="2.54cm" svg:height="1.27cm" svg:x="16.897cm" svg:y="15.596cm">
          <text:p text:style-name="P6"><text:span text:style-name="T15">3:LR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5" draw:layer="layout" svg:width="2.54cm" svg:height="1.27cm" svg:x="16.897cm" svg:y="18.196cm">
          <text:p text:style-name="P6"><text:span text:style-name="T15">3:RR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7" xml:id="id16" draw:id="id16" draw:layer="layout" svg:width="2.54cm" svg:height="1.27cm" svg:x="0.311cm" svg:y="7.895cm">
          <text:p text:style-name="P6"><text:span text:style-name="T16">0:&lt;S&gt;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6" draw:layer="layout" svg:width="20.22cm" svg:height="14.65cm" svg:x="0.1cm" svg:y="6.25cm">
          <text:p/>
          <draw:enhanced-geometry svg:viewBox="0 0 21600 21600" draw:type="rectangle" draw:enhanced-path="M 0 0 L 21600 0 21600 21600 0 21600 0 0 Z N"/>
        </draw:custom-shape>
        <draw:frame draw:style-name="gr8" draw:text-style-name="P28" draw:layer="layout" svg:width="2.703cm" svg:height="1.276cm" svg:x="22.69cm" svg:y="6.38cm">
          <draw:text-box>
            <text:p><text:span text:style-name="T71">Heap</text:span></text:p>
          </draw:text-box>
        </draw:frame>
        <draw:custom-shape draw:style-name="gr23" draw:text-style-name="P6" draw:layer="layout" svg:width="7.44cm" svg:height="14.65cm" svg:x="20.4cm" svg:y="6.25cm">
          <text:p/>
          <draw:enhanced-geometry svg:viewBox="0 0 21600 21600" draw:type="rectangle" draw:enhanced-path="M 0 0 L 21600 0 21600 21600 0 21600 0 0 Z N"/>
        </draw:custom-shape>
        <draw:frame presentation:style-name="pr12" draw:layer="layout" svg:width="25.199cm" svg:height="1.102cm" svg:x="1.458cm" svg:y="4.68cm" presentation:class="outline" presentation:user-transformed="true">
          <draw:text-box>
            <text:list text:style-name="L2">
              <text:list-item>
                <text:p>Process 1:NN</text:p>
              </text:list-item>
            </text:list>
          </draw:text-box>
        </draw:frame>
        <draw:connector draw:style-name="gr24" draw:text-style-name="P6" draw:layer="layout" draw:type="line" svg:x1="2.851cm" svg:y1="8.53cm" svg:x2="5.011cm" svg:y2="8.53cm" draw:start-shape="id16" draw:start-glue-point="1" draw:end-shape="id17" draw:end-glue-point="3" svg:d="m2851 8530h2160">
          <text:p/>
        </draw:connector>
        <draw:connector draw:style-name="gr24" draw:text-style-name="P6" draw:layer="layout" draw:type="line" svg:x1="2.851cm" svg:y1="8.53cm" svg:x2="5.011cm" svg:y2="10.93cm" draw:start-shape="id16" draw:start-glue-point="1" draw:end-shape="id18" draw:end-glue-point="3" svg:d="m2851 8530 2160 2400">
          <text:p/>
        </draw:connector>
        <draw:connector draw:style-name="gr24" draw:text-style-name="P6" draw:layer="layout" draw:type="line" svg:x1="2.851cm" svg:y1="8.53cm" svg:x2="5.011cm" svg:y2="13.63cm" draw:start-shape="id16" draw:start-glue-point="1" draw:end-shape="id19" draw:end-glue-point="3" svg:d="m2851 8530 2160 5100">
          <text:p/>
        </draw:connector>
        <draw:connector draw:style-name="gr24" draw:text-style-name="P6" draw:layer="layout" draw:type="line" svg:x1="2.851cm" svg:y1="8.53cm" svg:x2="5.011cm" svg:y2="16.23cm" draw:start-shape="id16" draw:start-glue-point="1" draw:end-shape="id20" draw:end-glue-point="3" svg:d="m2851 8530 2160 7700">
          <text:p/>
        </draw:connector>
        <draw:connector draw:style-name="gr24" draw:text-style-name="P6" draw:layer="layout" draw:type="line" svg:x1="2.851cm" svg:y1="8.53cm" svg:x2="5.011cm" svg:y2="18.83cm" draw:start-shape="id16" draw:start-glue-point="1" draw:end-shape="id21" draw:end-glue-point="3" svg:d="m2851 8530 2160 10300">
          <text:p/>
        </draw:connector>
        <draw:frame draw:style-name="gr8" draw:text-style-name="P29" draw:layer="layout" svg:width="2.085cm" svg:height="1.276cm" svg:x="5.215cm" svg:y="9.125cm">
          <draw:text-box>
            <text:p><text:span text:style-name="T72">-3.1</text:span></text:p>
          </draw:text-box>
        </draw:frame>
        <draw:frame draw:style-name="gr8" draw:text-style-name="P29" draw:layer="layout" svg:width="2.085cm" svg:height="1.276cm" svg:x="5.216cm" svg:y="11.725cm">
          <draw:text-box>
            <text:p><text:span text:style-name="T72">-4.2</text:span></text:p>
          </draw:text-box>
        </draw:frame>
        <draw:frame draw:style-name="gr8" draw:text-style-name="P29" draw:layer="layout" svg:width="2.085cm" svg:height="1.276cm" svg:x="5.217cm" svg:y="14.425cm">
          <draw:text-box>
            <text:p><text:span text:style-name="T72">-5.4</text:span></text:p>
          </draw:text-box>
        </draw:frame>
        <draw:frame draw:style-name="gr8" draw:text-style-name="P29" draw:layer="layout" svg:width="2.085cm" svg:height="1.276cm" svg:x="5.218cm" svg:y="16.825cm">
          <draw:text-box>
            <text:p><text:span text:style-name="T72">-8.2</text:span></text:p>
          </draw:text-box>
        </draw:frame>
        <draw:frame draw:style-name="gr8" draw:text-style-name="P29" draw:layer="layout" svg:width="2.085cm" svg:height="1.276cm" svg:x="5.219cm" svg:y="19.525cm">
          <draw:text-box>
            <text:p><text:span text:style-name="T72">-8.1</text:span></text:p>
          </draw:text-box>
        </draw:frame>
        <draw:frame draw:style-name="gr8" draw:text-style-name="P16" draw:layer="layout" svg:width="4.748cm" svg:height="1.352cm" svg:x="21.355cm" svg:y="7.73cm">
          <draw:text-box>
            <text:p><text:span text:style-name="T14">1:JJ</text:span><text:span text:style-name="T14"><text:tab/></text:span><text:span text:style-name="T14">-4.2</text:span></text:p>
          </draw:text-box>
        </draw:frame>
        <draw:frame draw:style-name="gr8" draw:text-style-name="P16" draw:layer="layout" svg:width="4.748cm" svg:height="1.352cm" svg:x="21.355cm" svg:y="9.005cm">
          <draw:text-box>
            <text:p><text:span text:style-name="T14">1:VB</text:span><text:span text:style-name="T14"><text:tab/></text:span><text:span text:style-name="T14">-5.4</text:span></text:p>
          </draw:text-box>
        </draw:frame>
        <draw:frame draw:style-name="gr8" draw:text-style-name="P16" draw:layer="layout" svg:width="5.226cm" svg:height="1.352cm" svg:x="21.355cm" svg:y="14.555cm">
          <draw:text-box>
            <text:p><text:span text:style-name="T14">1:LRB -8.2</text:span></text:p>
          </draw:text-box>
        </draw:frame>
        <draw:frame draw:style-name="gr8" draw:text-style-name="P16" draw:layer="layout" svg:width="5.387cm" svg:height="1.352cm" svg:x="21.355cm" svg:y="13.28cm">
          <draw:text-box>
            <text:p><text:span text:style-name="T14">1:RRB -8.1</text:span></text:p>
          </draw:text-box>
        </draw:frame>
        <draw:connector draw:style-name="gr24" draw:text-style-name="P6" draw:layer="layout" draw:type="line" svg:x1="7.551cm" svg:y1="8.53cm" svg:x2="10.711cm" svg:y2="8.531cm" draw:start-shape="id17" draw:start-glue-point="1" draw:end-shape="id22" draw:end-glue-point="3" svg:d="m7551 8530 3160 1">
          <text:p/>
        </draw:connector>
        <draw:connector draw:style-name="gr24" draw:text-style-name="P6" draw:layer="layout" draw:type="line" svg:x1="7.551cm" svg:y1="8.53cm" svg:x2="10.711cm" svg:y2="10.931cm" draw:start-shape="id17" draw:start-glue-point="1" draw:end-shape="id23" svg:d="m7551 8530 3160 2401">
          <text:p/>
        </draw:connector>
        <draw:connector draw:style-name="gr24" draw:text-style-name="P6" draw:layer="layout" draw:type="line" svg:x1="7.551cm" svg:y1="8.53cm" svg:x2="10.711cm" svg:y2="13.631cm" draw:start-shape="id17" draw:start-glue-point="1" draw:end-shape="id24" draw:end-glue-point="3" svg:d="m7551 8530 3160 5101">
          <text:p/>
        </draw:connector>
        <draw:connector draw:style-name="gr24" draw:text-style-name="P6" draw:layer="layout" draw:type="line" svg:x1="7.551cm" svg:y1="8.53cm" svg:x2="10.711cm" svg:y2="16.231cm" draw:start-shape="id17" draw:start-glue-point="1" draw:end-shape="id25" draw:end-glue-point="3" svg:d="m7551 8530 3160 7701">
          <text:p/>
        </draw:connector>
        <draw:connector draw:style-name="gr24" draw:text-style-name="P6" draw:layer="layout" draw:type="line" svg:x1="7.551cm" svg:y1="8.53cm" svg:x2="10.711cm" svg:y2="18.831cm" draw:start-shape="id17" draw:start-glue-point="1" draw:end-shape="id26" draw:end-glue-point="3" svg:d="m7551 8530 3160 10301">
          <text:p/>
        </draw:connector>
        <draw:frame draw:style-name="gr8" draw:text-style-name="P29" draw:layer="layout" svg:width="2.085cm" svg:height="1.276cm" svg:x="10.816cm" svg:y="9.125cm">
          <draw:text-box>
            <text:p><text:span text:style-name="T72">-5.5</text:span></text:p>
          </draw:text-box>
        </draw:frame>
        <draw:frame draw:style-name="gr8" draw:text-style-name="P29" draw:layer="layout" svg:width="2.085cm" svg:height="1.276cm" svg:x="10.817cm" svg:y="11.725cm">
          <draw:text-box>
            <text:p><text:span text:style-name="T72">-6.7</text:span></text:p>
          </draw:text-box>
        </draw:frame>
        <draw:frame draw:style-name="gr8" draw:text-style-name="P29" draw:layer="layout" svg:width="2.085cm" svg:height="1.276cm" svg:x="10.818cm" svg:y="14.425cm">
          <draw:text-box>
            <text:p><text:span text:style-name="T72">-5.7</text:span></text:p>
          </draw:text-box>
        </draw:frame>
        <draw:frame draw:style-name="gr8" draw:text-style-name="P29" draw:layer="layout" svg:width="2.53cm" svg:height="1.276cm" svg:x="10.819cm" svg:y="17.025cm">
          <draw:text-box>
            <text:p><text:span text:style-name="T72">-11.2</text:span></text:p>
          </draw:text-box>
        </draw:frame>
        <draw:frame draw:style-name="gr8" draw:text-style-name="P29" draw:layer="layout" svg:width="2.53cm" svg:height="1.276cm" svg:x="10.819cm" svg:y="19.525cm">
          <draw:text-box>
            <text:p><text:span text:style-name="T72">-11.4</text:span></text:p>
          </draw:text-box>
        </draw:frame>
        <draw:frame draw:style-name="gr8" draw:text-style-name="P16" draw:layer="layout" svg:width="4.748cm" svg:height="1.352cm" svg:x="21.355cm" svg:y="10.205cm">
          <draw:text-box>
            <text:p><text:span text:style-name="T14">2:NN</text:span><text:span text:style-name="T14"><text:tab/></text:span><text:span text:style-name="T14">-5.5</text:span></text:p>
          </draw:text-box>
        </draw:frame>
        <draw:frame draw:style-name="gr8" draw:text-style-name="P16" draw:layer="layout" svg:width="4.748cm" svg:height="1.352cm" svg:x="21.355cm" svg:y="11.205cm">
          <draw:text-box>
            <text:p><text:span text:style-name="T14">2:VB</text:span><text:span text:style-name="T14"><text:tab/></text:span><text:span text:style-name="T14">-5.7</text:span></text:p>
          </draw:text-box>
        </draw:frame>
        <draw:frame draw:style-name="gr8" draw:text-style-name="P16" draw:layer="layout" svg:width="4.748cm" svg:height="1.352cm" svg:x="21.355cm" svg:y="12.205cm">
          <draw:text-box>
            <text:p><text:span text:style-name="T14">2:JJ</text:span><text:span text:style-name="T14"><text:tab/></text:span><text:span text:style-name="T14">-6.7</text:span></text:p>
          </draw:text-box>
        </draw:frame>
        <draw:frame draw:style-name="gr8" draw:text-style-name="P16" draw:layer="layout" svg:width="5.705cm" svg:height="1.352cm" svg:x="21.356cm" svg:y="15.756cm">
          <draw:text-box>
            <text:p><text:span text:style-name="T14">2:LRB -11.2</text:span></text:p>
          </draw:text-box>
        </draw:frame>
        <draw:frame draw:style-name="gr8" draw:text-style-name="P16" draw:layer="layout" svg:width="5.866cm" svg:height="1.352cm" svg:x="21.356cm" svg:y="16.881cm">
          <draw:text-box>
            <text:p><text:span text:style-name="T14">2:RRB -11.4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6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Kyodai_25_20Presentation" presentation:presentation-page-layout-name="AL2T1">
        <office:forms form:automatic-focus="false" form:apply-design-mode="false"/>
        <draw:frame presentation:style-name="pr4" draw:layer="layout" svg:width="25.199cm" svg:height="3.237cm" svg:x="1.27cm" svg:y="1.574cm" presentation:class="title">
          <draw:text-box>
            <text:p>Depth-First Search</text:p>
          </draw:text-box>
        </draw:frame>
        <draw:frame draw:style-name="gr3" draw:text-style-name="P5" draw:layer="layout" svg:width="16.914cm" svg:height="1.195cm" svg:x="3.406cm" svg:y="6.465cm">
          <draw:text-box>
            <text:list text:style-name="L1">
              <text:list-item>
                <text:list>
                  <text:list-header>
                    <text:p text:style-name="P4"><text:span text:style-name="T4">natural <text:s text:c="3"/></text:span><text:span text:style-name="T4"><text:tab/></text:span><text:span text:style-name="T4"><text:tab/></text:span><text:span text:style-name="T4"> <text:s/>language <text:s/></text:span><text:span text:style-name="T4"><text:tab/></text:span><text:span text:style-name="T4"> <text:s text:c="3"/>processing</text:span></text:p>
                  </text:list-header>
                </text:list>
              </text:list-item>
            </text:list>
          </draw:text-box>
        </draw:frame>
        <draw:custom-shape draw:style-name="gr21" draw:text-style-name="P14" xml:id="id28" draw:id="id28" draw:layer="layout" svg:width="2.54cm" svg:height="1.27cm" svg:x="5.011cm" svg:y="7.895cm">
          <text:p text:style-name="P6"><text:span text:style-name="T14">1:N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4" xml:id="id29" draw:id="id29" draw:layer="layout" svg:width="2.54cm" svg:height="1.27cm" svg:x="5.011cm" svg:y="10.295cm">
          <text:p text:style-name="P6"><text:span text:style-name="T14">1:JJ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4" xml:id="id30" draw:id="id30" draw:layer="layout" svg:width="2.54cm" svg:height="1.27cm" svg:x="5.011cm" svg:y="12.995cm">
          <text:p text:style-name="P6"><text:span text:style-name="T14">1:V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5" xml:id="id31" draw:id="id31" draw:layer="layout" svg:width="2.54cm" svg:height="1.27cm" svg:x="5.011cm" svg:y="15.595cm">
          <text:p text:style-name="P6"><text:span text:style-name="T15">1:LR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5" xml:id="id32" draw:id="id32" draw:layer="layout" svg:width="2.54cm" svg:height="1.27cm" svg:x="5.011cm" svg:y="18.195cm">
          <text:p text:style-name="P6"><text:span text:style-name="T15">1:RR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4" xml:id="id33" draw:id="id33" draw:layer="layout" svg:width="2.54cm" svg:height="1.27cm" svg:x="10.711cm" svg:y="7.896cm">
          <text:p text:style-name="P6"><text:span text:style-name="T14">2:N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4" xml:id="id34" draw:id="id34" draw:layer="layout" svg:width="2.54cm" svg:height="1.27cm" svg:x="10.711cm" svg:y="10.296cm">
          <text:p text:style-name="P6"><text:span text:style-name="T14">2:JJ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4" xml:id="id35" draw:id="id35" draw:layer="layout" svg:width="2.54cm" svg:height="1.27cm" svg:x="10.711cm" svg:y="12.996cm">
          <text:p text:style-name="P6"><text:span text:style-name="T14">2:V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5" xml:id="id36" draw:id="id36" draw:layer="layout" svg:width="2.54cm" svg:height="1.27cm" svg:x="10.711cm" svg:y="15.596cm">
          <text:p text:style-name="P6"><text:span text:style-name="T15">2:LR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5" xml:id="id37" draw:id="id37" draw:layer="layout" svg:width="2.54cm" svg:height="1.27cm" svg:x="10.711cm" svg:y="18.196cm">
          <text:p text:style-name="P6"><text:span text:style-name="T15">2:RR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4" draw:layer="layout" svg:width="2.54cm" svg:height="1.27cm" svg:x="16.897cm" svg:y="7.896cm">
          <text:p text:style-name="P6"><text:span text:style-name="T14">3:N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4" draw:layer="layout" svg:width="2.54cm" svg:height="1.27cm" svg:x="16.897cm" svg:y="10.296cm">
          <text:p text:style-name="P6"><text:span text:style-name="T14">3:JJ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4" draw:layer="layout" svg:width="2.54cm" svg:height="1.27cm" svg:x="16.897cm" svg:y="12.996cm">
          <text:p text:style-name="P6"><text:span text:style-name="T14">3:V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5" draw:layer="layout" svg:width="2.54cm" svg:height="1.27cm" svg:x="16.897cm" svg:y="15.596cm">
          <text:p text:style-name="P6"><text:span text:style-name="T15">3:LR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5" draw:layer="layout" svg:width="2.54cm" svg:height="1.27cm" svg:x="16.897cm" svg:y="18.196cm">
          <text:p text:style-name="P6"><text:span text:style-name="T15">3:RR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7" xml:id="id27" draw:id="id27" draw:layer="layout" svg:width="2.54cm" svg:height="1.27cm" svg:x="0.311cm" svg:y="7.895cm">
          <text:p text:style-name="P6"><text:span text:style-name="T16">0:&lt;S&gt;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6" draw:layer="layout" svg:width="20.22cm" svg:height="14.65cm" svg:x="0.1cm" svg:y="6.25cm">
          <text:p/>
          <draw:enhanced-geometry svg:viewBox="0 0 21600 21600" draw:type="rectangle" draw:enhanced-path="M 0 0 L 21600 0 21600 21600 0 21600 0 0 Z N"/>
        </draw:custom-shape>
        <draw:frame draw:style-name="gr8" draw:text-style-name="P28" draw:layer="layout" svg:width="2.703cm" svg:height="1.276cm" svg:x="22.69cm" svg:y="6.38cm">
          <draw:text-box>
            <text:p><text:span text:style-name="T71">Heap</text:span></text:p>
          </draw:text-box>
        </draw:frame>
        <draw:custom-shape draw:style-name="gr23" draw:text-style-name="P6" draw:layer="layout" svg:width="7.44cm" svg:height="14.65cm" svg:x="20.4cm" svg:y="6.25cm">
          <text:p/>
          <draw:enhanced-geometry svg:viewBox="0 0 21600 21600" draw:type="rectangle" draw:enhanced-path="M 0 0 L 21600 0 21600 21600 0 21600 0 0 Z N"/>
        </draw:custom-shape>
        <draw:frame presentation:style-name="pr12" draw:layer="layout" svg:width="25.199cm" svg:height="1.102cm" svg:x="1.458cm" svg:y="4.68cm" presentation:class="outline" presentation:user-transformed="true">
          <draw:text-box>
            <text:list text:style-name="L2">
              <text:list-item>
                <text:p>Process 1:JJ</text:p>
              </text:list-item>
            </text:list>
          </draw:text-box>
        </draw:frame>
        <draw:connector draw:style-name="gr24" draw:text-style-name="P6" draw:layer="layout" draw:type="line" svg:x1="2.851cm" svg:y1="8.53cm" svg:x2="5.011cm" svg:y2="8.53cm" draw:start-shape="id27" draw:start-glue-point="1" draw:end-shape="id28" draw:end-glue-point="3" svg:d="m2851 8530h2160">
          <text:p/>
        </draw:connector>
        <draw:connector draw:style-name="gr24" draw:text-style-name="P6" draw:layer="layout" draw:type="line" svg:x1="2.851cm" svg:y1="8.53cm" svg:x2="5.011cm" svg:y2="10.93cm" draw:start-shape="id27" draw:start-glue-point="1" draw:end-shape="id29" draw:end-glue-point="3" svg:d="m2851 8530 2160 2400">
          <text:p/>
        </draw:connector>
        <draw:connector draw:style-name="gr24" draw:text-style-name="P6" draw:layer="layout" draw:type="line" svg:x1="2.851cm" svg:y1="8.53cm" svg:x2="5.011cm" svg:y2="13.63cm" draw:start-shape="id27" draw:start-glue-point="1" draw:end-shape="id30" draw:end-glue-point="3" svg:d="m2851 8530 2160 5100">
          <text:p/>
        </draw:connector>
        <draw:connector draw:style-name="gr24" draw:text-style-name="P6" draw:layer="layout" draw:type="line" svg:x1="2.851cm" svg:y1="8.53cm" svg:x2="5.011cm" svg:y2="16.23cm" draw:start-shape="id27" draw:start-glue-point="1" draw:end-shape="id31" draw:end-glue-point="3" svg:d="m2851 8530 2160 7700">
          <text:p/>
        </draw:connector>
        <draw:connector draw:style-name="gr24" draw:text-style-name="P6" draw:layer="layout" draw:type="line" svg:x1="2.851cm" svg:y1="8.53cm" svg:x2="5.011cm" svg:y2="18.83cm" draw:start-shape="id27" draw:start-glue-point="1" draw:end-shape="id32" draw:end-glue-point="3" svg:d="m2851 8530 2160 10300">
          <text:p/>
        </draw:connector>
        <draw:frame draw:style-name="gr8" draw:text-style-name="P29" draw:layer="layout" svg:width="2.085cm" svg:height="1.276cm" svg:x="5.215cm" svg:y="9.125cm">
          <draw:text-box>
            <text:p><text:span text:style-name="T72">-3.1</text:span></text:p>
          </draw:text-box>
        </draw:frame>
        <draw:frame draw:style-name="gr8" draw:text-style-name="P29" draw:layer="layout" svg:width="2.085cm" svg:height="1.276cm" svg:x="5.216cm" svg:y="11.725cm">
          <draw:text-box>
            <text:p><text:span text:style-name="T72">-4.2</text:span></text:p>
          </draw:text-box>
        </draw:frame>
        <draw:frame draw:style-name="gr8" draw:text-style-name="P29" draw:layer="layout" svg:width="2.085cm" svg:height="1.276cm" svg:x="5.217cm" svg:y="14.425cm">
          <draw:text-box>
            <text:p><text:span text:style-name="T72">-5.4</text:span></text:p>
          </draw:text-box>
        </draw:frame>
        <draw:frame draw:style-name="gr8" draw:text-style-name="P29" draw:layer="layout" svg:width="2.085cm" svg:height="1.276cm" svg:x="5.218cm" svg:y="16.825cm">
          <draw:text-box>
            <text:p><text:span text:style-name="T72">-8.2</text:span></text:p>
          </draw:text-box>
        </draw:frame>
        <draw:frame draw:style-name="gr8" draw:text-style-name="P29" draw:layer="layout" svg:width="2.085cm" svg:height="1.276cm" svg:x="5.219cm" svg:y="19.525cm">
          <draw:text-box>
            <text:p><text:span text:style-name="T72">-8.1</text:span></text:p>
          </draw:text-box>
        </draw:frame>
        <draw:frame draw:style-name="gr8" draw:text-style-name="P16" draw:layer="layout" svg:width="4.748cm" svg:height="1.352cm" svg:x="21.355cm" svg:y="8.705cm">
          <draw:text-box>
            <text:p><text:span text:style-name="T14">1:VB</text:span><text:span text:style-name="T14"><text:tab/></text:span><text:span text:style-name="T14">-5.4</text:span></text:p>
          </draw:text-box>
        </draw:frame>
        <draw:frame draw:style-name="gr8" draw:text-style-name="P16" draw:layer="layout" svg:width="5.226cm" svg:height="1.352cm" svg:x="21.355cm" svg:y="15.255cm">
          <draw:text-box>
            <text:p><text:span text:style-name="T14">1:LRB -8.2</text:span></text:p>
          </draw:text-box>
        </draw:frame>
        <draw:frame draw:style-name="gr8" draw:text-style-name="P16" draw:layer="layout" svg:width="5.387cm" svg:height="1.352cm" svg:x="21.355cm" svg:y="13.98cm">
          <draw:text-box>
            <text:p><text:span text:style-name="T14">1:RRB -8.1</text:span></text:p>
          </draw:text-box>
        </draw:frame>
        <draw:connector draw:style-name="gr24" draw:text-style-name="P6" draw:layer="layout" draw:type="line" svg:x1="7.551cm" svg:y1="8.53cm" svg:x2="10.711cm" svg:y2="8.531cm" draw:start-shape="id28" draw:start-glue-point="1" draw:end-shape="id33" draw:end-glue-point="3" svg:d="m7551 8530 3160 1">
          <text:p/>
        </draw:connector>
        <draw:connector draw:style-name="gr24" draw:text-style-name="P6" draw:layer="layout" draw:type="line" svg:x1="7.551cm" svg:y1="8.53cm" svg:x2="10.711cm" svg:y2="10.931cm" draw:start-shape="id28" draw:start-glue-point="1" draw:end-shape="id34" svg:d="m7551 8530 3160 2401">
          <text:p/>
        </draw:connector>
        <draw:connector draw:style-name="gr24" draw:text-style-name="P6" draw:layer="layout" draw:type="line" svg:x1="7.551cm" svg:y1="8.53cm" svg:x2="10.711cm" svg:y2="13.631cm" draw:start-shape="id28" draw:start-glue-point="1" draw:end-shape="id35" draw:end-glue-point="3" svg:d="m7551 8530 3160 5101">
          <text:p/>
        </draw:connector>
        <draw:connector draw:style-name="gr24" draw:text-style-name="P6" draw:layer="layout" draw:type="line" svg:x1="7.551cm" svg:y1="8.53cm" svg:x2="10.711cm" svg:y2="16.231cm" draw:start-shape="id28" draw:start-glue-point="1" draw:end-shape="id36" draw:end-glue-point="3" svg:d="m7551 8530 3160 7701">
          <text:p/>
        </draw:connector>
        <draw:connector draw:style-name="gr24" draw:text-style-name="P6" draw:layer="layout" draw:type="line" svg:x1="7.551cm" svg:y1="8.53cm" svg:x2="10.711cm" svg:y2="18.831cm" draw:start-shape="id28" draw:start-glue-point="1" draw:end-shape="id37" draw:end-glue-point="3" svg:d="m7551 8530 3160 10301">
          <text:p/>
        </draw:connector>
        <draw:frame draw:style-name="gr8" draw:text-style-name="P30" draw:layer="layout" svg:width="2.085cm" svg:height="1.276cm" svg:x="10.816cm" svg:y="9.125cm">
          <draw:text-box>
            <text:p><text:span text:style-name="T73">-5.5</text:span></text:p>
          </draw:text-box>
        </draw:frame>
        <draw:frame draw:style-name="gr8" draw:text-style-name="P30" draw:layer="layout" svg:width="2.085cm" svg:height="1.276cm" svg:x="10.817cm" svg:y="11.725cm">
          <draw:text-box>
            <text:p><text:span text:style-name="T73">-6.7</text:span></text:p>
          </draw:text-box>
        </draw:frame>
        <draw:frame draw:style-name="gr8" draw:text-style-name="P29" draw:layer="layout" svg:width="2.085cm" svg:height="1.276cm" svg:x="10.818cm" svg:y="14.425cm">
          <draw:text-box>
            <text:p><text:span text:style-name="T72">-5.7</text:span></text:p>
          </draw:text-box>
        </draw:frame>
        <draw:frame draw:style-name="gr8" draw:text-style-name="P29" draw:layer="layout" svg:width="2.53cm" svg:height="1.276cm" svg:x="10.819cm" svg:y="17.025cm">
          <draw:text-box>
            <text:p><text:span text:style-name="T72">-11.2</text:span></text:p>
          </draw:text-box>
        </draw:frame>
        <draw:frame draw:style-name="gr8" draw:text-style-name="P29" draw:layer="layout" svg:width="2.53cm" svg:height="1.276cm" svg:x="10.819cm" svg:y="19.525cm">
          <draw:text-box>
            <text:p><text:span text:style-name="T72">-11.4</text:span></text:p>
          </draw:text-box>
        </draw:frame>
        <draw:frame draw:style-name="gr8" draw:text-style-name="P16" draw:layer="layout" svg:width="4.748cm" svg:height="1.352cm" svg:x="21.355cm" svg:y="9.905cm">
          <draw:text-box>
            <text:p><text:span text:style-name="T14">2:NN</text:span><text:span text:style-name="T14"><text:tab/></text:span><text:span text:style-name="T14">-5.5</text:span></text:p>
          </draw:text-box>
        </draw:frame>
        <draw:frame draw:style-name="gr8" draw:text-style-name="P16" draw:layer="layout" svg:width="4.748cm" svg:height="1.352cm" svg:x="21.355cm" svg:y="10.905cm">
          <draw:text-box>
            <text:p><text:span text:style-name="T14">2:VB</text:span><text:span text:style-name="T14"><text:tab/></text:span><text:span text:style-name="T14">-5.7</text:span></text:p>
          </draw:text-box>
        </draw:frame>
        <draw:frame draw:style-name="gr8" draw:text-style-name="P16" draw:layer="layout" svg:width="4.748cm" svg:height="1.352cm" svg:x="21.355cm" svg:y="12.905cm">
          <draw:text-box>
            <text:p><text:span text:style-name="T14">2:JJ</text:span><text:span text:style-name="T14"><text:tab/></text:span><text:span text:style-name="T14">-6.7</text:span></text:p>
          </draw:text-box>
        </draw:frame>
        <draw:frame draw:style-name="gr8" draw:text-style-name="P16" draw:layer="layout" svg:width="5.705cm" svg:height="1.352cm" svg:x="21.356cm" svg:y="16.456cm">
          <draw:text-box>
            <text:p><text:span text:style-name="T14">2:LRB -11.2</text:span></text:p>
          </draw:text-box>
        </draw:frame>
        <draw:frame draw:style-name="gr8" draw:text-style-name="P16" draw:layer="layout" svg:width="5.866cm" svg:height="1.352cm" svg:x="21.356cm" svg:y="17.581cm">
          <draw:text-box>
            <text:p><text:span text:style-name="T14">2:RRB -11.4</text:span></text:p>
          </draw:text-box>
        </draw:frame>
        <draw:frame draw:style-name="gr8" draw:text-style-name="P29" draw:layer="layout" svg:width="2.085cm" svg:height="1.276cm" svg:x="13.417cm" svg:y="9.125cm">
          <draw:text-box>
            <text:p><text:span text:style-name="T72">-5.3</text:span></text:p>
          </draw:text-box>
        </draw:frame>
        <draw:frame draw:style-name="gr8" draw:text-style-name="P29" draw:layer="layout" svg:width="2.085cm" svg:height="1.276cm" svg:x="13.418cm" svg:y="11.725cm">
          <draw:text-box>
            <text:p><text:span text:style-name="T72">-5.9</text:span></text:p>
          </draw:text-box>
        </draw:frame>
        <draw:frame draw:style-name="gr8" draw:text-style-name="P30" draw:layer="layout" svg:width="2.085cm" svg:height="1.276cm" svg:x="13.419cm" svg:y="14.425cm">
          <draw:text-box>
            <text:p><text:span text:style-name="T73">-7.2</text:span></text:p>
          </draw:text-box>
        </draw:frame>
        <draw:frame draw:style-name="gr8" draw:text-style-name="P30" draw:layer="layout" svg:width="2.53cm" svg:height="1.276cm" svg:x="13.42cm" svg:y="17.025cm">
          <draw:text-box>
            <text:p><text:span text:style-name="T73">-11.9</text:span></text:p>
          </draw:text-box>
        </draw:frame>
        <draw:frame draw:style-name="gr8" draw:text-style-name="P30" draw:layer="layout" svg:width="2.53cm" svg:height="1.276cm" svg:x="13.42cm" svg:y="19.525cm">
          <draw:text-box>
            <text:p><text:span text:style-name="T73">-11.7</text:span></text:p>
          </draw:text-box>
        </draw:frame>
        <draw:frame draw:style-name="gr8" draw:text-style-name="P31" draw:layer="layout" svg:width="6.366cm" svg:height="1.119cm" svg:x="8.895cm" svg:y="5.28cm">
          <draw:text-box>
            <text:p><text:span text:style-name="T74">From </text:span><text:span text:style-name="T75">1:NN <text:s text:c="2"/>1:JJ</text:span></text:p>
          </draw:text-box>
        </draw:frame>
        <draw:frame draw:style-name="gr8" draw:text-style-name="P32" draw:layer="layout" svg:width="4.748cm" svg:height="1.352cm" svg:x="21.355cm" svg:y="7.605cm">
          <draw:text-box>
            <text:p><text:span text:style-name="T76">2:NN</text:span><text:span text:style-name="T76"><text:tab/></text:span><text:span text:style-name="T76">-5.3</text:span></text:p>
          </draw:text-box>
        </draw:frame>
        <draw:frame draw:style-name="gr8" draw:text-style-name="P32" draw:layer="layout" svg:width="4.748cm" svg:height="1.352cm" svg:x="21.355cm" svg:y="11.905cm">
          <draw:text-box>
            <text:p><text:span text:style-name="T76">2:JJ</text:span><text:span text:style-name="T76"><text:tab/></text:span><text:span text:style-name="T76">-5.9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6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Kyodai_25_20Presentation" presentation:presentation-page-layout-name="AL2T1">
        <office:forms form:automatic-focus="false" form:apply-design-mode="false"/>
        <draw:frame presentation:style-name="pr4" draw:layer="layout" svg:width="25.199cm" svg:height="3.237cm" svg:x="1.27cm" svg:y="1.574cm" presentation:class="title">
          <draw:text-box>
            <text:p>Depth-First Search</text:p>
          </draw:text-box>
        </draw:frame>
        <draw:frame draw:style-name="gr3" draw:text-style-name="P5" draw:layer="layout" svg:width="16.914cm" svg:height="1.195cm" svg:x="3.406cm" svg:y="6.465cm">
          <draw:text-box>
            <text:list text:style-name="L1">
              <text:list-item>
                <text:list>
                  <text:list-header>
                    <text:p text:style-name="P4"><text:span text:style-name="T4">natural <text:s text:c="3"/></text:span><text:span text:style-name="T4"><text:tab/></text:span><text:span text:style-name="T4"><text:tab/></text:span><text:span text:style-name="T4"> <text:s/>language <text:s/></text:span><text:span text:style-name="T4"><text:tab/></text:span><text:span text:style-name="T4"> <text:s text:c="3"/>processing</text:span></text:p>
                  </text:list-header>
                </text:list>
              </text:list-item>
            </text:list>
          </draw:text-box>
        </draw:frame>
        <draw:custom-shape draw:style-name="gr21" draw:text-style-name="P14" xml:id="id39" draw:id="id39" draw:layer="layout" svg:width="2.54cm" svg:height="1.27cm" svg:x="5.011cm" svg:y="7.895cm">
          <text:p text:style-name="P6"><text:span text:style-name="T14">1:N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4" xml:id="id40" draw:id="id40" draw:layer="layout" svg:width="2.54cm" svg:height="1.27cm" svg:x="5.011cm" svg:y="10.295cm">
          <text:p text:style-name="P6"><text:span text:style-name="T14">1:JJ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4" xml:id="id41" draw:id="id41" draw:layer="layout" svg:width="2.54cm" svg:height="1.27cm" svg:x="5.011cm" svg:y="12.995cm">
          <text:p text:style-name="P6"><text:span text:style-name="T14">1:V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5" xml:id="id42" draw:id="id42" draw:layer="layout" svg:width="2.54cm" svg:height="1.27cm" svg:x="5.011cm" svg:y="15.595cm">
          <text:p text:style-name="P6"><text:span text:style-name="T15">1:LR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5" xml:id="id43" draw:id="id43" draw:layer="layout" svg:width="2.54cm" svg:height="1.27cm" svg:x="5.011cm" svg:y="18.195cm">
          <text:p text:style-name="P6"><text:span text:style-name="T15">1:RR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4" xml:id="id47" draw:id="id47" draw:layer="layout" svg:width="2.54cm" svg:height="1.27cm" svg:x="10.711cm" svg:y="7.896cm">
          <text:p text:style-name="P6"><text:span text:style-name="T14">2:N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4" xml:id="id48" draw:id="id48" draw:layer="layout" svg:width="2.54cm" svg:height="1.27cm" svg:x="10.711cm" svg:y="10.296cm">
          <text:p text:style-name="P6"><text:span text:style-name="T14">2:JJ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4" xml:id="id44" draw:id="id44" draw:layer="layout" svg:width="2.54cm" svg:height="1.27cm" svg:x="10.711cm" svg:y="12.996cm">
          <text:p text:style-name="P6"><text:span text:style-name="T14">2:V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5" xml:id="id45" draw:id="id45" draw:layer="layout" svg:width="2.54cm" svg:height="1.27cm" svg:x="10.711cm" svg:y="15.596cm">
          <text:p text:style-name="P6"><text:span text:style-name="T15">2:LR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5" xml:id="id46" draw:id="id46" draw:layer="layout" svg:width="2.54cm" svg:height="1.27cm" svg:x="10.711cm" svg:y="18.196cm">
          <text:p text:style-name="P6"><text:span text:style-name="T15">2:RR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4" draw:layer="layout" svg:width="2.54cm" svg:height="1.27cm" svg:x="16.897cm" svg:y="7.896cm">
          <text:p text:style-name="P6"><text:span text:style-name="T14">3:N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4" draw:layer="layout" svg:width="2.54cm" svg:height="1.27cm" svg:x="16.897cm" svg:y="10.296cm">
          <text:p text:style-name="P6"><text:span text:style-name="T14">3:JJ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4" draw:layer="layout" svg:width="2.54cm" svg:height="1.27cm" svg:x="16.897cm" svg:y="12.996cm">
          <text:p text:style-name="P6"><text:span text:style-name="T14">3:V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5" draw:layer="layout" svg:width="2.54cm" svg:height="1.27cm" svg:x="16.897cm" svg:y="15.596cm">
          <text:p text:style-name="P6"><text:span text:style-name="T15">3:LR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5" draw:layer="layout" svg:width="2.54cm" svg:height="1.27cm" svg:x="16.897cm" svg:y="18.196cm">
          <text:p text:style-name="P6"><text:span text:style-name="T15">3:RR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7" xml:id="id38" draw:id="id38" draw:layer="layout" svg:width="2.54cm" svg:height="1.27cm" svg:x="0.311cm" svg:y="7.895cm">
          <text:p text:style-name="P6"><text:span text:style-name="T16">0:&lt;S&gt;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6" draw:layer="layout" svg:width="20.22cm" svg:height="14.65cm" svg:x="0.1cm" svg:y="6.25cm">
          <text:p/>
          <draw:enhanced-geometry svg:viewBox="0 0 21600 21600" draw:type="rectangle" draw:enhanced-path="M 0 0 L 21600 0 21600 21600 0 21600 0 0 Z N"/>
        </draw:custom-shape>
        <draw:frame draw:style-name="gr8" draw:text-style-name="P28" draw:layer="layout" svg:width="2.703cm" svg:height="1.276cm" svg:x="22.69cm" svg:y="6.38cm">
          <draw:text-box>
            <text:p><text:span text:style-name="T71">Heap</text:span></text:p>
          </draw:text-box>
        </draw:frame>
        <draw:custom-shape draw:style-name="gr23" draw:text-style-name="P6" draw:layer="layout" svg:width="7.44cm" svg:height="14.65cm" svg:x="20.4cm" svg:y="6.25cm">
          <text:p/>
          <draw:enhanced-geometry svg:viewBox="0 0 21600 21600" draw:type="rectangle" draw:enhanced-path="M 0 0 L 21600 0 21600 21600 0 21600 0 0 Z N"/>
        </draw:custom-shape>
        <draw:frame presentation:style-name="pr12" draw:layer="layout" svg:width="25.199cm" svg:height="1.102cm" svg:x="1.458cm" svg:y="4.68cm" presentation:class="outline" presentation:user-transformed="true">
          <draw:text-box>
            <text:list text:style-name="L2">
              <text:list-item>
                <text:p>Process 1:JJ</text:p>
              </text:list-item>
            </text:list>
          </draw:text-box>
        </draw:frame>
        <draw:connector draw:style-name="gr24" draw:text-style-name="P6" draw:layer="layout" draw:type="line" svg:x1="2.851cm" svg:y1="8.53cm" svg:x2="5.011cm" svg:y2="8.53cm" draw:start-shape="id38" draw:start-glue-point="1" draw:end-shape="id39" draw:end-glue-point="3" svg:d="m2851 8530h2160">
          <text:p/>
        </draw:connector>
        <draw:connector draw:style-name="gr24" draw:text-style-name="P6" draw:layer="layout" draw:type="line" svg:x1="2.851cm" svg:y1="8.53cm" svg:x2="5.011cm" svg:y2="10.93cm" draw:start-shape="id38" draw:start-glue-point="1" draw:end-shape="id40" draw:end-glue-point="3" svg:d="m2851 8530 2160 2400">
          <text:p/>
        </draw:connector>
        <draw:connector draw:style-name="gr24" draw:text-style-name="P6" draw:layer="layout" draw:type="line" svg:x1="2.851cm" svg:y1="8.53cm" svg:x2="5.011cm" svg:y2="13.63cm" draw:start-shape="id38" draw:start-glue-point="1" draw:end-shape="id41" draw:end-glue-point="3" svg:d="m2851 8530 2160 5100">
          <text:p/>
        </draw:connector>
        <draw:connector draw:style-name="gr24" draw:text-style-name="P6" draw:layer="layout" draw:type="line" svg:x1="2.851cm" svg:y1="8.53cm" svg:x2="5.011cm" svg:y2="16.23cm" draw:start-shape="id38" draw:start-glue-point="1" draw:end-shape="id42" draw:end-glue-point="3" svg:d="m2851 8530 2160 7700">
          <text:p/>
        </draw:connector>
        <draw:connector draw:style-name="gr24" draw:text-style-name="P6" draw:layer="layout" draw:type="line" svg:x1="2.851cm" svg:y1="8.53cm" svg:x2="5.011cm" svg:y2="18.83cm" draw:start-shape="id38" draw:start-glue-point="1" draw:end-shape="id43" draw:end-glue-point="3" svg:d="m2851 8530 2160 10300">
          <text:p/>
        </draw:connector>
        <draw:frame draw:style-name="gr8" draw:text-style-name="P29" draw:layer="layout" svg:width="2.085cm" svg:height="1.276cm" svg:x="5.215cm" svg:y="9.125cm">
          <draw:text-box>
            <text:p><text:span text:style-name="T72">-3.1</text:span></text:p>
          </draw:text-box>
        </draw:frame>
        <draw:frame draw:style-name="gr8" draw:text-style-name="P29" draw:layer="layout" svg:width="2.085cm" svg:height="1.276cm" svg:x="5.216cm" svg:y="11.725cm">
          <draw:text-box>
            <text:p><text:span text:style-name="T72">-4.2</text:span></text:p>
          </draw:text-box>
        </draw:frame>
        <draw:frame draw:style-name="gr8" draw:text-style-name="P29" draw:layer="layout" svg:width="2.085cm" svg:height="1.276cm" svg:x="5.217cm" svg:y="14.425cm">
          <draw:text-box>
            <text:p><text:span text:style-name="T72">-5.4</text:span></text:p>
          </draw:text-box>
        </draw:frame>
        <draw:frame draw:style-name="gr8" draw:text-style-name="P29" draw:layer="layout" svg:width="2.085cm" svg:height="1.276cm" svg:x="5.218cm" svg:y="16.825cm">
          <draw:text-box>
            <text:p><text:span text:style-name="T72">-8.2</text:span></text:p>
          </draw:text-box>
        </draw:frame>
        <draw:frame draw:style-name="gr8" draw:text-style-name="P29" draw:layer="layout" svg:width="2.085cm" svg:height="1.276cm" svg:x="5.219cm" svg:y="19.525cm">
          <draw:text-box>
            <text:p><text:span text:style-name="T72">-8.1</text:span></text:p>
          </draw:text-box>
        </draw:frame>
        <draw:connector draw:style-name="gr24" draw:text-style-name="P6" draw:layer="layout" draw:type="line" svg:x1="7.551cm" svg:y1="8.53cm" svg:x2="10.711cm" svg:y2="13.631cm" draw:start-shape="id39" draw:start-glue-point="1" draw:end-shape="id44" draw:end-glue-point="3" svg:d="m7551 8530 3160 5101">
          <text:p/>
        </draw:connector>
        <draw:connector draw:style-name="gr24" draw:text-style-name="P6" draw:layer="layout" draw:type="line" svg:x1="7.551cm" svg:y1="8.53cm" svg:x2="10.711cm" svg:y2="16.231cm" draw:start-shape="id39" draw:start-glue-point="1" draw:end-shape="id45" draw:end-glue-point="3" svg:d="m7551 8530 3160 7701">
          <text:p/>
        </draw:connector>
        <draw:connector draw:style-name="gr24" draw:text-style-name="P6" draw:layer="layout" draw:type="line" svg:x1="7.551cm" svg:y1="8.53cm" svg:x2="10.711cm" svg:y2="18.831cm" draw:start-shape="id39" draw:start-glue-point="1" draw:end-shape="id46" draw:end-glue-point="3" svg:d="m7551 8530 3160 10301">
          <text:p/>
        </draw:connector>
        <draw:frame draw:style-name="gr8" draw:text-style-name="P29" draw:layer="layout" svg:width="2.085cm" svg:height="1.276cm" svg:x="10.818cm" svg:y="14.425cm">
          <draw:text-box>
            <text:p><text:span text:style-name="T72">-5.7</text:span></text:p>
          </draw:text-box>
        </draw:frame>
        <draw:frame draw:style-name="gr8" draw:text-style-name="P29" draw:layer="layout" svg:width="2.53cm" svg:height="1.276cm" svg:x="10.819cm" svg:y="17.025cm">
          <draw:text-box>
            <text:p><text:span text:style-name="T72">-11.2</text:span></text:p>
          </draw:text-box>
        </draw:frame>
        <draw:frame draw:style-name="gr8" draw:text-style-name="P29" draw:layer="layout" svg:width="2.53cm" svg:height="1.276cm" svg:x="10.819cm" svg:y="19.525cm">
          <draw:text-box>
            <text:p><text:span text:style-name="T72">-11.4</text:span></text:p>
          </draw:text-box>
        </draw:frame>
        <draw:frame draw:style-name="gr8" draw:text-style-name="P29" draw:layer="layout" svg:width="2.085cm" svg:height="1.276cm" svg:x="10.817cm" svg:y="9.125cm">
          <draw:text-box>
            <text:p><text:span text:style-name="T72">-5.3</text:span></text:p>
          </draw:text-box>
        </draw:frame>
        <draw:frame draw:style-name="gr8" draw:text-style-name="P29" draw:layer="layout" svg:width="2.085cm" svg:height="1.276cm" svg:x="10.818cm" svg:y="11.725cm">
          <draw:text-box>
            <text:p><text:span text:style-name="T72">-5.9</text:span></text:p>
          </draw:text-box>
        </draw:frame>
        <draw:connector draw:style-name="gr24" draw:text-style-name="P6" draw:layer="layout" draw:type="line" svg:x1="7.551cm" svg:y1="10.93cm" svg:x2="10.711cm" svg:y2="8.531cm" draw:start-shape="id40" draw:start-glue-point="1" draw:end-shape="id47" svg:d="m7551 10930 3160-2399">
          <text:p/>
        </draw:connector>
        <draw:connector draw:style-name="gr24" draw:text-style-name="P6" draw:layer="layout" draw:type="line" svg:x1="7.551cm" svg:y1="10.93cm" svg:x2="10.711cm" svg:y2="10.931cm" draw:start-shape="id40" draw:start-glue-point="1" draw:end-shape="id48" svg:d="m7551 10930 3160 1">
          <text:p/>
        </draw:connector>
        <draw:frame draw:style-name="gr8" draw:text-style-name="P16" draw:layer="layout" svg:width="4.748cm" svg:height="1.352cm" svg:x="21.356cm" svg:y="8.705cm">
          <draw:text-box>
            <text:p><text:span text:style-name="T14">1:VB</text:span><text:span text:style-name="T14"><text:tab/></text:span><text:span text:style-name="T14">-5.4</text:span></text:p>
          </draw:text-box>
        </draw:frame>
        <draw:frame draw:style-name="gr8" draw:text-style-name="P16" draw:layer="layout" svg:width="5.226cm" svg:height="1.352cm" svg:x="21.356cm" svg:y="15.255cm">
          <draw:text-box>
            <text:p><text:span text:style-name="T14">1:LRB -8.2</text:span></text:p>
          </draw:text-box>
        </draw:frame>
        <draw:frame draw:style-name="gr8" draw:text-style-name="P16" draw:layer="layout" svg:width="5.387cm" svg:height="1.352cm" svg:x="21.356cm" svg:y="13.98cm">
          <draw:text-box>
            <text:p><text:span text:style-name="T14">1:RRB -8.1</text:span></text:p>
          </draw:text-box>
        </draw:frame>
        <draw:frame draw:style-name="gr8" draw:text-style-name="P16" draw:layer="layout" svg:width="4.748cm" svg:height="1.352cm" svg:x="21.356cm" svg:y="9.905cm">
          <draw:text-box>
            <text:p><text:span text:style-name="T14">2:NN</text:span><text:span text:style-name="T14"><text:tab/></text:span><text:span text:style-name="T14">-5.5</text:span></text:p>
          </draw:text-box>
        </draw:frame>
        <draw:frame draw:style-name="gr8" draw:text-style-name="P16" draw:layer="layout" svg:width="4.748cm" svg:height="1.352cm" svg:x="21.356cm" svg:y="10.905cm">
          <draw:text-box>
            <text:p><text:span text:style-name="T14">2:VB</text:span><text:span text:style-name="T14"><text:tab/></text:span><text:span text:style-name="T14">-5.7</text:span></text:p>
          </draw:text-box>
        </draw:frame>
        <draw:frame draw:style-name="gr8" draw:text-style-name="P16" draw:layer="layout" svg:width="4.748cm" svg:height="1.352cm" svg:x="21.356cm" svg:y="12.905cm">
          <draw:text-box>
            <text:p><text:span text:style-name="T14">2:JJ</text:span><text:span text:style-name="T14"><text:tab/></text:span><text:span text:style-name="T14">-6.7</text:span></text:p>
          </draw:text-box>
        </draw:frame>
        <draw:frame draw:style-name="gr8" draw:text-style-name="P16" draw:layer="layout" svg:width="5.705cm" svg:height="1.352cm" svg:x="21.357cm" svg:y="16.456cm">
          <draw:text-box>
            <text:p><text:span text:style-name="T14">2:LRB -11.2</text:span></text:p>
          </draw:text-box>
        </draw:frame>
        <draw:frame draw:style-name="gr8" draw:text-style-name="P16" draw:layer="layout" svg:width="5.866cm" svg:height="1.352cm" svg:x="21.357cm" svg:y="17.581cm">
          <draw:text-box>
            <text:p><text:span text:style-name="T14">2:RRB -11.4</text:span></text:p>
          </draw:text-box>
        </draw:frame>
        <draw:frame draw:style-name="gr8" draw:text-style-name="P32" draw:layer="layout" svg:width="4.748cm" svg:height="1.352cm" svg:x="21.356cm" svg:y="7.605cm">
          <draw:text-box>
            <text:p><text:span text:style-name="T76">2:NN</text:span><text:span text:style-name="T76"><text:tab/></text:span><text:span text:style-name="T76">-5.3</text:span></text:p>
          </draw:text-box>
        </draw:frame>
        <draw:frame draw:style-name="gr8" draw:text-style-name="P32" draw:layer="layout" svg:width="4.748cm" svg:height="1.352cm" svg:x="21.356cm" svg:y="11.905cm">
          <draw:text-box>
            <text:p><text:span text:style-name="T76">2:JJ</text:span><text:span text:style-name="T76"><text:tab/></text:span><text:span text:style-name="T76">-5.9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6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Kyodai_25_20Presentation" presentation:presentation-page-layout-name="AL2T1">
        <office:forms form:automatic-focus="false" form:apply-design-mode="false"/>
        <draw:frame presentation:style-name="pr4" draw:layer="layout" svg:width="25.199cm" svg:height="3.237cm" svg:x="1.27cm" svg:y="1.574cm" presentation:class="title" presentation:user-transformed="true">
          <draw:text-box>
            <text:p>Depth-First Search</text:p>
          </draw:text-box>
        </draw:frame>
        <draw:frame draw:style-name="gr3" draw:text-style-name="P5" draw:layer="layout" svg:width="16.914cm" svg:height="1.195cm" svg:x="3.406cm" svg:y="6.465cm">
          <draw:text-box>
            <text:list text:style-name="L1">
              <text:list-item>
                <text:list>
                  <text:list-header>
                    <text:p text:style-name="P4"><text:span text:style-name="T4">natural <text:s text:c="3"/></text:span><text:span text:style-name="T4"><text:tab/></text:span><text:span text:style-name="T4"><text:tab/></text:span><text:span text:style-name="T4"> <text:s/>language <text:s/></text:span><text:span text:style-name="T4"><text:tab/></text:span><text:span text:style-name="T4"> <text:s text:c="3"/>processing</text:span></text:p>
                  </text:list-header>
                </text:list>
              </text:list-item>
            </text:list>
          </draw:text-box>
        </draw:frame>
        <draw:custom-shape draw:style-name="gr21" draw:text-style-name="P14" xml:id="id50" draw:id="id50" draw:layer="layout" svg:width="2.54cm" svg:height="1.27cm" svg:x="5.011cm" svg:y="7.895cm">
          <text:p text:style-name="P6"><text:span text:style-name="T14">1:N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4" xml:id="id51" draw:id="id51" draw:layer="layout" svg:width="2.54cm" svg:height="1.27cm" svg:x="5.011cm" svg:y="10.295cm">
          <text:p text:style-name="P6"><text:span text:style-name="T14">1:JJ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4" xml:id="id52" draw:id="id52" draw:layer="layout" svg:width="2.54cm" svg:height="1.27cm" svg:x="5.011cm" svg:y="12.995cm">
          <text:p text:style-name="P6"><text:span text:style-name="T14">1:V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5" xml:id="id53" draw:id="id53" draw:layer="layout" svg:width="2.54cm" svg:height="1.27cm" svg:x="5.011cm" svg:y="15.595cm">
          <text:p text:style-name="P6"><text:span text:style-name="T15">1:LR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5" xml:id="id54" draw:id="id54" draw:layer="layout" svg:width="2.54cm" svg:height="1.27cm" svg:x="5.011cm" svg:y="18.195cm">
          <text:p text:style-name="P6"><text:span text:style-name="T15">1:RR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4" xml:id="id58" draw:id="id58" draw:layer="layout" svg:width="2.54cm" svg:height="1.27cm" svg:x="10.711cm" svg:y="7.896cm">
          <text:p text:style-name="P6"><text:span text:style-name="T14">2:N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4" xml:id="id59" draw:id="id59" draw:layer="layout" svg:width="2.54cm" svg:height="1.27cm" svg:x="10.711cm" svg:y="10.296cm">
          <text:p text:style-name="P6"><text:span text:style-name="T14">2:JJ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4" xml:id="id55" draw:id="id55" draw:layer="layout" svg:width="2.54cm" svg:height="1.27cm" svg:x="10.711cm" svg:y="12.996cm">
          <text:p text:style-name="P6"><text:span text:style-name="T14">2:V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5" xml:id="id56" draw:id="id56" draw:layer="layout" svg:width="2.54cm" svg:height="1.27cm" svg:x="10.711cm" svg:y="15.596cm">
          <text:p text:style-name="P6"><text:span text:style-name="T15">2:LR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5" xml:id="id57" draw:id="id57" draw:layer="layout" svg:width="2.54cm" svg:height="1.27cm" svg:x="10.711cm" svg:y="18.196cm">
          <text:p text:style-name="P6"><text:span text:style-name="T15">2:RR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4" xml:id="id60" draw:id="id60" draw:layer="layout" svg:width="2.54cm" svg:height="1.27cm" svg:x="16.897cm" svg:y="7.896cm">
          <text:p text:style-name="P6"><text:span text:style-name="T14">3:N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4" xml:id="id61" draw:id="id61" draw:layer="layout" svg:width="2.54cm" svg:height="1.27cm" svg:x="16.897cm" svg:y="10.296cm">
          <text:p text:style-name="P6"><text:span text:style-name="T14">3:JJ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4" xml:id="id62" draw:id="id62" draw:layer="layout" svg:width="2.54cm" svg:height="1.27cm" svg:x="16.897cm" svg:y="12.996cm">
          <text:p text:style-name="P6"><text:span text:style-name="T14">3:V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5" xml:id="id63" draw:id="id63" draw:layer="layout" svg:width="2.54cm" svg:height="1.27cm" svg:x="16.897cm" svg:y="15.596cm">
          <text:p text:style-name="P6"><text:span text:style-name="T15">3:LR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5" xml:id="id64" draw:id="id64" draw:layer="layout" svg:width="2.54cm" svg:height="1.27cm" svg:x="16.897cm" svg:y="18.196cm">
          <text:p text:style-name="P6"><text:span text:style-name="T15">3:RR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7" xml:id="id49" draw:id="id49" draw:layer="layout" svg:width="2.54cm" svg:height="1.27cm" svg:x="0.311cm" svg:y="7.895cm">
          <text:p text:style-name="P6"><text:span text:style-name="T16">0:&lt;S&gt;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6" draw:layer="layout" svg:width="20.22cm" svg:height="14.65cm" svg:x="0.1cm" svg:y="6.25cm">
          <text:p/>
          <draw:enhanced-geometry svg:viewBox="0 0 21600 21600" draw:type="rectangle" draw:enhanced-path="M 0 0 L 21600 0 21600 21600 0 21600 0 0 Z N"/>
        </draw:custom-shape>
        <draw:frame draw:style-name="gr8" draw:text-style-name="P28" draw:layer="layout" svg:width="2.703cm" svg:height="1.276cm" svg:x="22.69cm" svg:y="6.38cm">
          <draw:text-box>
            <text:p><text:span text:style-name="T71">Heap</text:span></text:p>
          </draw:text-box>
        </draw:frame>
        <draw:custom-shape draw:style-name="gr23" draw:text-style-name="P6" draw:layer="layout" svg:width="7.44cm" svg:height="14.65cm" svg:x="20.4cm" svg:y="6.25cm">
          <text:p/>
          <draw:enhanced-geometry svg:viewBox="0 0 21600 21600" draw:type="rectangle" draw:enhanced-path="M 0 0 L 21600 0 21600 21600 0 21600 0 0 Z N"/>
        </draw:custom-shape>
        <draw:frame presentation:style-name="pr12" draw:layer="layout" svg:width="25.199cm" svg:height="1.102cm" svg:x="1.458cm" svg:y="4.68cm" presentation:class="outline" presentation:user-transformed="true">
          <draw:text-box>
            <text:list text:style-name="L2">
              <text:list-item>
                <text:p>Process 2:NN</text:p>
              </text:list-item>
            </text:list>
          </draw:text-box>
        </draw:frame>
        <draw:connector draw:style-name="gr24" draw:text-style-name="P6" draw:layer="layout" draw:type="line" svg:x1="2.851cm" svg:y1="8.53cm" svg:x2="5.011cm" svg:y2="8.53cm" draw:start-shape="id49" draw:start-glue-point="1" draw:end-shape="id50" draw:end-glue-point="3" svg:d="m2851 8530h2160">
          <text:p/>
        </draw:connector>
        <draw:connector draw:style-name="gr24" draw:text-style-name="P6" draw:layer="layout" draw:type="line" svg:x1="2.851cm" svg:y1="8.53cm" svg:x2="5.011cm" svg:y2="10.93cm" draw:start-shape="id49" draw:start-glue-point="1" draw:end-shape="id51" draw:end-glue-point="3" svg:d="m2851 8530 2160 2400">
          <text:p/>
        </draw:connector>
        <draw:connector draw:style-name="gr24" draw:text-style-name="P6" draw:layer="layout" draw:type="line" svg:x1="2.851cm" svg:y1="8.53cm" svg:x2="5.011cm" svg:y2="13.63cm" draw:start-shape="id49" draw:start-glue-point="1" draw:end-shape="id52" draw:end-glue-point="3" svg:d="m2851 8530 2160 5100">
          <text:p/>
        </draw:connector>
        <draw:connector draw:style-name="gr24" draw:text-style-name="P6" draw:layer="layout" draw:type="line" svg:x1="2.851cm" svg:y1="8.53cm" svg:x2="5.011cm" svg:y2="16.23cm" draw:start-shape="id49" draw:start-glue-point="1" draw:end-shape="id53" draw:end-glue-point="3" svg:d="m2851 8530 2160 7700">
          <text:p/>
        </draw:connector>
        <draw:connector draw:style-name="gr24" draw:text-style-name="P6" draw:layer="layout" draw:type="line" svg:x1="2.851cm" svg:y1="8.53cm" svg:x2="5.011cm" svg:y2="18.83cm" draw:start-shape="id49" draw:start-glue-point="1" draw:end-shape="id54" draw:end-glue-point="3" svg:d="m2851 8530 2160 10300">
          <text:p/>
        </draw:connector>
        <draw:frame draw:style-name="gr8" draw:text-style-name="P29" draw:layer="layout" svg:width="2.085cm" svg:height="1.276cm" svg:x="5.215cm" svg:y="9.125cm">
          <draw:text-box>
            <text:p><text:span text:style-name="T72">-3.1</text:span></text:p>
          </draw:text-box>
        </draw:frame>
        <draw:frame draw:style-name="gr8" draw:text-style-name="P29" draw:layer="layout" svg:width="2.085cm" svg:height="1.276cm" svg:x="5.216cm" svg:y="11.725cm">
          <draw:text-box>
            <text:p><text:span text:style-name="T72">-4.2</text:span></text:p>
          </draw:text-box>
        </draw:frame>
        <draw:frame draw:style-name="gr8" draw:text-style-name="P29" draw:layer="layout" svg:width="2.085cm" svg:height="1.276cm" svg:x="5.217cm" svg:y="14.425cm">
          <draw:text-box>
            <text:p><text:span text:style-name="T72">-5.4</text:span></text:p>
          </draw:text-box>
        </draw:frame>
        <draw:frame draw:style-name="gr8" draw:text-style-name="P29" draw:layer="layout" svg:width="2.085cm" svg:height="1.276cm" svg:x="5.218cm" svg:y="16.825cm">
          <draw:text-box>
            <text:p><text:span text:style-name="T72">-8.2</text:span></text:p>
          </draw:text-box>
        </draw:frame>
        <draw:frame draw:style-name="gr8" draw:text-style-name="P29" draw:layer="layout" svg:width="2.085cm" svg:height="1.276cm" svg:x="5.219cm" svg:y="19.525cm">
          <draw:text-box>
            <text:p><text:span text:style-name="T72">-8.1</text:span></text:p>
          </draw:text-box>
        </draw:frame>
        <draw:connector draw:style-name="gr24" draw:text-style-name="P6" draw:layer="layout" draw:type="line" svg:x1="7.551cm" svg:y1="8.53cm" svg:x2="10.711cm" svg:y2="13.631cm" draw:start-shape="id50" draw:start-glue-point="1" draw:end-shape="id55" draw:end-glue-point="3" svg:d="m7551 8530 3160 5101">
          <text:p/>
        </draw:connector>
        <draw:connector draw:style-name="gr24" draw:text-style-name="P6" draw:layer="layout" draw:type="line" svg:x1="7.551cm" svg:y1="8.53cm" svg:x2="10.711cm" svg:y2="16.231cm" draw:start-shape="id50" draw:start-glue-point="1" draw:end-shape="id56" draw:end-glue-point="3" svg:d="m7551 8530 3160 7701">
          <text:p/>
        </draw:connector>
        <draw:connector draw:style-name="gr24" draw:text-style-name="P6" draw:layer="layout" draw:type="line" svg:x1="7.551cm" svg:y1="8.53cm" svg:x2="10.711cm" svg:y2="18.831cm" draw:start-shape="id50" draw:start-glue-point="1" draw:end-shape="id57" draw:end-glue-point="3" svg:d="m7551 8530 3160 10301">
          <text:p/>
        </draw:connector>
        <draw:frame draw:style-name="gr8" draw:text-style-name="P29" draw:layer="layout" svg:width="2.085cm" svg:height="1.276cm" svg:x="10.818cm" svg:y="14.425cm">
          <draw:text-box>
            <text:p><text:span text:style-name="T72">-5.7</text:span></text:p>
          </draw:text-box>
        </draw:frame>
        <draw:frame draw:style-name="gr8" draw:text-style-name="P29" draw:layer="layout" svg:width="2.53cm" svg:height="1.276cm" svg:x="10.819cm" svg:y="17.025cm">
          <draw:text-box>
            <text:p><text:span text:style-name="T72">-11.2</text:span></text:p>
          </draw:text-box>
        </draw:frame>
        <draw:frame draw:style-name="gr8" draw:text-style-name="P29" draw:layer="layout" svg:width="2.53cm" svg:height="1.276cm" svg:x="10.819cm" svg:y="19.525cm">
          <draw:text-box>
            <text:p><text:span text:style-name="T72">-11.4</text:span></text:p>
          </draw:text-box>
        </draw:frame>
        <draw:frame draw:style-name="gr8" draw:text-style-name="P29" draw:layer="layout" svg:width="2.085cm" svg:height="1.276cm" svg:x="10.817cm" svg:y="9.125cm">
          <draw:text-box>
            <text:p><text:span text:style-name="T72">-5.3</text:span></text:p>
          </draw:text-box>
        </draw:frame>
        <draw:frame draw:style-name="gr8" draw:text-style-name="P29" draw:layer="layout" svg:width="2.085cm" svg:height="1.276cm" svg:x="10.818cm" svg:y="11.725cm">
          <draw:text-box>
            <text:p><text:span text:style-name="T72">-5.9</text:span></text:p>
          </draw:text-box>
        </draw:frame>
        <draw:connector draw:style-name="gr24" draw:text-style-name="P6" draw:layer="layout" draw:type="line" svg:x1="7.551cm" svg:y1="10.93cm" svg:x2="10.711cm" svg:y2="8.531cm" draw:start-shape="id51" draw:start-glue-point="1" draw:end-shape="id58" svg:d="m7551 10930 3160-2399">
          <text:p/>
        </draw:connector>
        <draw:connector draw:style-name="gr24" draw:text-style-name="P6" draw:layer="layout" draw:type="line" svg:x1="7.551cm" svg:y1="10.93cm" svg:x2="10.711cm" svg:y2="10.931cm" draw:start-shape="id51" draw:start-glue-point="1" draw:end-shape="id59" svg:d="m7551 10930 3160 1">
          <text:p/>
        </draw:connector>
        <draw:frame draw:style-name="gr8" draw:text-style-name="P16" draw:layer="layout" svg:width="4.748cm" svg:height="1.352cm" svg:x="21.356cm" svg:y="7.705cm">
          <draw:text-box>
            <text:p><text:span text:style-name="T14">1:VB</text:span><text:span text:style-name="T14"><text:tab/></text:span><text:span text:style-name="T14">-5.4</text:span></text:p>
          </draw:text-box>
        </draw:frame>
        <draw:frame draw:style-name="gr8" draw:text-style-name="P16" draw:layer="layout" svg:width="5.226cm" svg:height="1.352cm" svg:x="21.356cm" svg:y="16.255cm">
          <draw:text-box>
            <text:p><text:span text:style-name="T14">1:LRB -8.2</text:span></text:p>
          </draw:text-box>
        </draw:frame>
        <draw:frame draw:style-name="gr8" draw:text-style-name="P16" draw:layer="layout" svg:width="5.387cm" svg:height="1.352cm" svg:x="21.356cm" svg:y="14.98cm">
          <draw:text-box>
            <text:p><text:span text:style-name="T14">1:RRB -8.1</text:span></text:p>
          </draw:text-box>
        </draw:frame>
        <draw:frame draw:style-name="gr8" draw:text-style-name="P16" draw:layer="layout" svg:width="4.748cm" svg:height="1.352cm" svg:x="21.356cm" svg:y="8.905cm">
          <draw:text-box>
            <text:p><text:span text:style-name="T14">2:NN</text:span><text:span text:style-name="T14"><text:tab/></text:span><text:span text:style-name="T14">-5.5</text:span></text:p>
          </draw:text-box>
        </draw:frame>
        <draw:frame draw:style-name="gr8" draw:text-style-name="P16" draw:layer="layout" svg:width="4.748cm" svg:height="1.352cm" svg:x="21.356cm" svg:y="9.905cm">
          <draw:text-box>
            <text:p><text:span text:style-name="T14">2:VB</text:span><text:span text:style-name="T14"><text:tab/></text:span><text:span text:style-name="T14">-5.7</text:span></text:p>
          </draw:text-box>
        </draw:frame>
        <draw:frame draw:style-name="gr8" draw:text-style-name="P16" draw:layer="layout" svg:width="4.748cm" svg:height="1.352cm" svg:x="21.356cm" svg:y="11.905cm">
          <draw:text-box>
            <text:p><text:span text:style-name="T14">2:JJ</text:span><text:span text:style-name="T14"><text:tab/></text:span><text:span text:style-name="T14">-6.7</text:span></text:p>
          </draw:text-box>
        </draw:frame>
        <draw:frame draw:style-name="gr8" draw:text-style-name="P16" draw:layer="layout" svg:width="5.705cm" svg:height="1.352cm" svg:x="21.357cm" svg:y="18.456cm">
          <draw:text-box>
            <text:p><text:span text:style-name="T14">2:LRB -11.2</text:span></text:p>
          </draw:text-box>
        </draw:frame>
        <draw:frame draw:style-name="gr8" draw:text-style-name="P16" draw:layer="layout" svg:width="1.328cm" svg:height="1.352cm" svg:x="23.357cm" svg:y="19.581cm">
          <draw:text-box>
            <text:p><text:span text:style-name="T14">...</text:span></text:p>
          </draw:text-box>
        </draw:frame>
        <draw:frame draw:style-name="gr8" draw:text-style-name="P24" draw:layer="layout" svg:width="4.748cm" svg:height="1.352cm" svg:x="21.356cm" svg:y="10.905cm">
          <draw:text-box>
            <text:p><text:span text:style-name="T25">2:JJ</text:span><text:span text:style-name="T25"><text:tab/></text:span><text:span text:style-name="T25">-5.9</text:span></text:p>
          </draw:text-box>
        </draw:frame>
        <draw:connector draw:style-name="gr24" draw:text-style-name="P6" draw:layer="layout" draw:type="line" svg:x1="13.251cm" svg:y1="8.531cm" svg:x2="16.897cm" svg:y2="8.531cm" draw:start-shape="id58" draw:start-glue-point="1" draw:end-shape="id60" svg:d="m13251 8531h3646">
          <text:p/>
        </draw:connector>
        <draw:connector draw:style-name="gr24" draw:text-style-name="P6" draw:layer="layout" draw:type="line" svg:x1="13.251cm" svg:y1="8.531cm" svg:x2="16.897cm" svg:y2="10.931cm" draw:start-shape="id58" draw:start-glue-point="1" draw:end-shape="id61" svg:d="m13251 8531 3646 2400">
          <text:p/>
        </draw:connector>
        <draw:connector draw:style-name="gr24" draw:text-style-name="P6" draw:layer="layout" draw:type="line" svg:x1="13.251cm" svg:y1="8.531cm" svg:x2="16.897cm" svg:y2="13.631cm" draw:start-shape="id58" draw:start-glue-point="1" draw:end-shape="id62" draw:end-glue-point="3" svg:d="m13251 8531 3646 5100">
          <text:p/>
        </draw:connector>
        <draw:connector draw:style-name="gr24" draw:text-style-name="P6" draw:layer="layout" draw:type="line" svg:x1="13.251cm" svg:y1="8.531cm" svg:x2="16.897cm" svg:y2="16.231cm" draw:start-shape="id58" draw:start-glue-point="1" draw:end-shape="id63" draw:end-glue-point="3" svg:d="m13251 8531 3646 7700">
          <text:p/>
        </draw:connector>
        <draw:connector draw:style-name="gr24" draw:text-style-name="P6" draw:layer="layout" draw:type="line" svg:x1="13.251cm" svg:y1="8.531cm" svg:x2="16.897cm" svg:y2="18.831cm" draw:start-shape="id58" draw:start-glue-point="1" draw:end-shape="id64" draw:end-glue-point="3" svg:d="m13251 8531 3646 10300">
          <text:p/>
        </draw:connector>
        <draw:frame draw:style-name="gr8" draw:text-style-name="P29" draw:layer="layout" svg:width="2.085cm" svg:height="1.276cm" svg:x="17.018cm" svg:y="9.125cm">
          <draw:text-box>
            <text:p><text:span text:style-name="T72">-7.2</text:span></text:p>
          </draw:text-box>
        </draw:frame>
        <draw:frame draw:style-name="gr8" draw:text-style-name="P29" draw:layer="layout" svg:width="2.085cm" svg:height="1.276cm" svg:x="17.019cm" svg:y="11.825cm">
          <draw:text-box>
            <text:p><text:span text:style-name="T72">-9.8</text:span></text:p>
          </draw:text-box>
        </draw:frame>
        <draw:frame draw:style-name="gr8" draw:text-style-name="P29" draw:layer="layout" svg:width="2.085cm" svg:height="1.276cm" svg:x="17.02cm" svg:y="14.425cm">
          <draw:text-box>
            <text:p><text:span text:style-name="T72">-7.3</text:span></text:p>
          </draw:text-box>
        </draw:frame>
        <draw:frame draw:style-name="gr8" draw:text-style-name="P29" draw:layer="layout" svg:width="2.598cm" svg:height="1.276cm" svg:x="17.021cm" svg:y="17.025cm">
          <draw:text-box>
            <text:p><text:span text:style-name="T72">-16.3</text:span></text:p>
          </draw:text-box>
        </draw:frame>
        <draw:frame draw:style-name="gr8" draw:text-style-name="P29" draw:layer="layout" svg:width="2.598cm" svg:height="1.276cm" svg:x="17.021cm" svg:y="19.625cm">
          <draw:text-box>
            <text:p><text:span text:style-name="T72">-17.0</text:span></text:p>
          </draw:text-box>
        </draw:frame>
        <draw:frame draw:style-name="gr8" draw:text-style-name="P16" draw:layer="layout" svg:width="4.748cm" svg:height="1.352cm" svg:x="21.356cm" svg:y="12.905cm">
          <draw:text-box>
            <text:p><text:span text:style-name="T14">3:NN</text:span><text:span text:style-name="T14"><text:tab/></text:span><text:span text:style-name="T14">-7.2</text:span></text:p>
          </draw:text-box>
        </draw:frame>
        <draw:frame draw:style-name="gr8" draw:text-style-name="P16" draw:layer="layout" svg:width="4.748cm" svg:height="1.352cm" svg:x="21.356cm" svg:y="13.905cm">
          <draw:text-box>
            <text:p><text:span text:style-name="T14">3:VB</text:span><text:span text:style-name="T14"><text:tab/></text:span><text:span text:style-name="T14">-7.3</text:span></text:p>
          </draw:text-box>
        </draw:frame>
        <draw:frame draw:style-name="gr8" draw:text-style-name="P16" draw:layer="layout" svg:width="5.298cm" svg:height="1.352cm" svg:x="21.356cm" svg:y="17.255cm">
          <draw:text-box>
            <text:p><text:span text:style-name="T14">3:JJ</text:span><text:span text:style-name="T14"><text:tab/></text:span><text:span text:style-name="T14"> <text:s/>-9.8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6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Kyodai_25_20Presentation" presentation:presentation-page-layout-name="AL2T1">
        <office:forms form:automatic-focus="false" form:apply-design-mode="false"/>
        <draw:frame presentation:style-name="pr4" draw:layer="layout" svg:width="25.199cm" svg:height="3.237cm" svg:x="1.27cm" svg:y="1.574cm" presentation:class="title" presentation:user-transformed="true">
          <draw:text-box>
            <text:p>Depth-First Search</text:p>
          </draw:text-box>
        </draw:frame>
        <draw:frame draw:style-name="gr3" draw:text-style-name="P5" draw:layer="layout" svg:width="16.914cm" svg:height="1.195cm" svg:x="3.406cm" svg:y="6.465cm">
          <draw:text-box>
            <text:list text:style-name="L1">
              <text:list-item>
                <text:list>
                  <text:list-header>
                    <text:p text:style-name="P4"><text:span text:style-name="T4">natural <text:s text:c="3"/></text:span><text:span text:style-name="T4"><text:tab/></text:span><text:span text:style-name="T4"><text:tab/></text:span><text:span text:style-name="T4"> <text:s/>language <text:s/></text:span><text:span text:style-name="T4"><text:tab/></text:span><text:span text:style-name="T4"> <text:s text:c="3"/>processing</text:span></text:p>
                  </text:list-header>
                </text:list>
              </text:list-item>
            </text:list>
          </draw:text-box>
        </draw:frame>
        <draw:custom-shape draw:style-name="gr21" draw:text-style-name="P14" xml:id="id66" draw:id="id66" draw:layer="layout" svg:width="2.54cm" svg:height="1.27cm" svg:x="5.011cm" svg:y="7.895cm">
          <text:p text:style-name="P6"><text:span text:style-name="T14">1:N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4" xml:id="id67" draw:id="id67" draw:layer="layout" svg:width="2.54cm" svg:height="1.27cm" svg:x="5.011cm" svg:y="10.295cm">
          <text:p text:style-name="P6"><text:span text:style-name="T14">1:JJ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4" xml:id="id68" draw:id="id68" draw:layer="layout" svg:width="2.54cm" svg:height="1.27cm" svg:x="5.011cm" svg:y="12.995cm">
          <text:p text:style-name="P6"><text:span text:style-name="T14">1:V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5" xml:id="id69" draw:id="id69" draw:layer="layout" svg:width="2.54cm" svg:height="1.27cm" svg:x="5.011cm" svg:y="15.595cm">
          <text:p text:style-name="P6"><text:span text:style-name="T15">1:LR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5" xml:id="id70" draw:id="id70" draw:layer="layout" svg:width="2.54cm" svg:height="1.27cm" svg:x="5.011cm" svg:y="18.195cm">
          <text:p text:style-name="P6"><text:span text:style-name="T15">1:RR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4" xml:id="id74" draw:id="id74" draw:layer="layout" svg:width="2.54cm" svg:height="1.27cm" svg:x="10.711cm" svg:y="7.896cm">
          <text:p text:style-name="P6"><text:span text:style-name="T14">2:N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4" xml:id="id75" draw:id="id75" draw:layer="layout" svg:width="2.54cm" svg:height="1.27cm" svg:x="10.711cm" svg:y="10.296cm">
          <text:p text:style-name="P6"><text:span text:style-name="T14">2:JJ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4" xml:id="id71" draw:id="id71" draw:layer="layout" svg:width="2.54cm" svg:height="1.27cm" svg:x="10.711cm" svg:y="12.996cm">
          <text:p text:style-name="P6"><text:span text:style-name="T14">2:V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5" xml:id="id72" draw:id="id72" draw:layer="layout" svg:width="2.54cm" svg:height="1.27cm" svg:x="10.711cm" svg:y="15.596cm">
          <text:p text:style-name="P6"><text:span text:style-name="T15">2:LR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5" xml:id="id73" draw:id="id73" draw:layer="layout" svg:width="2.54cm" svg:height="1.27cm" svg:x="10.711cm" svg:y="18.196cm">
          <text:p text:style-name="P6"><text:span text:style-name="T15">2:RR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4" xml:id="id76" draw:id="id76" draw:layer="layout" svg:width="2.54cm" svg:height="1.27cm" svg:x="16.897cm" svg:y="7.896cm">
          <text:p text:style-name="P6"><text:span text:style-name="T14">3:N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4" xml:id="id77" draw:id="id77" draw:layer="layout" svg:width="2.54cm" svg:height="1.27cm" svg:x="16.897cm" svg:y="10.296cm">
          <text:p text:style-name="P6"><text:span text:style-name="T14">3:JJ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4" xml:id="id78" draw:id="id78" draw:layer="layout" svg:width="2.54cm" svg:height="1.27cm" svg:x="16.897cm" svg:y="12.996cm">
          <text:p text:style-name="P6"><text:span text:style-name="T14">3:V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5" xml:id="id79" draw:id="id79" draw:layer="layout" svg:width="2.54cm" svg:height="1.27cm" svg:x="16.897cm" svg:y="15.596cm">
          <text:p text:style-name="P6"><text:span text:style-name="T15">3:LR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5" xml:id="id80" draw:id="id80" draw:layer="layout" svg:width="2.54cm" svg:height="1.27cm" svg:x="16.897cm" svg:y="18.196cm">
          <text:p text:style-name="P6"><text:span text:style-name="T15">3:RR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7" xml:id="id65" draw:id="id65" draw:layer="layout" svg:width="2.54cm" svg:height="1.27cm" svg:x="0.311cm" svg:y="7.895cm">
          <text:p text:style-name="P6"><text:span text:style-name="T16">0:&lt;S&gt;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6" draw:layer="layout" svg:width="20.22cm" svg:height="14.65cm" svg:x="0.1cm" svg:y="6.25cm">
          <text:p/>
          <draw:enhanced-geometry svg:viewBox="0 0 21600 21600" draw:type="rectangle" draw:enhanced-path="M 0 0 L 21600 0 21600 21600 0 21600 0 0 Z N"/>
        </draw:custom-shape>
        <draw:frame draw:style-name="gr8" draw:text-style-name="P28" draw:layer="layout" svg:width="2.703cm" svg:height="1.276cm" svg:x="22.69cm" svg:y="6.38cm">
          <draw:text-box>
            <text:p><text:span text:style-name="T71">Heap</text:span></text:p>
          </draw:text-box>
        </draw:frame>
        <draw:custom-shape draw:style-name="gr23" draw:text-style-name="P6" draw:layer="layout" svg:width="7.44cm" svg:height="14.65cm" svg:x="20.4cm" svg:y="6.25cm">
          <text:p/>
          <draw:enhanced-geometry svg:viewBox="0 0 21600 21600" draw:type="rectangle" draw:enhanced-path="M 0 0 L 21600 0 21600 21600 0 21600 0 0 Z N"/>
        </draw:custom-shape>
        <draw:frame presentation:style-name="pr12" draw:layer="layout" svg:width="25.199cm" svg:height="1.102cm" svg:x="1.458cm" svg:y="4.68cm" presentation:class="outline" presentation:user-transformed="true">
          <draw:text-box>
            <text:list text:style-name="L2">
              <text:list-item>
                <text:p>Process 1:VB</text:p>
              </text:list-item>
            </text:list>
          </draw:text-box>
        </draw:frame>
        <draw:connector draw:style-name="gr24" draw:text-style-name="P6" draw:layer="layout" draw:type="line" svg:x1="2.851cm" svg:y1="8.53cm" svg:x2="5.011cm" svg:y2="8.53cm" draw:start-shape="id65" draw:start-glue-point="1" draw:end-shape="id66" draw:end-glue-point="3" svg:d="m2851 8530h2160">
          <text:p/>
        </draw:connector>
        <draw:connector draw:style-name="gr24" draw:text-style-name="P6" draw:layer="layout" draw:type="line" svg:x1="2.851cm" svg:y1="8.53cm" svg:x2="5.011cm" svg:y2="10.93cm" draw:start-shape="id65" draw:start-glue-point="1" draw:end-shape="id67" draw:end-glue-point="3" svg:d="m2851 8530 2160 2400">
          <text:p/>
        </draw:connector>
        <draw:connector draw:style-name="gr24" draw:text-style-name="P6" draw:layer="layout" draw:type="line" svg:x1="2.851cm" svg:y1="8.53cm" svg:x2="5.011cm" svg:y2="13.63cm" draw:start-shape="id65" draw:start-glue-point="1" draw:end-shape="id68" draw:end-glue-point="3" svg:d="m2851 8530 2160 5100">
          <text:p/>
        </draw:connector>
        <draw:connector draw:style-name="gr24" draw:text-style-name="P6" draw:layer="layout" draw:type="line" svg:x1="2.851cm" svg:y1="8.53cm" svg:x2="5.011cm" svg:y2="16.23cm" draw:start-shape="id65" draw:start-glue-point="1" draw:end-shape="id69" draw:end-glue-point="3" svg:d="m2851 8530 2160 7700">
          <text:p/>
        </draw:connector>
        <draw:connector draw:style-name="gr24" draw:text-style-name="P6" draw:layer="layout" draw:type="line" svg:x1="2.851cm" svg:y1="8.53cm" svg:x2="5.011cm" svg:y2="18.83cm" draw:start-shape="id65" draw:start-glue-point="1" draw:end-shape="id70" draw:end-glue-point="3" svg:d="m2851 8530 2160 10300">
          <text:p/>
        </draw:connector>
        <draw:frame draw:style-name="gr8" draw:text-style-name="P29" draw:layer="layout" svg:width="2.085cm" svg:height="1.276cm" svg:x="5.215cm" svg:y="9.125cm">
          <draw:text-box>
            <text:p><text:span text:style-name="T72">-3.1</text:span></text:p>
          </draw:text-box>
        </draw:frame>
        <draw:frame draw:style-name="gr8" draw:text-style-name="P29" draw:layer="layout" svg:width="2.085cm" svg:height="1.276cm" svg:x="5.216cm" svg:y="11.725cm">
          <draw:text-box>
            <text:p><text:span text:style-name="T72">-4.2</text:span></text:p>
          </draw:text-box>
        </draw:frame>
        <draw:frame draw:style-name="gr8" draw:text-style-name="P29" draw:layer="layout" svg:width="2.085cm" svg:height="1.276cm" svg:x="5.217cm" svg:y="14.425cm">
          <draw:text-box>
            <text:p><text:span text:style-name="T72">-5.4</text:span></text:p>
          </draw:text-box>
        </draw:frame>
        <draw:frame draw:style-name="gr8" draw:text-style-name="P29" draw:layer="layout" svg:width="2.085cm" svg:height="1.276cm" svg:x="5.218cm" svg:y="16.825cm">
          <draw:text-box>
            <text:p><text:span text:style-name="T72">-8.2</text:span></text:p>
          </draw:text-box>
        </draw:frame>
        <draw:frame draw:style-name="gr8" draw:text-style-name="P29" draw:layer="layout" svg:width="2.085cm" svg:height="1.276cm" svg:x="5.219cm" svg:y="19.525cm">
          <draw:text-box>
            <text:p><text:span text:style-name="T72">-8.1</text:span></text:p>
          </draw:text-box>
        </draw:frame>
        <draw:connector draw:style-name="gr24" draw:text-style-name="P6" draw:layer="layout" draw:type="line" svg:x1="7.551cm" svg:y1="8.53cm" svg:x2="10.711cm" svg:y2="13.631cm" draw:start-shape="id66" draw:start-glue-point="1" draw:end-shape="id71" draw:end-glue-point="3" svg:d="m7551 8530 3160 5101">
          <text:p/>
        </draw:connector>
        <draw:connector draw:style-name="gr24" draw:text-style-name="P6" draw:layer="layout" draw:type="line" svg:x1="7.551cm" svg:y1="8.53cm" svg:x2="10.711cm" svg:y2="16.231cm" draw:start-shape="id66" draw:start-glue-point="1" draw:end-shape="id72" draw:end-glue-point="3" svg:d="m7551 8530 3160 7701">
          <text:p/>
        </draw:connector>
        <draw:connector draw:style-name="gr24" draw:text-style-name="P6" draw:layer="layout" draw:type="line" svg:x1="7.551cm" svg:y1="8.53cm" svg:x2="10.711cm" svg:y2="18.831cm" draw:start-shape="id66" draw:start-glue-point="1" draw:end-shape="id73" draw:end-glue-point="3" svg:d="m7551 8530 3160 10301">
          <text:p/>
        </draw:connector>
        <draw:frame draw:style-name="gr8" draw:text-style-name="P29" draw:layer="layout" svg:width="2.085cm" svg:height="1.276cm" svg:x="10.818cm" svg:y="14.425cm">
          <draw:text-box>
            <text:p><text:span text:style-name="T72">-5.7</text:span></text:p>
          </draw:text-box>
        </draw:frame>
        <draw:frame draw:style-name="gr8" draw:text-style-name="P29" draw:layer="layout" svg:width="2.53cm" svg:height="1.276cm" svg:x="10.819cm" svg:y="17.025cm">
          <draw:text-box>
            <text:p><text:span text:style-name="T72">-11.2</text:span></text:p>
          </draw:text-box>
        </draw:frame>
        <draw:frame draw:style-name="gr8" draw:text-style-name="P29" draw:layer="layout" svg:width="2.53cm" svg:height="1.276cm" svg:x="10.819cm" svg:y="19.525cm">
          <draw:text-box>
            <text:p><text:span text:style-name="T72">-11.4</text:span></text:p>
          </draw:text-box>
        </draw:frame>
        <draw:frame draw:style-name="gr8" draw:text-style-name="P29" draw:layer="layout" svg:width="2.085cm" svg:height="1.276cm" svg:x="10.817cm" svg:y="9.125cm">
          <draw:text-box>
            <text:p><text:span text:style-name="T72">-5.3</text:span></text:p>
          </draw:text-box>
        </draw:frame>
        <draw:frame draw:style-name="gr8" draw:text-style-name="P29" draw:layer="layout" svg:width="2.085cm" svg:height="1.276cm" svg:x="10.818cm" svg:y="11.725cm">
          <draw:text-box>
            <text:p><text:span text:style-name="T72">-5.9</text:span></text:p>
          </draw:text-box>
        </draw:frame>
        <draw:connector draw:style-name="gr24" draw:text-style-name="P6" draw:layer="layout" draw:type="line" svg:x1="7.551cm" svg:y1="10.93cm" svg:x2="10.711cm" svg:y2="8.531cm" draw:start-shape="id67" draw:start-glue-point="1" draw:end-shape="id74" svg:d="m7551 10930 3160-2399">
          <text:p/>
        </draw:connector>
        <draw:connector draw:style-name="gr24" draw:text-style-name="P6" draw:layer="layout" draw:type="line" svg:x1="7.551cm" svg:y1="10.93cm" svg:x2="10.711cm" svg:y2="10.931cm" draw:start-shape="id67" draw:start-glue-point="1" draw:end-shape="id75" svg:d="m7551 10930 3160 1">
          <text:p/>
        </draw:connector>
        <draw:frame draw:style-name="gr8" draw:text-style-name="P16" draw:layer="layout" svg:width="5.226cm" svg:height="1.352cm" svg:x="21.356cm" svg:y="15.255cm">
          <draw:text-box>
            <text:p><text:span text:style-name="T14">1:LRB -8.2</text:span></text:p>
          </draw:text-box>
        </draw:frame>
        <draw:frame draw:style-name="gr8" draw:text-style-name="P16" draw:layer="layout" svg:width="5.387cm" svg:height="1.352cm" svg:x="21.356cm" svg:y="13.98cm">
          <draw:text-box>
            <text:p><text:span text:style-name="T14">1:RRB -8.1</text:span></text:p>
          </draw:text-box>
        </draw:frame>
        <draw:frame draw:style-name="gr8" draw:text-style-name="P16" draw:layer="layout" svg:width="4.748cm" svg:height="1.352cm" svg:x="21.356cm" svg:y="7.905cm">
          <draw:text-box>
            <text:p><text:span text:style-name="T14">2:NN</text:span><text:span text:style-name="T14"><text:tab/></text:span><text:span text:style-name="T14">-5.5</text:span></text:p>
          </draw:text-box>
        </draw:frame>
        <draw:frame draw:style-name="gr8" draw:text-style-name="P16" draw:layer="layout" svg:width="4.748cm" svg:height="1.352cm" svg:x="21.356cm" svg:y="8.905cm">
          <draw:text-box>
            <text:p><text:span text:style-name="T14">2:VB</text:span><text:span text:style-name="T14"><text:tab/></text:span><text:span text:style-name="T14">-5.7</text:span></text:p>
          </draw:text-box>
        </draw:frame>
        <draw:frame draw:style-name="gr8" draw:text-style-name="P16" draw:layer="layout" svg:width="4.748cm" svg:height="1.352cm" svg:x="21.356cm" svg:y="10.905cm">
          <draw:text-box>
            <text:p><text:span text:style-name="T14">2:JJ</text:span><text:span text:style-name="T14"><text:tab/></text:span><text:span text:style-name="T14">-6.7</text:span></text:p>
          </draw:text-box>
        </draw:frame>
        <draw:frame draw:style-name="gr8" draw:text-style-name="P16" draw:layer="layout" svg:width="5.705cm" svg:height="1.352cm" svg:x="21.357cm" svg:y="17.456cm">
          <draw:text-box>
            <text:p><text:span text:style-name="T14">2:LRB -11.2</text:span></text:p>
          </draw:text-box>
        </draw:frame>
        <draw:frame draw:style-name="gr8" draw:text-style-name="P16" draw:layer="layout" svg:width="1.328cm" svg:height="1.352cm" svg:x="23.357cm" svg:y="18.581cm">
          <draw:text-box>
            <text:p><text:span text:style-name="T14">...</text:span></text:p>
          </draw:text-box>
        </draw:frame>
        <draw:frame draw:style-name="gr8" draw:text-style-name="P24" draw:layer="layout" svg:width="4.748cm" svg:height="1.352cm" svg:x="21.356cm" svg:y="9.905cm">
          <draw:text-box>
            <text:p><text:span text:style-name="T25">2:JJ</text:span><text:span text:style-name="T25"><text:tab/></text:span><text:span text:style-name="T25">-5.9</text:span></text:p>
          </draw:text-box>
        </draw:frame>
        <draw:connector draw:style-name="gr24" draw:text-style-name="P6" draw:layer="layout" draw:type="line" svg:x1="13.251cm" svg:y1="8.531cm" svg:x2="16.897cm" svg:y2="8.531cm" draw:start-shape="id74" draw:start-glue-point="1" draw:end-shape="id76" svg:d="m13251 8531h3646">
          <text:p/>
        </draw:connector>
        <draw:connector draw:style-name="gr24" draw:text-style-name="P6" draw:layer="layout" draw:type="line" svg:x1="13.251cm" svg:y1="8.531cm" svg:x2="16.897cm" svg:y2="10.931cm" draw:start-shape="id74" draw:start-glue-point="1" draw:end-shape="id77" svg:d="m13251 8531 3646 2400">
          <text:p/>
        </draw:connector>
        <draw:connector draw:style-name="gr24" draw:text-style-name="P6" draw:layer="layout" draw:type="line" svg:x1="13.251cm" svg:y1="8.531cm" svg:x2="16.897cm" svg:y2="13.631cm" draw:start-shape="id74" draw:start-glue-point="1" draw:end-shape="id78" draw:end-glue-point="3" svg:d="m13251 8531 3646 5100">
          <text:p/>
        </draw:connector>
        <draw:connector draw:style-name="gr24" draw:text-style-name="P6" draw:layer="layout" draw:type="line" svg:x1="13.251cm" svg:y1="8.531cm" svg:x2="16.897cm" svg:y2="16.231cm" draw:start-shape="id74" draw:start-glue-point="1" draw:end-shape="id79" draw:end-glue-point="3" svg:d="m13251 8531 3646 7700">
          <text:p/>
        </draw:connector>
        <draw:connector draw:style-name="gr24" draw:text-style-name="P6" draw:layer="layout" draw:type="line" svg:x1="13.251cm" svg:y1="8.531cm" svg:x2="16.897cm" svg:y2="18.831cm" draw:start-shape="id74" draw:start-glue-point="1" draw:end-shape="id80" draw:end-glue-point="3" svg:d="m13251 8531 3646 10300">
          <text:p/>
        </draw:connector>
        <draw:frame draw:style-name="gr8" draw:text-style-name="P29" draw:layer="layout" svg:width="2.085cm" svg:height="1.276cm" svg:x="17.018cm" svg:y="9.125cm">
          <draw:text-box>
            <text:p><text:span text:style-name="T72">-7.2</text:span></text:p>
          </draw:text-box>
        </draw:frame>
        <draw:frame draw:style-name="gr8" draw:text-style-name="P29" draw:layer="layout" svg:width="2.085cm" svg:height="1.276cm" svg:x="17.019cm" svg:y="11.825cm">
          <draw:text-box>
            <text:p><text:span text:style-name="T72">-9.8</text:span></text:p>
          </draw:text-box>
        </draw:frame>
        <draw:frame draw:style-name="gr8" draw:text-style-name="P29" draw:layer="layout" svg:width="2.085cm" svg:height="1.276cm" svg:x="17.02cm" svg:y="14.425cm">
          <draw:text-box>
            <text:p><text:span text:style-name="T72">-7.3</text:span></text:p>
          </draw:text-box>
        </draw:frame>
        <draw:frame draw:style-name="gr8" draw:text-style-name="P29" draw:layer="layout" svg:width="2.598cm" svg:height="1.276cm" svg:x="17.021cm" svg:y="17.025cm">
          <draw:text-box>
            <text:p><text:span text:style-name="T72">-16.3</text:span></text:p>
          </draw:text-box>
        </draw:frame>
        <draw:frame draw:style-name="gr8" draw:text-style-name="P29" draw:layer="layout" svg:width="2.598cm" svg:height="1.276cm" svg:x="17.021cm" svg:y="19.625cm">
          <draw:text-box>
            <text:p><text:span text:style-name="T72">-17.0</text:span></text:p>
          </draw:text-box>
        </draw:frame>
        <draw:frame draw:style-name="gr8" draw:text-style-name="P16" draw:layer="layout" svg:width="4.748cm" svg:height="1.352cm" svg:x="21.356cm" svg:y="11.905cm">
          <draw:text-box>
            <text:p><text:span text:style-name="T14">3:NN</text:span><text:span text:style-name="T14"><text:tab/></text:span><text:span text:style-name="T14">-7.2</text:span></text:p>
          </draw:text-box>
        </draw:frame>
        <draw:frame draw:style-name="gr8" draw:text-style-name="P16" draw:layer="layout" svg:width="4.748cm" svg:height="1.352cm" svg:x="21.356cm" svg:y="12.905cm">
          <draw:text-box>
            <text:p><text:span text:style-name="T14">3:VB</text:span><text:span text:style-name="T14"><text:tab/></text:span><text:span text:style-name="T14">-7.3</text:span></text:p>
          </draw:text-box>
        </draw:frame>
        <draw:frame draw:style-name="gr8" draw:text-style-name="P16" draw:layer="layout" svg:width="5.298cm" svg:height="1.352cm" svg:x="21.356cm" svg:y="16.255cm">
          <draw:text-box>
            <text:p><text:span text:style-name="T14">3:JJ</text:span><text:span text:style-name="T14"><text:tab/></text:span><text:span text:style-name="T14"> <text:s/>-9.8</text:span></text:p>
          </draw:text-box>
        </draw:frame>
        <draw:frame draw:style-name="gr8" draw:text-style-name="P30" draw:layer="layout" svg:width="2.598cm" svg:height="1.276cm" svg:x="13.018cm" svg:y="14.425cm">
          <draw:text-box>
            <text:p><text:span text:style-name="T73">-12.7</text:span></text:p>
          </draw:text-box>
        </draw:frame>
        <draw:frame draw:style-name="gr25" draw:text-style-name="P30" draw:layer="layout" svg:width="2.598cm" svg:height="2.025cm" svg:x="13.019cm" svg:y="17.025cm">
          <draw:text-box>
            <text:p><text:span text:style-name="T73">-14.5</text:span></text:p>
          </draw:text-box>
        </draw:frame>
        <draw:frame draw:style-name="gr8" draw:text-style-name="P30" draw:layer="layout" svg:width="2.598cm" svg:height="1.276cm" svg:x="13.019cm" svg:y="19.525cm">
          <draw:text-box>
            <text:p><text:span text:style-name="T73">-14.7</text:span></text:p>
          </draw:text-box>
        </draw:frame>
        <draw:frame draw:style-name="gr8" draw:text-style-name="P30" draw:layer="layout" svg:width="2.085cm" svg:height="1.276cm" svg:x="13.017cm" svg:y="9.125cm">
          <draw:text-box>
            <text:p><text:span text:style-name="T73">-7.3</text:span></text:p>
          </draw:text-box>
        </draw:frame>
        <draw:frame draw:style-name="gr8" draw:text-style-name="P30" draw:layer="layout" svg:width="2.085cm" svg:height="1.276cm" svg:x="13.018cm" svg:y="11.725cm">
          <draw:text-box>
            <text:p><text:span text:style-name="T73">-8.9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6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Kyodai_25_20Presentation" presentation:presentation-page-layout-name="AL2T1">
        <office:forms form:automatic-focus="false" form:apply-design-mode="false"/>
        <draw:frame presentation:style-name="pr4" draw:layer="layout" svg:width="25.199cm" svg:height="3.237cm" svg:x="1.27cm" svg:y="1.574cm" presentation:class="title" presentation:user-transformed="true">
          <draw:text-box>
            <text:p>Depth-First Search</text:p>
          </draw:text-box>
        </draw:frame>
        <draw:frame draw:style-name="gr3" draw:text-style-name="P5" draw:layer="layout" svg:width="16.914cm" svg:height="1.195cm" svg:x="3.406cm" svg:y="6.465cm">
          <draw:text-box>
            <text:list text:style-name="L1">
              <text:list-item>
                <text:list>
                  <text:list-header>
                    <text:p text:style-name="P4"><text:span text:style-name="T4">natural <text:s text:c="3"/></text:span><text:span text:style-name="T4"><text:tab/></text:span><text:span text:style-name="T4"><text:tab/></text:span><text:span text:style-name="T4"> <text:s/>language <text:s/></text:span><text:span text:style-name="T4"><text:tab/></text:span><text:span text:style-name="T4"> <text:s text:c="3"/>processing</text:span></text:p>
                  </text:list-header>
                </text:list>
              </text:list-item>
            </text:list>
          </draw:text-box>
        </draw:frame>
        <draw:custom-shape draw:style-name="gr21" draw:text-style-name="P14" xml:id="id82" draw:id="id82" draw:layer="layout" svg:width="2.54cm" svg:height="1.27cm" svg:x="5.011cm" svg:y="7.895cm">
          <text:p text:style-name="P6"><text:span text:style-name="T14">1:N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4" xml:id="id83" draw:id="id83" draw:layer="layout" svg:width="2.54cm" svg:height="1.27cm" svg:x="5.011cm" svg:y="10.295cm">
          <text:p text:style-name="P6"><text:span text:style-name="T14">1:JJ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4" xml:id="id84" draw:id="id84" draw:layer="layout" svg:width="2.54cm" svg:height="1.27cm" svg:x="5.011cm" svg:y="12.995cm">
          <text:p text:style-name="P6"><text:span text:style-name="T14">1:V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5" xml:id="id85" draw:id="id85" draw:layer="layout" svg:width="2.54cm" svg:height="1.27cm" svg:x="5.011cm" svg:y="15.595cm">
          <text:p text:style-name="P6"><text:span text:style-name="T15">1:LR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5" xml:id="id86" draw:id="id86" draw:layer="layout" svg:width="2.54cm" svg:height="1.27cm" svg:x="5.011cm" svg:y="18.195cm">
          <text:p text:style-name="P6"><text:span text:style-name="T15">1:RR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4" xml:id="id90" draw:id="id90" draw:layer="layout" svg:width="2.54cm" svg:height="1.27cm" svg:x="10.711cm" svg:y="7.896cm">
          <text:p text:style-name="P6"><text:span text:style-name="T14">2:N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4" xml:id="id91" draw:id="id91" draw:layer="layout" svg:width="2.54cm" svg:height="1.27cm" svg:x="10.711cm" svg:y="10.296cm">
          <text:p text:style-name="P6"><text:span text:style-name="T14">2:JJ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4" xml:id="id87" draw:id="id87" draw:layer="layout" svg:width="2.54cm" svg:height="1.27cm" svg:x="10.711cm" svg:y="12.996cm">
          <text:p text:style-name="P6"><text:span text:style-name="T14">2:V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5" xml:id="id88" draw:id="id88" draw:layer="layout" svg:width="2.54cm" svg:height="1.27cm" svg:x="10.711cm" svg:y="15.596cm">
          <text:p text:style-name="P6"><text:span text:style-name="T15">2:LR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5" xml:id="id89" draw:id="id89" draw:layer="layout" svg:width="2.54cm" svg:height="1.27cm" svg:x="10.711cm" svg:y="18.196cm">
          <text:p text:style-name="P6"><text:span text:style-name="T15">2:RR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4" xml:id="id92" draw:id="id92" draw:layer="layout" svg:width="2.54cm" svg:height="1.27cm" svg:x="16.897cm" svg:y="7.896cm">
          <text:p text:style-name="P6"><text:span text:style-name="T14">3:N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4" xml:id="id93" draw:id="id93" draw:layer="layout" svg:width="2.54cm" svg:height="1.27cm" svg:x="16.897cm" svg:y="10.296cm">
          <text:p text:style-name="P6"><text:span text:style-name="T14">3:JJ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4" xml:id="id94" draw:id="id94" draw:layer="layout" svg:width="2.54cm" svg:height="1.27cm" svg:x="16.897cm" svg:y="12.996cm">
          <text:p text:style-name="P6"><text:span text:style-name="T14">3:V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5" xml:id="id95" draw:id="id95" draw:layer="layout" svg:width="2.54cm" svg:height="1.27cm" svg:x="16.897cm" svg:y="15.596cm">
          <text:p text:style-name="P6"><text:span text:style-name="T15">3:LR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5" xml:id="id96" draw:id="id96" draw:layer="layout" svg:width="2.54cm" svg:height="1.27cm" svg:x="16.897cm" svg:y="18.196cm">
          <text:p text:style-name="P6"><text:span text:style-name="T15">3:RR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7" xml:id="id81" draw:id="id81" draw:layer="layout" svg:width="2.54cm" svg:height="1.27cm" svg:x="0.311cm" svg:y="7.895cm">
          <text:p text:style-name="P6"><text:span text:style-name="T16">0:&lt;S&gt;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6" draw:layer="layout" svg:width="20.22cm" svg:height="14.65cm" svg:x="0.1cm" svg:y="6.25cm">
          <text:p/>
          <draw:enhanced-geometry svg:viewBox="0 0 21600 21600" draw:type="rectangle" draw:enhanced-path="M 0 0 L 21600 0 21600 21600 0 21600 0 0 Z N"/>
        </draw:custom-shape>
        <draw:frame draw:style-name="gr8" draw:text-style-name="P28" draw:layer="layout" svg:width="2.703cm" svg:height="1.276cm" svg:x="22.69cm" svg:y="6.38cm">
          <draw:text-box>
            <text:p><text:span text:style-name="T71">Heap</text:span></text:p>
          </draw:text-box>
        </draw:frame>
        <draw:custom-shape draw:style-name="gr23" draw:text-style-name="P6" draw:layer="layout" svg:width="7.44cm" svg:height="14.65cm" svg:x="20.4cm" svg:y="6.25cm">
          <text:p/>
          <draw:enhanced-geometry svg:viewBox="0 0 21600 21600" draw:type="rectangle" draw:enhanced-path="M 0 0 L 21600 0 21600 21600 0 21600 0 0 Z N"/>
        </draw:custom-shape>
        <draw:frame presentation:style-name="pr12" draw:layer="layout" svg:width="25.199cm" svg:height="1.102cm" svg:x="1.458cm" svg:y="4.68cm" presentation:class="outline" presentation:user-transformed="true">
          <draw:text-box>
            <text:list text:style-name="L2">
              <text:list-item>
                <text:p><text:span text:style-name="T77">Do not</text:span> process 2:NN (has already been processed)</text:p>
              </text:list-item>
            </text:list>
          </draw:text-box>
        </draw:frame>
        <draw:connector draw:style-name="gr24" draw:text-style-name="P6" draw:layer="layout" draw:type="line" svg:x1="2.851cm" svg:y1="8.53cm" svg:x2="5.011cm" svg:y2="8.53cm" draw:start-shape="id81" draw:start-glue-point="1" draw:end-shape="id82" draw:end-glue-point="3" svg:d="m2851 8530h2160">
          <text:p/>
        </draw:connector>
        <draw:connector draw:style-name="gr24" draw:text-style-name="P6" draw:layer="layout" draw:type="line" svg:x1="2.851cm" svg:y1="8.53cm" svg:x2="5.011cm" svg:y2="10.93cm" draw:start-shape="id81" draw:start-glue-point="1" draw:end-shape="id83" draw:end-glue-point="3" svg:d="m2851 8530 2160 2400">
          <text:p/>
        </draw:connector>
        <draw:connector draw:style-name="gr24" draw:text-style-name="P6" draw:layer="layout" draw:type="line" svg:x1="2.851cm" svg:y1="8.53cm" svg:x2="5.011cm" svg:y2="13.63cm" draw:start-shape="id81" draw:start-glue-point="1" draw:end-shape="id84" draw:end-glue-point="3" svg:d="m2851 8530 2160 5100">
          <text:p/>
        </draw:connector>
        <draw:connector draw:style-name="gr24" draw:text-style-name="P6" draw:layer="layout" draw:type="line" svg:x1="2.851cm" svg:y1="8.53cm" svg:x2="5.011cm" svg:y2="16.23cm" draw:start-shape="id81" draw:start-glue-point="1" draw:end-shape="id85" draw:end-glue-point="3" svg:d="m2851 8530 2160 7700">
          <text:p/>
        </draw:connector>
        <draw:connector draw:style-name="gr24" draw:text-style-name="P6" draw:layer="layout" draw:type="line" svg:x1="2.851cm" svg:y1="8.53cm" svg:x2="5.011cm" svg:y2="18.83cm" draw:start-shape="id81" draw:start-glue-point="1" draw:end-shape="id86" draw:end-glue-point="3" svg:d="m2851 8530 2160 10300">
          <text:p/>
        </draw:connector>
        <draw:frame draw:style-name="gr8" draw:text-style-name="P29" draw:layer="layout" svg:width="2.085cm" svg:height="1.276cm" svg:x="5.215cm" svg:y="9.125cm">
          <draw:text-box>
            <text:p><text:span text:style-name="T72">-3.1</text:span></text:p>
          </draw:text-box>
        </draw:frame>
        <draw:frame draw:style-name="gr8" draw:text-style-name="P29" draw:layer="layout" svg:width="2.085cm" svg:height="1.276cm" svg:x="5.216cm" svg:y="11.725cm">
          <draw:text-box>
            <text:p><text:span text:style-name="T72">-4.2</text:span></text:p>
          </draw:text-box>
        </draw:frame>
        <draw:frame draw:style-name="gr8" draw:text-style-name="P29" draw:layer="layout" svg:width="2.085cm" svg:height="1.276cm" svg:x="5.217cm" svg:y="14.425cm">
          <draw:text-box>
            <text:p><text:span text:style-name="T72">-5.4</text:span></text:p>
          </draw:text-box>
        </draw:frame>
        <draw:frame draw:style-name="gr8" draw:text-style-name="P29" draw:layer="layout" svg:width="2.085cm" svg:height="1.276cm" svg:x="5.218cm" svg:y="16.825cm">
          <draw:text-box>
            <text:p><text:span text:style-name="T72">-8.2</text:span></text:p>
          </draw:text-box>
        </draw:frame>
        <draw:frame draw:style-name="gr8" draw:text-style-name="P29" draw:layer="layout" svg:width="2.085cm" svg:height="1.276cm" svg:x="5.219cm" svg:y="19.525cm">
          <draw:text-box>
            <text:p><text:span text:style-name="T72">-8.1</text:span></text:p>
          </draw:text-box>
        </draw:frame>
        <draw:connector draw:style-name="gr24" draw:text-style-name="P6" draw:layer="layout" draw:type="line" svg:x1="7.551cm" svg:y1="8.53cm" svg:x2="10.711cm" svg:y2="13.631cm" draw:start-shape="id82" draw:start-glue-point="1" draw:end-shape="id87" draw:end-glue-point="3" svg:d="m7551 8530 3160 5101">
          <text:p/>
        </draw:connector>
        <draw:connector draw:style-name="gr24" draw:text-style-name="P6" draw:layer="layout" draw:type="line" svg:x1="7.551cm" svg:y1="8.53cm" svg:x2="10.711cm" svg:y2="16.231cm" draw:start-shape="id82" draw:start-glue-point="1" draw:end-shape="id88" draw:end-glue-point="3" svg:d="m7551 8530 3160 7701">
          <text:p/>
        </draw:connector>
        <draw:connector draw:style-name="gr24" draw:text-style-name="P6" draw:layer="layout" draw:type="line" svg:x1="7.551cm" svg:y1="8.53cm" svg:x2="10.711cm" svg:y2="18.831cm" draw:start-shape="id82" draw:start-glue-point="1" draw:end-shape="id89" draw:end-glue-point="3" svg:d="m7551 8530 3160 10301">
          <text:p/>
        </draw:connector>
        <draw:frame draw:style-name="gr8" draw:text-style-name="P29" draw:layer="layout" svg:width="2.085cm" svg:height="1.276cm" svg:x="10.818cm" svg:y="14.425cm">
          <draw:text-box>
            <text:p><text:span text:style-name="T72">-5.7</text:span></text:p>
          </draw:text-box>
        </draw:frame>
        <draw:frame draw:style-name="gr8" draw:text-style-name="P29" draw:layer="layout" svg:width="2.53cm" svg:height="1.276cm" svg:x="10.819cm" svg:y="17.025cm">
          <draw:text-box>
            <text:p><text:span text:style-name="T72">-11.2</text:span></text:p>
          </draw:text-box>
        </draw:frame>
        <draw:frame draw:style-name="gr8" draw:text-style-name="P29" draw:layer="layout" svg:width="2.53cm" svg:height="1.276cm" svg:x="10.819cm" svg:y="19.525cm">
          <draw:text-box>
            <text:p><text:span text:style-name="T72">-11.4</text:span></text:p>
          </draw:text-box>
        </draw:frame>
        <draw:frame draw:style-name="gr8" draw:text-style-name="P29" draw:layer="layout" svg:width="2.085cm" svg:height="1.276cm" svg:x="10.817cm" svg:y="9.125cm">
          <draw:text-box>
            <text:p><text:span text:style-name="T72">-5.3</text:span></text:p>
          </draw:text-box>
        </draw:frame>
        <draw:frame draw:style-name="gr8" draw:text-style-name="P29" draw:layer="layout" svg:width="2.085cm" svg:height="1.276cm" svg:x="10.818cm" svg:y="11.725cm">
          <draw:text-box>
            <text:p><text:span text:style-name="T72">-5.9</text:span></text:p>
          </draw:text-box>
        </draw:frame>
        <draw:connector draw:style-name="gr24" draw:text-style-name="P6" draw:layer="layout" draw:type="line" svg:x1="7.551cm" svg:y1="10.93cm" svg:x2="10.711cm" svg:y2="8.531cm" draw:start-shape="id83" draw:start-glue-point="1" draw:end-shape="id90" svg:d="m7551 10930 3160-2399">
          <text:p/>
        </draw:connector>
        <draw:connector draw:style-name="gr24" draw:text-style-name="P6" draw:layer="layout" draw:type="line" svg:x1="7.551cm" svg:y1="10.93cm" svg:x2="10.711cm" svg:y2="10.931cm" draw:start-shape="id83" draw:start-glue-point="1" draw:end-shape="id91" svg:d="m7551 10930 3160 1">
          <text:p/>
        </draw:connector>
        <draw:frame draw:style-name="gr8" draw:text-style-name="P16" draw:layer="layout" svg:width="5.226cm" svg:height="1.352cm" svg:x="21.356cm" svg:y="13.955cm">
          <draw:text-box>
            <text:p><text:span text:style-name="T14">1:LRB -8.2</text:span></text:p>
          </draw:text-box>
        </draw:frame>
        <draw:frame draw:style-name="gr8" draw:text-style-name="P16" draw:layer="layout" svg:width="5.387cm" svg:height="1.352cm" svg:x="21.356cm" svg:y="12.68cm">
          <draw:text-box>
            <text:p><text:span text:style-name="T14">1:RRB -8.1</text:span></text:p>
          </draw:text-box>
        </draw:frame>
        <draw:frame draw:style-name="gr8" draw:text-style-name="P16" draw:layer="layout" svg:width="4.748cm" svg:height="1.352cm" svg:x="21.356cm" svg:y="7.605cm">
          <draw:text-box>
            <text:p><text:span text:style-name="T14">2:VB</text:span><text:span text:style-name="T14"><text:tab/></text:span><text:span text:style-name="T14">-5.7</text:span></text:p>
          </draw:text-box>
        </draw:frame>
        <draw:frame draw:style-name="gr8" draw:text-style-name="P16" draw:layer="layout" svg:width="4.748cm" svg:height="1.352cm" svg:x="21.356cm" svg:y="9.605cm">
          <draw:text-box>
            <text:p><text:span text:style-name="T14">2:JJ</text:span><text:span text:style-name="T14"><text:tab/></text:span><text:span text:style-name="T14">-6.7</text:span></text:p>
          </draw:text-box>
        </draw:frame>
        <draw:frame draw:style-name="gr8" draw:text-style-name="P16" draw:layer="layout" svg:width="5.705cm" svg:height="1.352cm" svg:x="21.357cm" svg:y="16.156cm">
          <draw:text-box>
            <text:p><text:span text:style-name="T14">2:LRB -11.2</text:span></text:p>
          </draw:text-box>
        </draw:frame>
        <draw:frame draw:style-name="gr8" draw:text-style-name="P16" draw:layer="layout" svg:width="1.328cm" svg:height="1.352cm" svg:x="23.357cm" svg:y="17.281cm">
          <draw:text-box>
            <text:p><text:span text:style-name="T14">...</text:span></text:p>
          </draw:text-box>
        </draw:frame>
        <draw:frame draw:style-name="gr8" draw:text-style-name="P24" draw:layer="layout" svg:width="4.748cm" svg:height="1.352cm" svg:x="21.356cm" svg:y="8.605cm">
          <draw:text-box>
            <text:p><text:span text:style-name="T25">2:JJ</text:span><text:span text:style-name="T25"><text:tab/></text:span><text:span text:style-name="T25">-5.9</text:span></text:p>
          </draw:text-box>
        </draw:frame>
        <draw:connector draw:style-name="gr24" draw:text-style-name="P6" draw:layer="layout" draw:type="line" svg:x1="13.251cm" svg:y1="8.531cm" svg:x2="16.897cm" svg:y2="8.531cm" draw:start-shape="id90" draw:start-glue-point="1" draw:end-shape="id92" svg:d="m13251 8531h3646">
          <text:p/>
        </draw:connector>
        <draw:connector draw:style-name="gr24" draw:text-style-name="P6" draw:layer="layout" draw:type="line" svg:x1="13.251cm" svg:y1="8.531cm" svg:x2="16.897cm" svg:y2="10.931cm" draw:start-shape="id90" draw:start-glue-point="1" draw:end-shape="id93" svg:d="m13251 8531 3646 2400">
          <text:p/>
        </draw:connector>
        <draw:connector draw:style-name="gr24" draw:text-style-name="P6" draw:layer="layout" draw:type="line" svg:x1="13.251cm" svg:y1="8.531cm" svg:x2="16.897cm" svg:y2="13.631cm" draw:start-shape="id90" draw:start-glue-point="1" draw:end-shape="id94" draw:end-glue-point="3" svg:d="m13251 8531 3646 5100">
          <text:p/>
        </draw:connector>
        <draw:connector draw:style-name="gr24" draw:text-style-name="P6" draw:layer="layout" draw:type="line" svg:x1="13.251cm" svg:y1="8.531cm" svg:x2="16.897cm" svg:y2="16.231cm" draw:start-shape="id90" draw:start-glue-point="1" draw:end-shape="id95" draw:end-glue-point="3" svg:d="m13251 8531 3646 7700">
          <text:p/>
        </draw:connector>
        <draw:connector draw:style-name="gr24" draw:text-style-name="P6" draw:layer="layout" draw:type="line" svg:x1="13.251cm" svg:y1="8.531cm" svg:x2="16.897cm" svg:y2="18.831cm" draw:start-shape="id90" draw:start-glue-point="1" draw:end-shape="id96" draw:end-glue-point="3" svg:d="m13251 8531 3646 10300">
          <text:p/>
        </draw:connector>
        <draw:frame draw:style-name="gr8" draw:text-style-name="P29" draw:layer="layout" svg:width="2.085cm" svg:height="1.276cm" svg:x="17.018cm" svg:y="9.125cm">
          <draw:text-box>
            <text:p><text:span text:style-name="T72">-7.2</text:span></text:p>
          </draw:text-box>
        </draw:frame>
        <draw:frame draw:style-name="gr8" draw:text-style-name="P29" draw:layer="layout" svg:width="2.085cm" svg:height="1.276cm" svg:x="17.019cm" svg:y="11.825cm">
          <draw:text-box>
            <text:p><text:span text:style-name="T72">-9.8</text:span></text:p>
          </draw:text-box>
        </draw:frame>
        <draw:frame draw:style-name="gr8" draw:text-style-name="P29" draw:layer="layout" svg:width="2.085cm" svg:height="1.276cm" svg:x="17.02cm" svg:y="14.425cm">
          <draw:text-box>
            <text:p><text:span text:style-name="T72">-7.3</text:span></text:p>
          </draw:text-box>
        </draw:frame>
        <draw:frame draw:style-name="gr8" draw:text-style-name="P29" draw:layer="layout" svg:width="2.598cm" svg:height="1.276cm" svg:x="17.021cm" svg:y="17.025cm">
          <draw:text-box>
            <text:p><text:span text:style-name="T72">-16.3</text:span></text:p>
          </draw:text-box>
        </draw:frame>
        <draw:frame draw:style-name="gr8" draw:text-style-name="P29" draw:layer="layout" svg:width="2.598cm" svg:height="1.276cm" svg:x="17.021cm" svg:y="19.625cm">
          <draw:text-box>
            <text:p><text:span text:style-name="T72">-17.0</text:span></text:p>
          </draw:text-box>
        </draw:frame>
        <draw:frame draw:style-name="gr8" draw:text-style-name="P16" draw:layer="layout" svg:width="4.748cm" svg:height="1.352cm" svg:x="21.356cm" svg:y="10.605cm">
          <draw:text-box>
            <text:p><text:span text:style-name="T14">3:NN</text:span><text:span text:style-name="T14"><text:tab/></text:span><text:span text:style-name="T14">-7.2</text:span></text:p>
          </draw:text-box>
        </draw:frame>
        <draw:frame draw:style-name="gr8" draw:text-style-name="P16" draw:layer="layout" svg:width="4.748cm" svg:height="1.352cm" svg:x="21.356cm" svg:y="11.605cm">
          <draw:text-box>
            <text:p><text:span text:style-name="T14">3:VB</text:span><text:span text:style-name="T14"><text:tab/></text:span><text:span text:style-name="T14">-7.3</text:span></text:p>
          </draw:text-box>
        </draw:frame>
        <draw:frame draw:style-name="gr8" draw:text-style-name="P16" draw:layer="layout" svg:width="5.298cm" svg:height="1.352cm" svg:x="21.356cm" svg:y="14.955cm">
          <draw:text-box>
            <text:p><text:span text:style-name="T14">3:JJ</text:span><text:span text:style-name="T14"><text:tab/></text:span><text:span text:style-name="T14"> <text:s/>-9.8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6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Kyodai_25_20Presentation" presentation:presentation-page-layout-name="AL2T1">
        <office:forms form:automatic-focus="false" form:apply-design-mode="false"/>
        <draw:frame presentation:style-name="pr4" draw:layer="layout" svg:width="25.199cm" svg:height="3.237cm" svg:x="1.27cm" svg:y="1.574cm" presentation:class="title">
          <draw:text-box>
            <text:p>Problem: Still Inefficient</text:p>
          </draw:text-box>
        </draw:frame>
        <draw:frame presentation:style-name="pr5" draw:layer="layout" svg:width="25.199cm" svg:height="13.86cm" svg:x="1.471cm" svg:y="5.08cm" presentation:class="outline">
          <draw:text-box>
            <text:list text:style-name="L2">
              <text:list-item>
                <text:p>Depth-first search does not work well for long sentences</text:p>
              </text:list-item>
              <text:list-item>
                <text:p>Why?</text:p>
                <text:list>
                  <text:list-item>
                    <text:p>Hint: Think of 1:VB in previous example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Kyodai_25_20Presentation" presentation:presentation-page-layout-name="AL2T1">
        <office:forms form:automatic-focus="false" form:apply-design-mode="false"/>
        <draw:frame presentation:style-name="pr4" draw:layer="layout" svg:width="25.199cm" svg:height="3.237cm" svg:x="1.27cm" svg:y="1.574cm" presentation:class="title">
          <draw:text-box>
            <text:p>A* Search: Add Optimistic Heuristic</text:p>
          </draw:text-box>
        </draw:frame>
        <draw:frame presentation:style-name="pr13" draw:layer="layout" svg:width="25.199cm" svg:height="4.445cm" svg:x="1.471cm" svg:y="5.08cm" presentation:class="outline" presentation:user-transformed="true">
          <draw:text-box>
            <text:list text:style-name="L2">
              <text:list-item>
                <text:p>Consider the words remaining</text:p>
              </text:list-item>
              <text:list-item>
                <text:p>Use Optimistic Heuristic: <text:span text:style-name="T2">BEST score possible</text:span></text:p>
              </text:list-item>
              <text:list-item>
                <text:p>Optimistic heuristic for tagging: Best Emission Prob</text:p>
              </text:list-item>
            </text:list>
          </draw:text-box>
        </draw:frame>
        <draw:frame draw:style-name="gr3" draw:text-style-name="P5" draw:layer="layout" svg:width="21.994cm" svg:height="1.195cm" svg:x="4.041cm" svg:y="10.16cm">
          <draw:text-box>
            <text:list text:style-name="L1">
              <text:list-item>
                <text:list>
                  <text:list-header>
                    <text:p text:style-name="P4"><text:span text:style-name="T4">natural <text:s text:c="3"/></text:span><text:span text:style-name="T4"><text:tab/></text:span><text:span text:style-name="T4"><text:tab/></text:span><text:span text:style-name="T4"> </text:span><text:span text:style-name="T4"><text:tab/></text:span><text:span text:style-name="T4"><text:tab/></text:span><text:span text:style-name="T4"> language <text:s/></text:span><text:span text:style-name="T4"><text:tab/></text:span><text:span text:style-name="T4"> <text:s text:c="10"/>processing</text:span></text:p>
                  </text:list-header>
                </text:list>
              </text:list-item>
            </text:list>
          </draw:text-box>
        </draw:frame>
        <draw:frame draw:style-name="gr8" draw:text-style-name="P33" draw:layer="layout" svg:width="9.007cm" svg:height="1.119cm" svg:x="0.405cm" svg:y="11.565cm">
          <draw:text-box>
            <text:p><text:span text:style-name="T78">log(P(</text:span><text:span text:style-name="T79">natural</text:span><text:span text:style-name="T78">|</text:span><text:span text:style-name="T80">NN</text:span><text:span text:style-name="T78">)) = -2.4</text:span></text:p>
          </draw:text-box>
        </draw:frame>
        <draw:frame draw:style-name="gr8" draw:text-style-name="P34" draw:layer="layout" svg:width="8.668cm" svg:height="1.119cm" svg:x="0.406cm" svg:y="12.565cm">
          <draw:text-box>
            <text:p><text:span text:style-name="T81">log(P(</text:span><text:span text:style-name="T82">natural</text:span><text:span text:style-name="T81">|</text:span><text:span text:style-name="T83">JJ</text:span><text:span text:style-name="T81">)) = -2.0</text:span></text:p>
          </draw:text-box>
        </draw:frame>
        <draw:frame draw:style-name="gr8" draw:text-style-name="P33" draw:layer="layout" svg:width="8.922cm" svg:height="1.119cm" svg:x="0.406cm" svg:y="13.565cm">
          <draw:text-box>
            <text:p><text:span text:style-name="T78">log(P(</text:span><text:span text:style-name="T79">natural</text:span><text:span text:style-name="T78">|</text:span><text:span text:style-name="T80">VB</text:span><text:span text:style-name="T78">)) = -3.1</text:span></text:p>
          </draw:text-box>
        </draw:frame>
        <draw:frame draw:style-name="gr8" draw:text-style-name="P33" draw:layer="layout" svg:width="9.396cm" svg:height="1.119cm" svg:x="0.406cm" svg:y="14.565cm">
          <draw:text-box>
            <text:p><text:span text:style-name="T78">log(P(</text:span><text:span text:style-name="T79">natural</text:span><text:span text:style-name="T78">|</text:span><text:span text:style-name="T80">LRB</text:span><text:span text:style-name="T78">)) = -7.0</text:span></text:p>
          </draw:text-box>
        </draw:frame>
        <draw:frame draw:style-name="gr8" draw:text-style-name="P33" draw:layer="layout" svg:width="9.523cm" svg:height="1.119cm" svg:x="0.406cm" svg:y="15.565cm">
          <draw:text-box>
            <text:p><text:span text:style-name="T78">log(P(</text:span><text:span text:style-name="T79">natural</text:span><text:span text:style-name="T78">|</text:span><text:span text:style-name="T80">RRB</text:span><text:span text:style-name="T78">)) = -7.0</text:span></text:p>
          </draw:text-box>
        </draw:frame>
        <draw:frame draw:style-name="gr8" draw:text-style-name="P34" draw:layer="layout" svg:width="8.317cm" svg:height="1.119cm" svg:x="9.805cm" svg:y="11.566cm">
          <draw:text-box>
            <text:p><text:span text:style-name="T81">log(P(</text:span><text:span text:style-name="T82">lang.</text:span><text:span text:style-name="T81">|</text:span><text:span text:style-name="T83">NN</text:span><text:span text:style-name="T81">)) = -2.4</text:span></text:p>
          </draw:text-box>
        </draw:frame>
        <draw:frame draw:style-name="gr8" draw:text-style-name="P33" draw:layer="layout" svg:width="7.978cm" svg:height="1.119cm" svg:x="9.806cm" svg:y="12.566cm">
          <draw:text-box>
            <text:p><text:span text:style-name="T78">log(P(</text:span><text:span text:style-name="T79">lang.</text:span><text:span text:style-name="T78">|</text:span><text:span text:style-name="T80">JJ</text:span><text:span text:style-name="T78">)) = -3.0</text:span></text:p>
          </draw:text-box>
        </draw:frame>
        <draw:frame draw:style-name="gr8" draw:text-style-name="P33" draw:layer="layout" svg:width="8.232cm" svg:height="1.119cm" svg:x="9.806cm" svg:y="13.566cm">
          <draw:text-box>
            <text:p><text:span text:style-name="T78">log(P(</text:span><text:span text:style-name="T79">lang.</text:span><text:span text:style-name="T78">|</text:span><text:span text:style-name="T80">VB</text:span><text:span text:style-name="T78">)) = -3.2</text:span></text:p>
          </draw:text-box>
        </draw:frame>
        <draw:frame draw:style-name="gr8" draw:text-style-name="P33" draw:layer="layout" svg:width="8.706cm" svg:height="1.119cm" svg:x="9.806cm" svg:y="14.566cm">
          <draw:text-box>
            <text:p><text:span text:style-name="T78">log(P(</text:span><text:span text:style-name="T79">lang.</text:span><text:span text:style-name="T78">|</text:span><text:span text:style-name="T80">LRB</text:span><text:span text:style-name="T78">)) = -7.9</text:span></text:p>
          </draw:text-box>
        </draw:frame>
        <draw:frame draw:style-name="gr8" draw:text-style-name="P33" draw:layer="layout" svg:width="8.833cm" svg:height="1.119cm" svg:x="9.806cm" svg:y="15.566cm">
          <draw:text-box>
            <text:p><text:span text:style-name="T78">log(P(</text:span><text:span text:style-name="T79">lang.</text:span><text:span text:style-name="T78">|</text:span><text:span text:style-name="T80">RRB</text:span><text:span text:style-name="T78">)) = -7.9</text:span></text:p>
          </draw:text-box>
        </draw:frame>
        <draw:frame draw:style-name="gr8" draw:text-style-name="P33" draw:layer="layout" svg:width="8.359cm" svg:height="1.119cm" svg:x="18.605cm" svg:y="11.567cm">
          <draw:text-box>
            <text:p><text:span text:style-name="T78">log(P(</text:span><text:span text:style-name="T79">proc.</text:span><text:span text:style-name="T78">|</text:span><text:span text:style-name="T80">NN</text:span><text:span text:style-name="T78">)) = -2.5</text:span></text:p>
          </draw:text-box>
        </draw:frame>
        <draw:frame draw:style-name="gr8" draw:text-style-name="P33" draw:layer="layout" svg:width="8.02cm" svg:height="1.119cm" svg:x="18.606cm" svg:y="12.567cm">
          <draw:text-box>
            <text:p><text:span text:style-name="T78">log(P(</text:span><text:span text:style-name="T79">proc.</text:span><text:span text:style-name="T78">|</text:span><text:span text:style-name="T80">JJ</text:span><text:span text:style-name="T78">)) = -3.4</text:span></text:p>
          </draw:text-box>
        </draw:frame>
        <draw:frame draw:style-name="gr8" draw:text-style-name="P34" draw:layer="layout" svg:width="8.274cm" svg:height="1.119cm" svg:x="18.606cm" svg:y="13.567cm">
          <draw:text-box>
            <text:p><text:span text:style-name="T81">log(P(</text:span><text:span text:style-name="T82">proc.</text:span><text:span text:style-name="T81">|</text:span><text:span text:style-name="T83">VB</text:span><text:span text:style-name="T81">)) = </text:span><text:span text:style-name="T84">-1.5</text:span></text:p>
          </draw:text-box>
        </draw:frame>
        <draw:frame draw:style-name="gr8" draw:text-style-name="P33" draw:layer="layout" svg:width="8.748cm" svg:height="1.119cm" svg:x="18.606cm" svg:y="14.567cm">
          <draw:text-box>
            <text:p><text:span text:style-name="T78">log(P(</text:span><text:span text:style-name="T79">proc.</text:span><text:span text:style-name="T78">|</text:span><text:span text:style-name="T80">LRB</text:span><text:span text:style-name="T78">)) = -6.9</text:span></text:p>
          </draw:text-box>
        </draw:frame>
        <draw:frame draw:style-name="gr8" draw:text-style-name="P33" draw:layer="layout" svg:width="8.875cm" svg:height="1.119cm" svg:x="18.606cm" svg:y="15.567cm">
          <draw:text-box>
            <text:p><text:span text:style-name="T78">log(P(</text:span><text:span text:style-name="T79">proc.</text:span><text:span text:style-name="T78">|</text:span><text:span text:style-name="T80">RRB</text:span><text:span text:style-name="T78">)) = -6.9</text:span></text:p>
          </draw:text-box>
        </draw:frame>
        <draw:frame draw:style-name="gr8" draw:text-style-name="P27" draw:layer="layout" svg:width="5.15cm" svg:height="1.276cm" svg:x="22.85cm" svg:y="17.415cm">
          <draw:text-box>
            <text:p><text:span text:style-name="T42">H(4+) = 0.0</text:span></text:p>
          </draw:text-box>
        </draw:frame>
        <draw:frame draw:style-name="gr8" draw:text-style-name="P27" draw:layer="layout" svg:width="5.455cm" svg:height="1.276cm" svg:x="15.85cm" svg:y="17.415cm">
          <draw:text-box>
            <text:p><text:span text:style-name="T42">H(3+) = -1.5</text:span></text:p>
          </draw:text-box>
        </draw:frame>
        <draw:frame draw:style-name="gr8" draw:text-style-name="P27" draw:layer="layout" svg:width="5.455cm" svg:height="1.276cm" svg:x="6.851cm" svg:y="17.415cm">
          <draw:text-box>
            <text:p><text:span text:style-name="T42">H(2+) = -3.9</text:span></text:p>
          </draw:text-box>
        </draw:frame>
        <draw:frame draw:style-name="gr8" draw:text-style-name="P27" draw:layer="layout" svg:width="5.455cm" svg:height="1.276cm" svg:x="-0.148cm" svg:y="17.415cm">
          <draw:text-box>
            <text:p><text:span text:style-name="T42">H(1+) = -5.9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Kyodai_25_20Presentation" presentation:presentation-page-layout-name="AL2T1">
        <office:forms form:automatic-focus="false" form:apply-design-mode="false"/>
        <draw:frame presentation:style-name="pr4" draw:layer="layout" svg:width="25.199cm" svg:height="3.237cm" svg:x="1.27cm" svg:y="1.574cm" presentation:class="title">
          <draw:text-box>
            <text:p>A* Search: Add Optimistic Heuristic</text:p>
          </draw:text-box>
        </draw:frame>
        <draw:frame presentation:style-name="pr5" draw:layer="layout" svg:width="25.199cm" svg:height="13.86cm" svg:x="1.471cm" svg:y="5.08cm" presentation:class="outline">
          <draw:text-box>
            <text:list text:style-name="L2">
              <text:list-item>
                <text:p>Use Forward Score + Optimistic Heuristic</text:p>
              </text:list-item>
            </text:list>
          </draw:text-box>
        </draw:frame>
        <draw:frame draw:style-name="gr8" draw:text-style-name="P28" draw:layer="layout" svg:width="6.179cm" svg:height="1.276cm" svg:x="2.682cm" svg:y="6.985cm">
          <draw:text-box>
            <text:p><text:span text:style-name="T71">Regular Heap</text:span></text:p>
          </draw:text-box>
        </draw:frame>
        <draw:frame draw:style-name="gr8" draw:text-style-name="P16" draw:layer="layout" svg:width="16.711cm" svg:height="1.352cm" svg:x="0.625cm" svg:y="14.835cm">
          <draw:text-box>
            <text:p><text:span text:style-name="T14">1:LRB </text:span><text:span text:style-name="T14"><text:tab/></text:span><text:span text:style-name="T14">F(1:LRB)=-8.2</text:span><text:span text:style-name="T14"><text:tab/></text:span><text:span text:style-name="T14"><text:tab/></text:span><text:span text:style-name="T14">H(2+)=-3.9</text:span></text:p>
          </draw:text-box>
        </draw:frame>
        <draw:frame draw:style-name="gr8" draw:text-style-name="P16" draw:layer="layout" svg:width="16.711cm" svg:height="1.352cm" svg:x="0.625cm" svg:y="13.56cm">
          <draw:text-box>
            <text:p><text:span text:style-name="T14">1:RRB </text:span><text:span text:style-name="T14"><text:tab/></text:span><text:span text:style-name="T14">F(1:RRB)=-8.1 </text:span><text:span text:style-name="T14"><text:tab/></text:span><text:span text:style-name="T14">H(2+)=-3.9</text:span></text:p>
          </draw:text-box>
        </draw:frame>
        <draw:frame draw:style-name="gr8" draw:text-style-name="P16" draw:layer="layout" svg:width="16.754cm" svg:height="1.352cm" svg:x="0.625cm" svg:y="8.485cm">
          <draw:text-box>
            <text:p><text:span text:style-name="T14">2:VB</text:span><text:span text:style-name="T14"><text:tab/></text:span><text:span text:style-name="T14"><text:tab/></text:span><text:span text:style-name="T14">F(2:VB)=-5.7</text:span><text:span text:style-name="T14"><text:tab/></text:span><text:span text:style-name="T14"><text:tab/></text:span><text:span text:style-name="T14">H(3+)</text:span><text:span text:style-name="T14"><text:tab/></text:span><text:span text:style-name="T14">=-1.5</text:span></text:p>
          </draw:text-box>
        </draw:frame>
        <draw:frame draw:style-name="gr8" draw:text-style-name="P16" draw:layer="layout" svg:width="16.711cm" svg:height="1.352cm" svg:x="0.625cm" svg:y="10.485cm">
          <draw:text-box>
            <text:p><text:span text:style-name="T14">2:JJ</text:span><text:span text:style-name="T14"><text:tab/></text:span><text:span text:style-name="T14"><text:tab/></text:span><text:span text:style-name="T14">F(2:JJ)=-6.7</text:span><text:span text:style-name="T14"><text:tab/></text:span><text:span text:style-name="T14"><text:tab/></text:span><text:span text:style-name="T14">H(3+)=-1.5</text:span></text:p>
          </draw:text-box>
        </draw:frame>
        <draw:frame draw:style-name="gr8" draw:text-style-name="P16" draw:layer="layout" svg:width="16.711cm" svg:height="1.352cm" svg:x="0.626cm" svg:y="17.036cm">
          <draw:text-box>
            <text:p><text:span text:style-name="T14">2:LRB </text:span><text:span text:style-name="T14"><text:tab/></text:span><text:span text:style-name="T14">F(2:LRB)=-11.2 </text:span><text:span text:style-name="T14"><text:tab/></text:span><text:span text:style-name="T14">H(3+)=-1.5</text:span></text:p>
          </draw:text-box>
        </draw:frame>
        <draw:frame draw:style-name="gr8" draw:text-style-name="P24" draw:layer="layout" svg:width="16.711cm" svg:height="1.352cm" svg:x="0.625cm" svg:y="9.485cm">
          <draw:text-box>
            <text:p><text:span text:style-name="T25">2:JJ</text:span><text:span text:style-name="T25"><text:tab/></text:span><text:span text:style-name="T25"><text:tab/></text:span><text:span text:style-name="T25">F(2:JJ)=-5.9</text:span><text:span text:style-name="T25"><text:tab/></text:span><text:span text:style-name="T25"><text:tab/></text:span><text:span text:style-name="T25">H(3+)=-1.5</text:span></text:p>
          </draw:text-box>
        </draw:frame>
        <draw:frame draw:style-name="gr8" draw:text-style-name="P16" xml:id="id97" draw:id="id97" draw:layer="layout" svg:width="16.711cm" svg:height="1.352cm" svg:x="0.625cm" svg:y="11.485cm">
          <draw:text-box>
            <text:p><text:span text:style-name="T14">3:NN</text:span><text:span text:style-name="T14"><text:tab/></text:span><text:span text:style-name="T14"><text:tab/></text:span><text:span text:style-name="T14">F(3:NN)=-7.2</text:span><text:span text:style-name="T14"><text:tab/></text:span><text:span text:style-name="T14"><text:tab/></text:span><text:span text:style-name="T14">H(4+)=-0.0</text:span></text:p>
          </draw:text-box>
        </draw:frame>
        <draw:frame draw:style-name="gr8" draw:text-style-name="P16" xml:id="id99" draw:id="id99" draw:layer="layout" svg:width="16.711cm" svg:height="1.352cm" svg:x="0.625cm" svg:y="12.485cm">
          <draw:text-box>
            <text:p><text:span text:style-name="T14">3:VB</text:span><text:span text:style-name="T14"><text:tab/></text:span><text:span text:style-name="T14"><text:tab/></text:span><text:span text:style-name="T14">F(3:VB)=-7.3</text:span><text:span text:style-name="T14"><text:tab/></text:span><text:span text:style-name="T14"><text:tab/></text:span><text:span text:style-name="T14">H(4+)=-0.0</text:span></text:p>
          </draw:text-box>
        </draw:frame>
        <draw:frame draw:style-name="gr8" draw:text-style-name="P16" xml:id="id101" draw:id="id101" draw:layer="layout" svg:width="16.711cm" svg:height="1.352cm" svg:x="0.625cm" svg:y="15.835cm">
          <draw:text-box>
            <text:p><text:span text:style-name="T14">3:JJ</text:span><text:span text:style-name="T14"><text:tab/></text:span><text:span text:style-name="T14"> <text:s/></text:span><text:span text:style-name="T14"><text:tab/></text:span><text:span text:style-name="T14">F(3:JJ)=-9.8</text:span><text:span text:style-name="T14"><text:tab/></text:span><text:span text:style-name="T14"><text:tab/></text:span><text:span text:style-name="T14">H(4+)=-0.0</text:span></text:p>
          </draw:text-box>
        </draw:frame>
        <draw:frame draw:style-name="gr8" draw:text-style-name="P28" draw:layer="layout" svg:width="3.927cm" svg:height="1.276cm" svg:x="20.783cm" svg:y="6.985cm">
          <draw:text-box>
            <text:p><text:span text:style-name="T71">A* Heap</text:span></text:p>
          </draw:text-box>
        </draw:frame>
        <draw:frame draw:style-name="gr8" draw:text-style-name="P16" draw:layer="layout" svg:width="6.568cm" svg:height="1.352cm" svg:x="19.725cm" svg:y="15.836cm">
          <draw:text-box>
            <text:p><text:span text:style-name="T14">1:LRB </text:span><text:span text:style-name="T14"><text:tab/></text:span><text:span text:style-name="T14">-12.1</text:span></text:p>
          </draw:text-box>
        </draw:frame>
        <draw:frame draw:style-name="gr8" draw:text-style-name="P16" draw:layer="layout" svg:width="6.568cm" svg:height="1.352cm" svg:x="19.725cm" svg:y="14.561cm">
          <draw:text-box>
            <text:p><text:span text:style-name="T14">1:RRB </text:span><text:span text:style-name="T14"><text:tab/></text:span><text:span text:style-name="T14">-12.0</text:span></text:p>
          </draw:text-box>
        </draw:frame>
        <draw:frame draw:style-name="gr8" draw:text-style-name="P16" draw:layer="layout" svg:width="6.018cm" svg:height="1.352cm" svg:x="19.725cm" svg:y="9.486cm">
          <draw:text-box>
            <text:p><text:span text:style-name="T14">2:VB</text:span><text:span text:style-name="T14"><text:tab/></text:span><text:span text:style-name="T14"><text:tab/></text:span><text:span text:style-name="T14">-7.2</text:span></text:p>
          </draw:text-box>
        </draw:frame>
        <draw:frame draw:style-name="gr8" draw:text-style-name="P16" draw:layer="layout" svg:width="6.018cm" svg:height="1.352cm" svg:x="19.725cm" svg:y="12.486cm">
          <draw:text-box>
            <text:p><text:span text:style-name="T14">2:JJ</text:span><text:span text:style-name="T14"><text:tab/></text:span><text:span text:style-name="T14"><text:tab/></text:span><text:span text:style-name="T14">-8.2</text:span></text:p>
          </draw:text-box>
        </draw:frame>
        <draw:frame draw:style-name="gr8" draw:text-style-name="P16" draw:layer="layout" svg:width="6.568cm" svg:height="1.352cm" svg:x="19.726cm" svg:y="17.037cm">
          <draw:text-box>
            <text:p><text:span text:style-name="T14">2:LRB </text:span><text:span text:style-name="T14"><text:tab/></text:span><text:span text:style-name="T14">-12.7</text:span></text:p>
          </draw:text-box>
        </draw:frame>
        <draw:frame draw:style-name="gr8" draw:text-style-name="P24" draw:layer="layout" svg:width="6.018cm" svg:height="1.352cm" svg:x="19.725cm" svg:y="11.486cm">
          <draw:text-box>
            <text:p><text:span text:style-name="T25">2:JJ</text:span><text:span text:style-name="T25"><text:tab/></text:span><text:span text:style-name="T25"><text:tab/></text:span><text:span text:style-name="T25">-7.4</text:span></text:p>
          </draw:text-box>
        </draw:frame>
        <draw:frame draw:style-name="gr8" draw:text-style-name="P16" xml:id="id98" draw:id="id98" draw:layer="layout" svg:width="6.018cm" svg:height="1.352cm" svg:x="19.725cm" svg:y="8.486cm">
          <draw:text-box>
            <text:p><text:span text:style-name="T14">3:NN</text:span><text:span text:style-name="T14"><text:tab/></text:span><text:span text:style-name="T14"><text:tab/></text:span><text:span text:style-name="T14">-7.2</text:span></text:p>
          </draw:text-box>
        </draw:frame>
        <draw:frame draw:style-name="gr8" draw:text-style-name="P16" xml:id="id100" draw:id="id100" draw:layer="layout" svg:width="6.018cm" svg:height="1.352cm" svg:x="19.725cm" svg:y="10.486cm">
          <draw:text-box>
            <text:p><text:span text:style-name="T14">3:VB</text:span><text:span text:style-name="T14"><text:tab/></text:span><text:span text:style-name="T14"><text:tab/></text:span><text:span text:style-name="T14">-7.3</text:span></text:p>
          </draw:text-box>
        </draw:frame>
        <draw:frame draw:style-name="gr8" draw:text-style-name="P16" xml:id="id102" draw:id="id102" draw:layer="layout" svg:width="6.018cm" svg:height="1.352cm" svg:x="19.725cm" svg:y="13.536cm">
          <draw:text-box>
            <text:p><text:span text:style-name="T14">3:JJ</text:span><text:span text:style-name="T14"><text:tab/></text:span><text:span text:style-name="T14"> <text:s/></text:span><text:span text:style-name="T14"><text:tab/></text:span><text:span text:style-name="T14">-9.8</text:span></text:p>
          </draw:text-box>
        </draw:frame>
        <draw:connector draw:style-name="gr24" draw:text-style-name="P6" draw:layer="layout" draw:type="line" svg:x1="17.336cm" svg:y1="12.161cm" svg:x2="19.725cm" svg:y2="9.162cm" draw:start-shape="id97" draw:start-glue-point="1" draw:end-shape="id98" draw:end-glue-point="3" svg:d="m17336 12161 2389-2999">
          <text:p/>
        </draw:connector>
        <draw:connector draw:style-name="gr24" draw:text-style-name="P6" draw:layer="layout" draw:type="line" svg:x1="17.336cm" svg:y1="13.161cm" svg:x2="19.725cm" svg:y2="11.162cm" draw:start-shape="id99" draw:start-glue-point="1" draw:end-shape="id100" svg:d="m17336 13161 2389-1999">
          <text:p/>
        </draw:connector>
        <draw:connector draw:style-name="gr24" draw:text-style-name="P6" draw:layer="layout" draw:type="line" svg:x1="17.336cm" svg:y1="16.511cm" svg:x2="19.725cm" svg:y2="14.212cm" draw:start-shape="id101" draw:start-glue-point="1" draw:end-shape="id102" draw:end-glue-point="3" svg:d="m17336 16511 2389-2299">
          <text:p/>
        </draw:connector>
        <draw:custom-shape draw:style-name="gr23" draw:text-style-name="P6" draw:layer="layout" svg:width="10.795cm" svg:height="12.065cm" svg:x="0.435cm" svg:y="6.985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6" draw:layer="layout" svg:width="7.934cm" svg:height="12.065cm" svg:x="18.836cm" svg:y="6.98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6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Kyodai_25_20Presentation" presentation:presentation-page-layout-name="AL2T1">
        <office:forms form:automatic-focus="false" form:apply-design-mode="false"/>
        <draw:frame presentation:style-name="pr4" draw:layer="layout" svg:width="25.199cm" svg:height="3.237cm" svg:x="1.27cm" svg:y="8.774cm" presentation:class="title" presentation:user-transformed="true">
          <draw:text-box>
            <text:p>Exercise</text:p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Kyodai_25_20Presentation" presentation:presentation-page-layout-name="AL2T1">
        <office:forms form:automatic-focus="false" form:apply-design-mode="false"/>
        <draw:frame presentation:style-name="pr4" draw:layer="layout" svg:width="25.199cm" svg:height="3.237cm" svg:x="1.27cm" svg:y="1.574cm" presentation:class="title">
          <draw:text-box>
            <text:p>Exercise</text:p>
          </draw:text-box>
        </draw:frame>
        <draw:frame presentation:style-name="pr14" draw:layer="layout" svg:width="27.365cm" svg:height="13.9cm" svg:x="0.635cm" svg:y="4.46cm" presentation:class="outline" presentation:user-transformed="true">
          <draw:text-box>
            <text:list text:style-name="L2">
              <text:list-item>
                <text:p><text:span text:style-name="T2">Write </text:span><text:span text:style-name="T85">test-hmm-beam</text:span></text:p>
              </text:list-item>
              <text:list-item>
                <text:p><text:span text:style-name="T2">Test</text:span><text:span text:style-name="T85"> the program</text:span></text:p>
                <text:list>
                  <text:list-item>
                    <text:p><text:span text:style-name="T85">Input: </text:span><text:span text:style-name="T86">test/05-{train,test}-input.txt</text:span></text:p>
                  </text:list-item>
                  <text:list-item>
                    <text:p><text:span text:style-name="T85">Answer: </text:span><text:span text:style-name="T86">test/05-{train,test}-answer.txt</text:span></text:p>
                  </text:list-item>
                </text:list>
              </text:list-item>
              <text:list-item>
                <text:p><text:span text:style-name="T87">Train</text:span><text:span text:style-name="T88"> an HMM model on </text:span><text:span text:style-name="T89">data/wiki-en-train.norm_pos</text:span><text:span text:style-name="T88"> and</text:span><text:span text:style-name="T87"> run</text:span><text:span text:style-name="T88"> the program on </text:span><text:span text:style-name="T89">data/wiki-en-test.norm</text:span></text:p>
              </text:list-item>
              <text:list-item>
                <text:p><text:span text:style-name="T2">Measure</text:span><text:span text:style-name="T85"> the accuracy of your tagging with</text:span><text:span text:style-name="T85"><text:line-break/></text:span><text:span text:style-name="T90">script/gradepos.pl data/wiki-en-test.pos my_answer.pos</text:span></text:p>
              </text:list-item>
              <text:list-item>
                <text:p><text:span text:style-name="T91">Report</text:span><text:span text:style-name="T92"> the accuracy for different beam sizes</text:span></text:p>
              </text:list-item>
              <text:list-item>
                <text:p><text:span text:style-name="T91">Challenge</text:span><text:span text:style-name="T92">: implement A* search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6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Kyodai_25_20Presentation" presentation:presentation-page-layout-name="AL2T1">
        <office:forms form:automatic-focus="false" form:apply-design-mode="false"/>
        <draw:frame presentation:style-name="pr4" draw:layer="layout" svg:width="25.199cm" svg:height="3.237cm" svg:x="1.27cm" svg:y="8.574cm" presentation:class="title" presentation:user-transformed="true">
          <draw:text-box>
            <text:p>Thank You!</text:p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6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Blue" xlink:href="Pictures/1000000000000640000004B02C5236E4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ja" style:country-asian="JP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Kyodai_25_20Presentation-background" style:display-name="Kyodai%20Presentation-background" style:family="presentation">
      <style:graphic-properties draw:stroke="none" draw:fill="none"/>
      <style:text-properties style:letter-kerning="true"/>
    </style:style>
    <style:style style:name="Kyodai_25_20Presentation-backgroundobjects" style:display-name="Kyodai%20Presentation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Kyodai_25_20Presentation-notes" style:display-name="Kyodai%20Presenta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Kyodai_25_20Presentation-outline1" style:display-name="Kyodai%20Presentation-outline1" style:family="presentation">
      <style:graphic-properties draw:stroke="none" draw:fill="none">
        <text:list-style style:name="Kyodai_25_20Presentation-outline1" style:display-name="Kyodai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28pt" fo:font-style="normal" fo:text-shadow="none" style:text-underline-style="none" fo:font-weight="normal" style:letter-kerning="true" style:font-family-asian="TakaoGothic" style:font-style-name-asian="Regular" style:font-family-generic-asian="swiss" style:font-pitch-asian="variable" style:font-size-asian="28pt" style:font-style-asian="normal" style:font-weight-asian="normal" style:font-family-complex="'DejaVu Sans'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Kyodai_25_20Presentation-outline2" style:display-name="Kyodai%20Presentation-outline2" style:family="presentation" style:parent-style-name="Kyodai_25_20Presentation-outline1">
      <style:paragraph-properties fo:margin-left="0cm" fo:margin-right="0cm" fo:margin-top="0cm" fo:margin-bottom="0.305cm" fo:text-indent="0cm"/>
      <style:text-properties fo:font-size="26pt" style:font-size-asian="26pt" style:font-size-complex="26pt"/>
    </style:style>
    <style:style style:name="Kyodai_25_20Presentation-outline3" style:display-name="Kyodai%20Presentation-outline3" style:family="presentation" style:parent-style-name="Kyodai_25_20Presentation-outline2">
      <style:paragraph-properties fo:margin-top="0cm" fo:margin-bottom="0.3cm"/>
      <style:text-properties fo:font-size="24pt" style:font-size-asian="24pt" style:font-size-complex="24pt"/>
    </style:style>
    <style:style style:name="Kyodai_25_20Presentation-outline4" style:display-name="Kyodai%20Presentation-outline4" style:family="presentation" style:parent-style-name="Kyodai_25_20Presentation-outline3">
      <style:paragraph-properties fo:margin-top="0cm" fo:margin-bottom="0.2cm"/>
      <style:text-properties fo:font-size="20pt" style:font-size-asian="20pt" style:font-size-complex="20pt"/>
    </style:style>
    <style:style style:name="Kyodai_25_20Presentation-outline5" style:display-name="Kyodai%20Presentation-outline5" style:family="presentation" style:parent-style-name="Kyodai_25_20Presentation-outline4">
      <style:paragraph-properties fo:margin-top="0cm" fo:margin-bottom="0.1cm"/>
      <style:text-properties fo:font-size="20pt" style:font-size-asian="20pt" style:font-size-complex="20pt"/>
    </style:style>
    <style:style style:name="Kyodai_25_20Presentation-outline6" style:display-name="Kyodai%20Presentation-outline6" style:family="presentation" style:parent-style-name="Kyodai_25_20Presentation-outline5">
      <style:paragraph-properties fo:margin-top="0cm" fo:margin-bottom="0.1cm"/>
      <style:text-properties fo:font-size="20pt" style:font-size-asian="20pt" style:font-size-complex="20pt"/>
    </style:style>
    <style:style style:name="Kyodai_25_20Presentation-outline7" style:display-name="Kyodai%20Presentation-outline7" style:family="presentation" style:parent-style-name="Kyodai_25_20Presentation-outline6">
      <style:paragraph-properties fo:margin-top="0cm" fo:margin-bottom="0.1cm"/>
      <style:text-properties fo:font-size="20pt" style:font-size-asian="20pt" style:font-size-complex="20pt"/>
    </style:style>
    <style:style style:name="Kyodai_25_20Presentation-outline8" style:display-name="Kyodai%20Presentation-outline8" style:family="presentation" style:parent-style-name="Kyodai_25_20Presentation-outline7">
      <style:paragraph-properties fo:margin-top="0cm" fo:margin-bottom="0.1cm"/>
      <style:text-properties fo:font-size="20pt" style:font-size-asian="20pt" style:font-size-complex="20pt"/>
    </style:style>
    <style:style style:name="Kyodai_25_20Presentation-outline9" style:display-name="Kyodai%20Presentation-outline9" style:family="presentation" style:parent-style-name="Kyodai_25_20Presentation-outline8">
      <style:paragraph-properties fo:margin-top="0cm" fo:margin-bottom="0.1cm"/>
      <style:text-properties fo:font-size="20pt" style:font-size-asian="20pt" style:font-size-complex="20pt"/>
    </style:style>
    <style:style style:name="Kyodai_25_20Presentation-subtitle" style:display-name="Kyodai%20Presentation-subtitle" style:family="presentation">
      <style:graphic-properties draw:stroke="none" draw:fill="none" draw:textarea-vertical-align="middle">
        <text:list-style style:name="Kyodai_25_20Presentation-subtitle" style:display-name="Kyodai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yodai_25_20Presentation-title" style:display-name="Kyodai%20Presentation-title" style:family="presentation">
      <style:graphic-properties draw:stroke="none" draw:fill="none" draw:textarea-vertical-align="middle">
        <text:list-style style:name="Kyodai_25_20Presentation-title" style:display-name="Kyodai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660000" style:text-outline="false" style:text-line-through-style="none" fo:font-family="Arial" style:font-family-generic="roman" style:font-pitch="variable" fo:font-size="40pt" fo:font-style="normal" fo:text-shadow="none" style:text-underline-style="none" fo:font-weight="normal" style:letter-kerning="true" style:font-family-asian="TakaoGothic" style:font-style-name-asian="Regular" style:font-family-generic-asian="swiss" style:font-pitch-asian="variable" style:font-size-asian="40pt" style:font-style-asian="normal" style:font-weight-asian="normal" style:font-family-complex="'DejaVu Sans'" style:font-family-generic-complex="system" style:font-pitch-complex="variable" style:font-size-complex="40pt" style:font-style-complex="normal" style:font-weight-complex="normal" style:text-emphasize="none" style:font-relief="none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28pt" fo:font-style="normal" fo:text-shadow="none" style:text-underline-style="none" fo:font-weight="normal" style:font-family-asian="'DejaVu Sans'" style:font-family-generic-asian="system" style:font-pitch-asian="variable" style:font-size-asian="28pt" style:font-style-asian="normal" style:font-weight-asian="normal" style:font-family-complex="'DejaVu Sans'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Blue-outline3" style:family="presentation" style:parent-style-name="Blu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color="#000000" draw:fill="solid" draw:fill-color="#000066" draw:textarea-horizontal-align="right" draw:textarea-vertical-align="middle" draw:auto-grow-height="true" draw:auto-grow-width="false" fo:max-height="0cm" fo:min-height="1.02cm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Kyodai_25_20Presentat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Kyodai_25_20Presentation-backgroundobjects">
      <style:graphic-properties draw:stroke="none" draw:fill="none" draw:fill-color="#ffffff" draw:auto-grow-height="false" fo:min-height="1.397cm"/>
    </style:style>
    <style:style style:name="Mpr3" style:family="presentation" style:parent-style-name="Kyodai_25_20Presentation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Blue-title">
      <style:graphic-properties draw:fill-color="#ffffff" draw:auto-grow-height="false" fo:min-height="3.507cm"/>
    </style:style>
    <style:style style:name="Mpr5" style:family="presentation" style:parent-style-name="Blue-outline1">
      <style:graphic-properties draw:fill-color="#ffffff" draw:auto-grow-height="false" fo:min-height="13.86cm"/>
    </style:style>
    <style:style style:name="Mpr6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7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8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end"/>
    </style:style>
    <style:style style:name="MP5" style:family="paragraph">
      <style:paragraph-properties fo:text-align="end"/>
      <style:text-properties fo:color="#e6e6ff" fo:font-family="TakaoExGothic" style:font-family-generic="swiss" style:font-pitch="variable" fo:font-size="17pt" style:font-family-asian="TakaoExGothic" style:font-family-generic-asian="swiss" style:font-pitch-asian="variable" style:font-size-asian="17pt" style:font-size-complex="17pt"/>
    </style:style>
    <style:style style:name="MP6" style:family="paragraph">
      <style:paragraph-properties fo:text-align="center"/>
    </style:style>
    <style:style style:name="MP7" style:family="paragraph">
      <style:paragraph-properties fo:margin-left="0cm" fo:margin-right="0cm" fo:text-indent="0cm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10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1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e6e6ff" fo:font-family="TakaoExGothic" style:font-family-generic="swiss" style:font-pitch="variable" fo:font-size="17pt" style:font-family-asian="TakaoExGothic" style:font-family-generic-asian="swiss" style:font-pitch-asian="variable" style:font-size-asian="17pt" style:font-size-complex="17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Kyodai_25_20Presentation" style:display-name="Kyodai%20Presentation" style:page-layout-name="PM1" draw:style-name="Mdp1">
      <draw:frame presentation:style-name="Kyodai_25_20Presentation-title" draw:layer="backgroundobjects" svg:width="25.199cm" svg:height="3.237cm" svg:x="1.27cm" svg:y="1.574cm" presentation:class="title" presentation:placeholder="true">
        <draw:text-box/>
      </draw:frame>
      <draw:frame presentation:style-name="Kyodai_25_20Presentation-outline1" draw:layer="backgroundobjects" svg:width="25.199cm" svg:height="13.86cm" svg:x="1.471cm" svg:y="5.08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5" draw:layer="backgroundobjects" svg:width="28cm" svg:height="1.27cm" svg:x="-0.001cm" svg:y="0cm">
        <draw:text-box>
          <text:p text:style-name="MP4"><text:span text:style-name="MT2">NLP Programming Tutorial 13 – Beam and A* Search</text:span></text:p>
        </draw:text-box>
      </draw:frame>
      <draw:frame draw:style-name="Mgr4" draw:text-style-name="MP6" draw:layer="backgroundobjects" svg:width="2.507cm" svg:height="0.716cm" svg:x="1.733cm" svg:y="0.3cm">
        <draw:image xlink:href="Pictures/10000201000001F40000008F5F5575FF.png" xlink:type="simple" xlink:show="embed" xlink:actuate="onLoad">
          <text:p/>
        </draw:image>
      </draw:frame>
      <draw:frame draw:style-name="Mgr4" draw:text-style-name="MP6" draw:layer="backgroundobjects" svg:width="1.397cm" svg:height="0.762cm" svg:x="0.178cm" svg:y="0.279cm">
        <draw:image xlink:href="Pictures/1000000000000064000000373C104831.png" xlink:type="simple" xlink:show="embed" xlink:actuate="onLoad">
          <text:p/>
        </draw:image>
      </draw:frame>
      <presentation:notes style:page-layout-name="PM2">
        <draw:page-thumbnail presentation:style-name="Kyodai_25_20Presentation-title" draw:layer="backgroundobjects" svg:width="13.968cm" svg:height="10.476cm" svg:x="3.81cm" svg:y="2.123cm" presentation:class="page"/>
        <draw:frame presentation:style-name="Kyodai_25_20Presentation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Blue" style:page-layout-name="PM1" draw:style-name="Mdp2">
      <draw:frame presentation:style-name="Mpr4" draw:layer="backgroundobjects" svg:width="25.199cm" svg:height="3.506cm" svg:x="1.301cm" svg:y="0cm" presentation:class="title">
        <draw:text-box>
          <text:p text:style-name="MP7">Muokkaa otsikon tekstimuotoa napsauttamalla</text:p>
        </draw:text-box>
      </draw:frame>
      <draw:frame presentation:style-name="Mpr5" draw:text-style-name="MP8" draw:layer="backgroundobjects" svg:width="25.199cm" svg:height="13.859cm" svg:x="1.4cm" svg:y="4.914cm" presentation:class="outline">
        <draw:text-box>
          <text:list text:style-name="ML3">
            <text:list-item>
              <text:p text:style-name="MP7">Muokkaa jäsennyksen tekstimuotoa napsauttamalla</text:p>
              <text:list>
                <text:list-item>
                  <text:p text:style-name="MP7">Toinen jäsennystaso</text:p>
                  <text:list>
                    <text:list-item>
                      <text:p text:style-name="MP7">Kolmas jäsennystaso</text:p>
                      <text:list>
                        <text:list-item>
                          <text:p text:style-name="MP7">Neljäs jäsennystaso</text:p>
                          <text:list>
                            <text:list-item>
                              <text:p text:style-name="MP7">Viides jäsennystaso</text:p>
                              <text:list>
                                <text:list-item>
                                  <text:p text:style-name="MP7">Kuudes jäsennystaso</text:p>
                                  <text:list>
                                    <text:list-item>
                                      <text:p text:style-name="MP7">Seitsemäs jäsennystaso</text:p>
                                      <text:list>
                                        <text:list-item>
                                          <text:p text:style-name="MP7">Kahdeksas jäsennystaso</text:p>
                                          <text:list>
                                            <text:list-item>
                                              <text:p text:style-name="MP7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9" draw:layer="backgroundobjects" svg:width="6.523cm" svg:height="1.448cm" svg:x="1.4cm" svg:y="19.131cm" presentation:class="date-time">
        <draw:text-box>
          <text:p text:style-name="MP9"><text:span text:style-name="MT1"><presentation:date-time/></text:span></text:p>
        </draw:text-box>
      </draw:frame>
      <draw:frame presentation:style-name="Mpr6" draw:text-style-name="MP10" draw:layer="backgroundobjects" svg:width="8.875cm" svg:height="1.448cm" svg:x="9.576cm" svg:y="19.131cm" presentation:class="footer">
        <draw:text-box>
          <text:p text:style-name="MP10"><text:span text:style-name="MT1"><presentation:footer/></text:span></text:p>
        </draw:text-box>
      </draw:frame>
      <draw:frame presentation:style-name="Mpr6" draw:text-style-name="MP11" draw:layer="backgroundobjects" svg:width="6.523cm" svg:height="1.448cm" svg:x="20.075cm" svg:y="19.131cm" presentation:class="page-number">
        <draw:text-box>
          <text:p text:style-name="MP11"><text:span text:style-name="MT1"><text:page-number>&lt;number&gt;</text:page-number></text:span></text:p>
        </draw:text-box>
      </draw:frame>
      <presentation:notes style:page-layout-name="PM2">
        <draw:page-thumbnail presentation:style-name="Blue-title" draw:layer="backgroundobjects" svg:width="14.848cm" svg:height="11.135cm" svg:x="3.075cm" svg:y="2.257cm" presentation:class="page"/>
        <draw:frame presentation:style-name="Blu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9" draw:layer="backgroundobjects" svg:width="9.112cm" svg:height="1.484cm" svg:x="0cm" svg:y="0cm" presentation:class="header">
          <draw:text-box>
            <text:p text:style-name="MP9"><text:span text:style-name="MT1"><presentation:header/></text:span></text:p>
          </draw:text-box>
        </draw:frame>
        <draw:frame presentation:style-name="Mpr7" draw:text-style-name="MP11" draw:layer="backgroundobjects" svg:width="9.112cm" svg:height="1.484cm" svg:x="11.887cm" svg:y="0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8" draw:text-style-name="MP9" draw:layer="backgroundobjects" svg:width="9.112cm" svg:height="1.484cm" svg:x="0cm" svg:y="28.215cm" presentation:class="footer">
          <draw:text-box>
            <text:p text:style-name="MP9"><text:span text:style-name="MT1"><presentation:footer/></text:span></text:p>
          </draw:text-box>
        </draw:frame>
        <draw:frame presentation:style-name="Mpr8" draw:text-style-name="MP11" draw:layer="backgroundobjects" svg:width="9.112cm" svg:height="1.484cm" svg:x="11.887cm" svg:y="28.215cm" presentation:class="page-number">
          <draw:text-box>
            <text:p text:style-name="MP11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Graham Neubig</meta:initial-creator>
    <meta:creation-date>2009-01-20T18:02:08</meta:creation-date>
    <meta:editing-duration>P8DT10H10M29S</meta:editing-duration>
    <meta:editing-cycles>619</meta:editing-cycles>
    <dc:date>2013-04-16T14:51:28</dc:date>
    <dc:creator>Graham Neubig</dc:creator>
    <meta:generator>LibreOffice/3.4$Linux LibreOffice_project/340m1$Build-402</meta:generator>
    <meta:document-statistic meta:object-count="816"/>
    <meta:user-defined meta:name="情報 1"/>
    <meta:user-defined meta:name="情報 2"/>
    <meta:user-defined meta:name="情報 3"/>
    <meta:user-defined meta:name="情報 4"/>
  </office:meta>
</office:document-meta>
</file>

<file path=Object 3/content.xml><?xml version="1.0" encoding="utf-8"?>
<math xmlns="http://www.w3.org/1998/Math/MathML">
  <semantics>
    <mrow>
      <munder>
        <mtext>argmax</mtext>
        <mrow>
          <mstyle color="red">
            <mrow>
              <mi>Y</mi>
            </mrow>
          </mstyle>
        </mrow>
      </munder>
      <mi>P</mi>
      <mrow>
        <mo stretchy="false">(</mo>
        <mrow>
          <mrow>
            <mstyle color="red">
              <mrow>
                <mi>Y</mi>
              </mrow>
            </mstyle>
            <mo stretchy="false">∣</mo>
            <mstyle color="blue">
              <mrow>
                <mi>X</mi>
              </mrow>
            </mstyle>
          </mrow>
        </mrow>
        <mo stretchy="false">)</mo>
      </mrow>
    </mrow>
    <annotation encoding="StarMath 5.0">"argmax" csub{color red Y}  P(color red Y divides color blue X)</annotation>
  </semantics>
</math>
</file>

<file path=Object 4/content.xml><?xml version="1.0" encoding="utf-8"?>
<math xmlns="http://www.w3.org/1998/Math/MathML">
  <semantics>
    <mrow>
      <mrow>
        <mstyle color="red">
          <mrow>
            <mrow>
              <mi>P</mi>
              <mrow>
                <mo stretchy="false">(</mo>
                <mrow>
                  <mi>Y</mi>
                </mrow>
                <mo stretchy="false">)</mo>
              </mrow>
            </mrow>
          </mrow>
        </mstyle>
        <mo stretchy="false">≈</mo>
        <mrow>
          <msubsup>
            <mo stretchy="false">∏</mo>
            <mrow>
              <mrow>
                <mi>i</mi>
                <mo stretchy="false">=</mo>
                <mn>1</mn>
              </mrow>
            </mrow>
            <mrow>
              <mrow>
                <mi>I</mi>
                <mo stretchy="false">+</mo>
                <mn>1</mn>
              </mrow>
            </mrow>
          </msubsup>
          <mstyle color="red">
            <mrow>
              <mrow>
                <msub>
                  <mi>P</mi>
                  <mi>T</mi>
                </msub>
                <mrow>
                  <mo stretchy="false">(</mo>
                  <mrow>
                    <mrow>
                      <msub>
                        <mi>y</mi>
                        <mi>i</mi>
                      </msub>
                      <mo stretchy="false">∣</mo>
                      <msub>
                        <mi>y</mi>
                        <mrow>
                          <mrow>
                            <mi>i</mi>
                            <mo stretchy="false">−</mo>
                            <mn>1</mn>
                          </mrow>
                        </mrow>
                      </msub>
                    </mrow>
                  </mrow>
                  <mo stretchy="false">)</mo>
                </mrow>
              </mrow>
            </mrow>
          </mstyle>
        </mrow>
      </mrow>
    </mrow>
    <annotation encoding="StarMath 5.0">color red {P(Y)} approx prod_{i=1}^{I+1} color red {P_T(y_i divides y_{i-1})}</annotation>
  </semantics>
</math>
</file>

<file path=Object 5/content.xml><?xml version="1.0" encoding="utf-8"?>
<math xmlns="http://www.w3.org/1998/Math/MathML">
  <semantics>
    <mrow>
      <mrow>
        <mstyle color="blue">
          <mrow>
            <mrow>
              <mi>P</mi>
              <mrow>
                <mo stretchy="false">(</mo>
                <mrow>
                  <mrow>
                    <mi>X</mi>
                    <mo stretchy="false">∣</mo>
                    <mi>Y</mi>
                  </mrow>
                </mrow>
                <mo stretchy="false">)</mo>
              </mrow>
            </mrow>
          </mrow>
        </mstyle>
        <mo stretchy="false">≈</mo>
        <mrow>
          <msubsup>
            <mo stretchy="false">∏</mo>
            <mn>1</mn>
            <mrow>
              <mi>I</mi>
            </mrow>
          </msubsup>
          <mstyle color="blue">
            <mrow>
              <mrow>
                <msub>
                  <mi>P</mi>
                  <mi>E</mi>
                </msub>
                <mrow>
                  <mo stretchy="false">(</mo>
                  <mrow>
                    <mrow>
                      <msub>
                        <mi>x</mi>
                        <mi>i</mi>
                      </msub>
                      <mo stretchy="false">∣</mo>
                      <msub>
                        <mi>y</mi>
                        <mi>i</mi>
                      </msub>
                    </mrow>
                  </mrow>
                  <mo stretchy="false">)</mo>
                </mrow>
              </mrow>
            </mrow>
          </mstyle>
        </mrow>
      </mrow>
    </mrow>
    <annotation encoding="StarMath 5.0">color blue {P(X divides Y)} approx prod_1^{I} color blue {P_E(x_i divides y_i)}</annotation>
  </semantics>
</math>
</file>